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onsolas" svg:font-family="Consolas"/>
    <style:font-face style:name="Droid Sans" svg:font-family="Droid Sans"/>
    <style:font-face style:name="Oswald" svg:font-family="Oswald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P2" style:family="paragraph" style:parent-style-name="Title">
      <style:paragraph-properties fo:text-align="center" fo:break-before="auto" fo:line-height="115%" style:writing-mode="lr-tb"/>
    </style:style>
    <style:style style:name="T2_1" style:family="text"/>
    <style:style style:name="P3" style:family="paragraph" style:parent-style-name="Subtitle">
      <style:paragraph-properties fo:text-align="center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text-indent="0cm" fo:line-height="115%" fo:margin-left="1.958cm" fo:margin-right="2.037cm" style:writing-mode="lr-tb"/>
      <style:text-properties fo:font-size="18pt" style:font-size-asian="18pt" style:font-size-complex="18pt"/>
    </style:style>
    <style:style style:name="P6" style:family="paragraph" style:parent-style-name="Standard">
      <style:paragraph-properties fo:break-before="auto" fo:text-indent="0cm" fo:line-height="115%" fo:margin-left="1.958cm" fo:margin-right="2.037cm" style:writing-mode="lr-tb"/>
      <style:text-properties fo:font-size="18pt" style:font-size-asian="18pt" style:font-size-complex="18pt"/>
    </style:style>
    <style:style style:name="P7" style:family="paragraph" style:parent-style-name="Standard">
      <style:paragraph-properties fo:break-before="auto" fo:text-indent="0cm" fo:line-height="115%" fo:margin-left="1.958cm" fo:margin-right="2.037cm" style:writing-mode="lr-tb"/>
      <style:text-properties fo:font-size="18pt" style:font-size-asian="18pt" style:font-size-complex="18pt"/>
    </style:style>
    <style:style style:name="P8" style:family="paragraph" style:parent-style-name="Standard">
      <style:paragraph-properties fo:break-before="auto" fo:text-indent="0cm" fo:line-height="115%" fo:margin-left="1.958cm" fo:margin-right="2.037cm" style:writing-mode="lr-tb"/>
    </style:style>
    <style:style style:name="T8_1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2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3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4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5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6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7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8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9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10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11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12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13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14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15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16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17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18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19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20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21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22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23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24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25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26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27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28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29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30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31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8_32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P9" style:family="paragraph" style:parent-style-name="Standard">
      <style:paragraph-properties fo:break-before="auto" fo:text-indent="0cm" fo:line-height="115%" fo:margin-left="1.958cm" fo:margin-right="2.037cm" style:writing-mode="lr-tb"/>
      <style:text-properties style:font-name="Droid Sans" fo:font-size="18pt" style:font-name-asian="Droid Sans" style:font-size-asian="18pt" style:font-name-complex="Droid Sans" style:font-size-complex="18pt" fo:font-weight="bold" style:font-weight-asian="bold" style:font-weight-complex="bold"/>
    </style:style>
    <style:style style:name="P10" style:family="paragraph" style:parent-style-name="Standard">
      <style:paragraph-properties fo:break-before="auto" fo:text-indent="0cm" fo:line-height="115%" fo:margin-left="1.958cm" fo:margin-right="2.037cm" style:writing-mode="lr-tb"/>
    </style:style>
    <style:style style:name="T10_1" style:family="text">
      <style:text-properties style:font-name="Droid Sans" fo:font-size="18pt" style:font-name-asian="Droid Sans" style:font-size-asian="18pt" style:font-name-complex="Droid Sans" style:font-size-complex="18pt" fo:font-weight="bold" style:font-weight-asian="bold" style:font-weight-complex="bold"/>
    </style:style>
    <style:style style:name="T10_2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3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4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5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6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7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8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9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10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11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12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13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14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15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16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17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18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19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20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21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22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23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24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25" style:family="text">
      <style:text-properties fo:font-size="18pt" style:font-size-asian="18pt" style:font-size-complex="18pt"/>
    </style:style>
    <style:style style:name="T10_26" style:family="text">
      <style:text-properties fo:font-size="18pt" style:font-size-asian="18pt" style:font-size-complex="18pt"/>
    </style:style>
    <style:style style:name="T10_27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28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29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30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31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32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33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34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35" style:family="text">
      <style:text-properties fo:font-size="18pt" style:font-size-asian="18pt" style:font-size-complex="18pt"/>
    </style:style>
    <style:style style:name="T10_36" style:family="text">
      <style:text-properties fo:font-size="18pt" style:font-size-asian="18pt" style:font-size-complex="18pt"/>
    </style:style>
    <style:style style:name="T10_37" style:family="text">
      <style:text-properties fo:font-size="18pt" style:font-size-asian="18pt" style:font-size-complex="18pt"/>
    </style:style>
    <style:style style:name="T10_38" style:family="text">
      <style:text-properties fo:font-size="18pt" style:font-size-asian="18pt" style:font-size-complex="18pt"/>
    </style:style>
    <style:style style:name="T10_39" style:family="text">
      <style:text-properties fo:font-size="18pt" style:font-size-asian="18pt" style:font-size-complex="18pt"/>
    </style:style>
    <style:style style:name="T10_40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41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42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43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44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45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46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47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48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49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50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51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52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53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54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55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56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57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0_58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P11" style:family="paragraph" style:parent-style-name="Standard">
      <style:paragraph-properties fo:break-before="auto" fo:text-indent="0cm" fo:line-height="115%" fo:margin-left="1.958cm" fo:margin-right="2.037cm" style:writing-mode="lr-tb"/>
      <style:text-properties style:font-name="Droid Sans" fo:font-size="18pt" style:font-name-asian="Droid Sans" style:font-size-asian="18pt" style:font-name-complex="Droid Sans" style:font-size-complex="18pt"/>
    </style:style>
    <style:style style:name="P12" style:family="paragraph" style:parent-style-name="Standard">
      <style:paragraph-properties fo:break-before="auto" fo:text-indent="0cm" fo:line-height="115%" fo:margin-left="1.958cm" fo:margin-right="2.037cm" style:writing-mode="lr-tb"/>
    </style:style>
    <style:style style:name="T12_1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2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3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4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5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6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7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8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9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10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11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12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13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14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15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16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17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18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19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20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21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22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23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24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25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26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27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28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29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30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31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32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33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T12_34" style:family="text">
      <style:text-properties style:font-name="Droid Sans" fo:font-size="18pt" style:font-name-asian="Droid Sans" style:font-size-asian="18pt" style:font-name-complex="Droid Sans" style:font-size-complex="18pt"/>
    </style:style>
    <style:style style:name="P13" style:family="paragraph" style:parent-style-name="Heading_20_1">
      <style:paragraph-properties fo:break-before="auto" fo:line-height="115%" style:writing-mode="lr-tb"/>
    </style:style>
    <style:style style:name="T13_1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Heading_20_2">
      <style:paragraph-properties fo:break-before="auto" fo:text-indent="0cm" fo:line-height="115%" fo:margin-left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T16_4" style:family="text">
      <style:text-properties fo:font-size="12pt" style:font-size-asian="12pt" style:font-size-complex="12pt"/>
    </style:style>
    <style:style style:name="T16_5" style:family="text">
      <style:text-properties fo:font-size="12pt" style:font-size-asian="12pt" style:font-size-complex="12pt"/>
    </style:style>
    <style:style style:name="T16_6" style:family="text">
      <style:text-properties fo:font-size="12pt" style:font-size-asian="12pt" style:font-size-complex="12pt"/>
    </style:style>
    <style:style style:name="T16_7" style:family="text">
      <style:text-properties fo:font-size="12pt" style:font-size-asian="12pt" style:font-size-complex="12pt"/>
    </style:style>
    <style:style style:name="T16_8" style:family="text">
      <style:text-properties fo:font-size="12pt" style:font-size-asian="12pt" style:font-size-complex="12pt"/>
    </style:style>
    <style:style style:name="T16_9" style:family="text">
      <style:text-properties fo:font-size="12pt" style:font-size-asian="12pt" style:font-size-complex="12pt"/>
    </style:style>
    <style:style style:name="T16_10" style:family="text">
      <style:text-properties fo:font-size="12pt" style:font-size-asian="12pt" style:font-size-complex="12pt"/>
    </style:style>
    <style:style style:name="T16_11" style:family="text">
      <style:text-properties fo:font-size="12pt" style:font-size-asian="12pt" style:font-size-complex="12pt"/>
    </style:style>
    <style:style style:name="T16_12" style:family="text">
      <style:text-properties fo:font-size="12pt" style:font-size-asian="12pt" style:font-size-complex="12pt"/>
    </style:style>
    <style:style style:name="T16_13" style:family="text">
      <style:text-properties fo:font-size="12pt" style:font-size-asian="12pt" style:font-size-complex="12pt"/>
    </style:style>
    <style:style style:name="T16_14" style:family="text">
      <style:text-properties fo:font-size="12pt" style:font-size-asian="12pt" style:font-size-complex="12pt"/>
    </style:style>
    <style:style style:name="T16_15" style:family="text">
      <style:text-properties fo:font-size="12pt" style:font-size-asian="12pt" style:font-size-complex="12pt"/>
    </style:style>
    <style:style style:name="T16_16" style:family="text">
      <style:text-properties fo:font-size="12pt" style:font-size-asian="12pt" style:font-size-complex="12pt"/>
    </style:style>
    <style:style style:name="T16_17" style:family="text">
      <style:text-properties fo:font-size="12pt" style:font-size-asian="12pt" style:font-size-complex="12pt"/>
    </style:style>
    <style:style style:name="T16_18" style:family="text">
      <style:text-properties fo:font-size="12pt" style:font-size-asian="12pt" style:font-size-complex="12pt"/>
    </style:style>
    <style:style style:name="T16_19" style:family="text">
      <style:text-properties fo:font-size="12pt" style:font-size-asian="12pt" style:font-size-complex="12pt"/>
    </style:style>
    <style:style style:name="T16_20" style:family="text">
      <style:text-properties fo:font-size="12pt" style:font-size-asian="12pt" style:font-size-complex="12pt"/>
    </style:style>
    <style:style style:name="T16_21" style:family="text">
      <style:text-properties fo:font-size="12pt" style:font-size-asian="12pt" style:font-size-complex="12pt"/>
    </style:style>
    <style:style style:name="T16_22" style:family="text">
      <style:text-properties fo:font-size="12pt" style:font-size-asian="12pt" style:font-size-complex="12pt"/>
    </style:style>
    <style:style style:name="T16_23" style:family="text">
      <style:text-properties fo:font-size="12pt" style:font-size-asian="12pt" style:font-size-complex="12pt"/>
    </style:style>
    <style:style style:name="T16_24" style:family="text">
      <style:text-properties fo:font-size="12pt" style:font-size-asian="12pt" style:font-size-complex="12pt"/>
    </style:style>
    <style:style style:name="T16_25" style:family="text">
      <style:text-properties fo:font-size="12pt" style:font-size-asian="12pt" style:font-size-complex="12pt"/>
    </style:style>
    <style:style style:name="T16_26" style:family="text">
      <style:text-properties fo:font-size="12pt" style:font-size-asian="12pt" style:font-size-complex="12pt"/>
    </style:style>
    <style:style style:name="T16_27" style:family="text">
      <style:text-properties fo:font-size="12pt" style:font-size-asian="12pt" style:font-size-complex="12pt"/>
    </style:style>
    <style:style style:name="T16_28" style:family="text">
      <style:text-properties fo:font-size="12pt" style:font-size-asian="12pt" style:font-size-complex="12pt"/>
    </style:style>
    <style:style style:name="T16_29" style:family="text">
      <style:text-properties fo:font-size="12pt" style:font-size-asian="12pt" style:font-size-complex="12pt"/>
    </style:style>
    <style:style style:name="T16_30" style:family="text">
      <style:text-properties fo:font-size="12pt" style:font-size-asian="12pt" style:font-size-complex="12pt"/>
    </style:style>
    <style:style style:name="T16_31" style:family="text">
      <style:text-properties fo:font-size="12pt" style:font-size-asian="12pt" style:font-size-complex="12pt"/>
    </style:style>
    <style:style style:name="T16_32" style:family="text">
      <style:text-properties fo:font-size="12pt" style:font-size-asian="12pt" style:font-size-complex="12pt"/>
    </style:style>
    <style:style style:name="T16_33" style:family="text">
      <style:text-properties fo:font-size="12pt" style:font-size-asian="12pt" style:font-size-complex="12pt"/>
    </style:style>
    <style:style style:name="T16_34" style:family="text">
      <style:text-properties fo:font-size="12pt" style:font-size-asian="12pt" style:font-size-complex="12pt"/>
    </style:style>
    <style:style style:name="T16_35" style:family="text">
      <style:text-properties fo:font-size="12pt" style:font-size-asian="12pt" style:font-size-complex="12pt"/>
    </style:style>
    <style:style style:name="T16_36" style:family="text">
      <style:text-properties fo:font-size="12pt" style:font-size-asian="12pt" style:font-size-complex="12pt"/>
    </style:style>
    <style:style style:name="T16_37" style:family="text">
      <style:text-properties fo:font-size="12pt" style:font-size-asian="12pt" style:font-size-complex="12pt"/>
    </style:style>
    <style:style style:name="T16_38" style:family="text">
      <style:text-properties fo:font-size="12pt" style:font-size-asian="12pt" style:font-size-complex="12pt"/>
    </style:style>
    <style:style style:name="T16_39" style:family="text">
      <style:text-properties fo:font-size="12pt" style:font-size-asian="12pt" style:font-size-complex="12pt"/>
    </style:style>
    <style:style style:name="T16_40" style:family="text">
      <style:text-properties fo:font-size="12pt" style:font-size-asian="12pt" style:font-size-complex="12pt"/>
    </style:style>
    <style:style style:name="T16_41" style:family="text">
      <style:text-properties fo:font-size="12pt" style:font-size-asian="12pt" style:font-size-complex="12pt"/>
    </style:style>
    <style:style style:name="T16_42" style:family="text">
      <style:text-properties fo:font-size="12pt" style:font-size-asian="12pt" style:font-size-complex="12pt"/>
    </style:style>
    <style:style style:name="T16_43" style:family="text">
      <style:text-properties fo:font-size="12pt" style:font-size-asian="12pt" style:font-size-complex="12pt"/>
    </style:style>
    <style:style style:name="T16_44" style:family="text">
      <style:text-properties fo:font-size="12pt" style:font-size-asian="12pt" style:font-size-complex="12pt"/>
    </style:style>
    <style:style style:name="T16_45" style:family="text">
      <style:text-properties fo:font-size="12pt" style:font-size-asian="12pt" style:font-size-complex="12pt"/>
    </style:style>
    <style:style style:name="T16_46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P39" style:family="paragraph" style:parent-style-name="Standard">
      <style:paragraph-properties fo:break-before="auto" fo:line-height="115%" fo:margin-top="0cm" fo:margin-bottom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Heading_20_2">
      <style:paragraph-properties fo:break-before="auto" fo:text-indent="0cm" fo:line-height="115%" fo:margin-left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P42" style:family="paragraph" style:parent-style-name="Standard">
      <style:paragraph-properties fo:break-before="auto" fo:text-indent="0cm" fo:line-height="115%" fo:margin-left="0cm" style:writing-mode="lr-tb"/>
    </style:style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P52" style:family="paragraph" style:parent-style-name="Standard">
      <style:paragraph-properties fo:break-before="auto" fo:line-height="115%" fo:margin-top="0cm" fo:margin-bottom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P53" style:family="paragraph" style:parent-style-name="Standard">
      <style:paragraph-properties fo:break-before="auto" fo:text-indent="0cm" fo:line-height="115%" fo:margin-left="0cm" style:writing-mode="lr-tb"/>
    </style:style>
    <style:style style:name="P54" style:family="paragraph" style:parent-style-name="Heading_20_2">
      <style:paragraph-properties fo:break-before="auto" fo:text-indent="0cm" fo:line-height="115%" fo:margin-left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size="12pt" style:font-size-asian="12pt" style:font-size-complex="12pt"/>
    </style:style>
    <style:style style:name="T55_2" style:family="text">
      <style:text-properties fo:font-size="12pt" style:font-size-asian="12pt" style:font-size-complex="12pt"/>
    </style:style>
    <style:style style:name="T55_3" style:family="text">
      <style:text-properties fo:font-size="12pt" style:font-size-asian="12pt" style:font-size-complex="12pt"/>
    </style:style>
    <style:style style:name="T55_4" style:family="text">
      <style:text-properties fo:font-size="12pt" style:font-size-asian="12pt" style:font-size-complex="12pt"/>
    </style:style>
    <style:style style:name="T55_5" style:family="text">
      <style:text-properties fo:font-size="12pt" style:font-size-asian="12pt" style:font-size-complex="12pt"/>
    </style:style>
    <style:style style:name="T55_6" style:family="text">
      <style:text-properties fo:font-size="12pt" style:font-size-asian="12pt" style:font-size-complex="12pt"/>
    </style:style>
    <style:style style:name="T55_7" style:family="text">
      <style:text-properties fo:font-size="12pt" style:font-size-asian="12pt" style:font-size-complex="12pt"/>
    </style:style>
    <style:style style:name="T55_8" style:family="text">
      <style:text-properties fo:font-size="12pt" style:font-size-asian="12pt" style:font-size-complex="12pt"/>
    </style:style>
    <style:style style:name="T55_9" style:family="text">
      <style:text-properties fo:font-size="12pt" style:font-size-asian="12pt" style:font-size-complex="12pt"/>
    </style:style>
    <style:style style:name="T55_10" style:family="text">
      <style:text-properties fo:font-size="12pt" style:font-size-asian="12pt" style:font-size-complex="12pt"/>
    </style:style>
    <style:style style:name="T55_11" style:family="text">
      <style:text-properties fo:font-size="12pt" style:font-size-asian="12pt" style:font-size-complex="12pt"/>
    </style:style>
    <style:style style:name="T55_12" style:family="text">
      <style:text-properties fo:font-size="12pt" style:font-size-asian="12pt" style:font-size-complex="12pt"/>
    </style:style>
    <style:style style:name="T55_13" style:family="text">
      <style:text-properties fo:font-size="12pt" style:font-size-asian="12pt" style:font-size-complex="12pt"/>
    </style:style>
    <style:style style:name="T55_14" style:family="text">
      <style:text-properties fo:font-size="12pt" style:font-size-asian="12pt" style:font-size-complex="12pt"/>
    </style:style>
    <style:style style:name="T55_15" style:family="text">
      <style:text-properties fo:font-size="12pt" style:font-size-asian="12pt" style:font-size-complex="12pt"/>
    </style:style>
    <style:style style:name="T55_16" style:family="text">
      <style:text-properties fo:font-size="12pt" style:font-size-asian="12pt" style:font-size-complex="12pt"/>
    </style:style>
    <style:style style:name="T55_17" style:family="text">
      <style:text-properties fo:font-size="12pt" style:font-size-asian="12pt" style:font-size-complex="12pt"/>
    </style:style>
    <style:style style:name="T55_18" style:family="text">
      <style:text-properties fo:font-size="12pt" style:font-size-asian="12pt" style:font-size-complex="12pt"/>
    </style:style>
    <style:style style:name="T55_19" style:family="text">
      <style:text-properties fo:font-size="12pt" style:font-size-asian="12pt" style:font-size-complex="12pt"/>
    </style:style>
    <style:style style:name="T55_20" style:family="text">
      <style:text-properties fo:font-size="12pt" style:font-size-asian="12pt" style:font-size-complex="12pt"/>
    </style:style>
    <style:style style:name="T55_21" style:family="text"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text-indent="0cm" fo:line-height="115%" fo:margin-left="0cm" style:writing-mode="lr-tb"/>
    </style:style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T65_69" style:family="text"/>
    <style:style style:name="T65_70" style:family="text"/>
    <style:style style:name="T65_71" style:family="text"/>
    <style:style style:name="T65_72" style:family="text"/>
    <style:style style:name="T65_73" style:family="text"/>
    <style:style style:name="T65_74" style:family="text"/>
    <style:style style:name="T65_75" style:family="text"/>
    <style:style style:name="T65_76" style:family="text"/>
    <style:style style:name="T65_77" style:family="text"/>
    <style:style style:name="T65_78" style:family="text"/>
    <style:style style:name="T65_79" style:family="text"/>
    <style:style style:name="T65_80" style:family="text"/>
    <style:style style:name="T65_81" style:family="text"/>
    <style:style style:name="T65_82" style:family="text"/>
    <style:style style:name="T65_83" style:family="text"/>
    <style:style style:name="T65_84" style:family="text"/>
    <style:style style:name="T65_85" style:family="text"/>
    <style:style style:name="T65_86" style:family="text"/>
    <style:style style:name="P66" style:family="paragraph" style:parent-style-name="Standard">
      <style:paragraph-properties fo:text-align="left" fo:break-before="auto" fo:text-indent="0cm" fo:line-height="115%" fo:margin-top="0cm" fo:margin-bottom="0cm" fo:margin-left="0cm" fo:margin-right="0.053cm" fo:orphans="2" fo:widows="2" style:writing-mode="lr-tb"/>
    </style:style>
    <style:style style:name="P67" style:family="paragraph" style:parent-style-name="Heading_20_2">
      <style:paragraph-properties fo:break-before="auto" fo:text-indent="0cm" fo:line-height="115%" fo:margin-left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>
      <style:text-properties fo:background-color="#b45f06" fo:color="#ffffff" style:font-name="Consolas" fo:font-size="10pt" style:font-name-asian="Consolas" style:font-size-asian="10pt" style:font-name-complex="Consolas" style:font-size-complex="10pt"/>
    </style:style>
    <style:style style:name="T73_2" style:family="text">
      <style:text-properties fo:background-color="#b45f06" fo:color="#ffffff" style:font-name="Consolas" fo:font-size="10pt" style:font-name-asian="Consolas" style:font-size-asian="10pt" style:font-name-complex="Consolas" style:font-size-complex="10pt"/>
    </style:style>
    <style:style style:name="T73_3" style:family="text">
      <style:text-properties fo:background-color="#b45f06" fo:color="#ffffff" style:font-name="Consolas" fo:font-size="10pt" style:font-name-asian="Consolas" style:font-size-asian="10pt" style:font-name-complex="Consolas" style:font-size-complex="10pt"/>
    </style:style>
    <style:style style:name="T73_4" style:family="text">
      <style:text-properties fo:background-color="#b45f06" fo:color="#ffffff" style:font-name="Consolas" fo:font-size="10pt" style:font-name-asian="Consolas" style:font-size-asian="10pt" style:font-name-complex="Consolas" style:font-size-complex="10pt"/>
    </style:style>
    <style:style style:name="T73_5" style:family="text">
      <style:text-properties fo:background-color="#b45f06" fo:color="#ffffff" style:font-name="Consolas" fo:font-size="10pt" style:font-name-asian="Consolas" style:font-size-asian="10pt" style:font-name-complex="Consolas" style:font-size-complex="10pt"/>
    </style:style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P79" style:family="paragraph" style:parent-style-name="Standard">
      <style:paragraph-properties fo:break-before="auto" fo:line-height="115%" fo:margin-top="0cm" fo:margin-bottom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P80" style:family="paragraph" style:parent-style-name="Standard">
      <style:paragraph-properties fo:break-before="auto" fo:text-indent="0cm" fo:line-height="115%" fo:margin-left="0cm" style:writing-mode="lr-tb"/>
    </style:style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P85" style:family="paragraph" style:parent-style-name="Standard">
      <style:paragraph-properties fo:break-before="auto" fo:line-height="115%" fo:margin-top="0cm" fo:margin-bottom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P86" style:family="paragraph" style:parent-style-name="Standard">
      <style:paragraph-properties fo:break-before="auto" fo:text-indent="0cm" fo:line-height="115%" fo:margin-left="0cm" style:writing-mode="lr-tb"/>
    </style:style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T88_47" style:family="text"/>
    <style:style style:name="T88_48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P99" style:family="paragraph" style:parent-style-name="Standard">
      <style:paragraph-properties fo:break-before="auto" fo:line-height="115%" fo:margin-top="0cm" fo:margin-bottom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P100" style:family="paragraph" style:parent-style-name="Standard">
      <style:paragraph-properties fo:break-before="auto" fo:text-indent="0cm" fo:line-height="115%" fo:margin-left="0cm" style:writing-mode="lr-tb"/>
    </style:style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/>
    <style:style style:name="T102_2" style:family="text"/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P106" style:family="paragraph" style:parent-style-name="Standard">
      <style:paragraph-properties fo:break-before="auto" fo:line-height="115%" fo:margin-top="0cm" fo:margin-bottom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P107" style:family="paragraph" style:parent-style-name="Standard">
      <style:paragraph-properties fo:break-before="auto" fo:text-indent="0cm" fo:line-height="115%" fo:margin-left="0cm" style:writing-mode="lr-tb"/>
    </style:style>
    <style:style style:name="P108" style:family="paragraph" style:parent-style-name="Heading_20_2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P109" style:family="paragraph" style:parent-style-name="Standard">
      <style:paragraph-properties fo:break-before="auto" fo:text-indent="0cm" fo:line-height="115%" fo:margin-left="-0.053cm" style:writing-mode="lr-tb"/>
    </style:style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P119" style:family="paragraph" style:parent-style-name="Standard">
      <style:paragraph-properties fo:break-before="auto" fo:line-height="115%" fo:margin-top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P120" style:family="paragraph" style:parent-style-name="Standard">
      <style:paragraph-properties fo:break-before="auto" fo:line-height="115%" fo:margin-top="0cm" fo:margin-bottom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P121" style:family="paragraph" style:parent-style-name="Standard">
      <style:paragraph-properties fo:break-before="auto" fo:text-indent="0cm" fo:line-height="115%" fo:margin-left="0cm" style:writing-mode="lr-tb"/>
    </style:style>
    <style:style style:name="P122" style:family="paragraph" style:parent-style-name="Standard">
      <style:paragraph-properties fo:break-before="auto" fo:line-height="115%" fo:margin-top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P123" style:family="paragraph" style:parent-style-name="Standard">
      <style:paragraph-properties fo:break-before="auto" fo:line-height="115%" fo:margin-top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P124" style:family="paragraph" style:parent-style-name="Standard">
      <style:paragraph-properties fo:break-before="auto" fo:line-height="115%" fo:margin-top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P125" style:family="paragraph" style:parent-style-name="Standard">
      <style:paragraph-properties fo:break-before="auto" fo:line-height="115%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P127" style:family="paragraph" style:parent-style-name="Standard">
      <style:paragraph-properties fo:break-before="auto" fo:line-height="115%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P128" style:family="paragraph" style:parent-style-name="Standard">
      <style:paragraph-properties fo:break-before="auto" fo:line-height="115%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P129" style:family="paragraph" style:parent-style-name="Standard">
      <style:paragraph-properties fo:break-before="auto" fo:line-height="115%" fo:margin-top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P130" style:family="paragraph" style:parent-style-name="Standard">
      <style:paragraph-properties fo:break-before="auto" fo:line-height="115%" fo:margin-top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P131" style:family="paragraph" style:parent-style-name="Standard">
      <style:paragraph-properties fo:break-before="auto" fo:line-height="115%" fo:margin-top="0cm" fo:margin-bottom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P132" style:family="paragraph" style:parent-style-name="Standard">
      <style:paragraph-properties fo:break-before="auto" fo:text-indent="0cm" fo:line-height="115%" fo:margin-left="0cm" style:writing-mode="lr-tb"/>
    </style:style>
    <style:style style:name="P133" style:family="paragraph" style:parent-style-name="Heading_20_2">
      <style:paragraph-properties fo:break-before="auto" fo:text-indent="0cm" fo:line-height="115%" fo:margin-left="0cm" style:writing-mode="lr-tb"/>
    </style:style>
    <style:style style:name="T133_1" style:family="text"/>
    <style:style style:name="T133_2" style:family="text"/>
    <style:style style:name="T133_3" style:family="text"/>
    <style:style style:name="P134" style:family="paragraph" style:parent-style-name="Standard">
      <style:paragraph-properties fo:break-before="auto" fo:text-indent="0cm" fo:line-height="115%" fo:margin-left="0cm" style:writing-mode="lr-tb"/>
    </style:style>
    <style:style style:name="P135" style:family="paragraph" style:parent-style-name="Standard">
      <style:paragraph-properties fo:break-before="auto" fo:line-height="115%" fo:margin-top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P136" style:family="paragraph" style:parent-style-name="Standard">
      <style:paragraph-properties fo:break-before="auto" fo:line-height="115%" fo:margin-top="0cm" style:writing-mode="lr-tb"/>
    </style:style>
    <style:style style:name="T136_1" style:family="text"/>
    <style:style style:name="P137" style:family="paragraph" style:parent-style-name="Standard">
      <style:paragraph-properties fo:break-before="auto" fo:line-height="115%" fo:margin-top="0cm" style:writing-mode="lr-tb"/>
    </style:style>
    <style:style style:name="T137_1" style:family="text"/>
    <style:style style:name="P138" style:family="paragraph" style:parent-style-name="Standard">
      <style:paragraph-properties fo:break-before="auto" fo:line-height="115%" fo:margin-top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P139" style:family="paragraph" style:parent-style-name="Standard">
      <style:paragraph-properties fo:break-before="auto" fo:line-height="115%" fo:margin-top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P140" style:family="paragraph" style:parent-style-name="Standard">
      <style:paragraph-properties fo:break-before="auto" fo:line-height="115%" fo:margin-top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>
      <style:text-properties fo:font-style="italic" style:font-style-asian="italic" style:font-style-complex="italic"/>
    </style:style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T140_31" style:family="text"/>
    <style:style style:name="T140_32" style:family="text"/>
    <style:style style:name="P141" style:family="paragraph" style:parent-style-name="Standard">
      <style:paragraph-properties fo:break-before="auto" fo:line-height="115%" fo:margin-top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P142" style:family="paragraph" style:parent-style-name="Standard">
      <style:paragraph-properties fo:break-before="auto" fo:line-height="115%" fo:margin-top="0cm" style:writing-mode="lr-tb"/>
    </style:style>
    <style:style style:name="T142_1" style:family="text"/>
    <style:style style:name="T142_2" style:family="text"/>
    <style:style style:name="P143" style:family="paragraph" style:parent-style-name="Standard">
      <style:paragraph-properties fo:break-before="auto" fo:line-height="115%" fo:margin-top="0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P144" style:family="paragraph" style:parent-style-name="Standard">
      <style:paragraph-properties fo:break-before="auto" fo:line-height="115%" fo:margin-top="0cm" style:writing-mode="lr-tb"/>
    </style:style>
    <style:style style:name="T144_1" style:family="text"/>
    <style:style style:name="T144_2" style:family="text"/>
    <style:style style:name="P145" style:family="paragraph" style:parent-style-name="Standard">
      <style:paragraph-properties fo:break-before="auto" fo:line-height="115%" fo:margin-top="0cm" style:writing-mode="lr-tb"/>
    </style:style>
    <style:style style:name="T145_1" style:family="text"/>
    <style:style style:name="T145_2" style:family="text"/>
    <style:style style:name="P146" style:family="paragraph" style:parent-style-name="Standard">
      <style:paragraph-properties fo:break-before="auto" fo:line-height="115%" fo:margin-top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P147" style:family="paragraph" style:parent-style-name="Standard">
      <style:paragraph-properties fo:break-before="auto" fo:line-height="115%" fo:margin-top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P148" style:family="paragraph" style:parent-style-name="Standard">
      <style:paragraph-properties fo:break-before="auto" fo:line-height="115%" fo:margin-top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P149" style:family="paragraph" style:parent-style-name="Standard">
      <style:paragraph-properties fo:break-before="auto" fo:line-height="115%" fo:margin-top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P150" style:family="paragraph" style:parent-style-name="Standard">
      <style:paragraph-properties fo:break-before="auto" fo:line-height="115%" fo:margin-top="0cm" style:writing-mode="lr-tb"/>
    </style:style>
    <style:style style:name="T150_1" style:family="text"/>
    <style:style style:name="T150_2" style:family="text"/>
    <style:style style:name="P151" style:family="paragraph" style:parent-style-name="Standard">
      <style:paragraph-properties fo:break-before="auto" fo:line-height="115%" fo:margin-top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P152" style:family="paragraph" style:parent-style-name="Standard">
      <style:paragraph-properties fo:break-before="auto" fo:line-height="115%" fo:margin-top="0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P153" style:family="paragraph" style:parent-style-name="Standard">
      <style:paragraph-properties fo:break-before="auto" fo:line-height="115%" fo:margin-top="0cm" fo:margin-bottom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P154" style:family="paragraph" style:parent-style-name="Standard">
      <style:paragraph-properties fo:break-before="auto" fo:text-indent="0cm" fo:line-height="115%" fo:margin-left="0cm" style:writing-mode="lr-tb"/>
    </style:style>
    <style:style style:name="P155" style:family="paragraph" style:parent-style-name="Standard">
      <style:paragraph-properties fo:break-before="auto" fo:line-height="115%" fo:margin-top="0cm" style:writing-mode="lr-tb"/>
    </style:style>
    <style:style style:name="T155_1" style:family="text"/>
    <style:style style:name="T155_2" style:family="text"/>
    <style:style style:name="T155_3" style:family="text"/>
    <style:style style:name="P156" style:family="paragraph" style:parent-style-name="Standard">
      <style:paragraph-properties fo:break-before="auto" fo:line-height="115%" fo:margin-top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P157" style:family="paragraph" style:parent-style-name="Standard">
      <style:paragraph-properties fo:break-before="auto" fo:line-height="115%" fo:margin-top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P158" style:family="paragraph" style:parent-style-name="Standard">
      <style:paragraph-properties fo:break-before="auto" fo:line-height="115%" fo:margin-top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P159" style:family="paragraph" style:parent-style-name="Standard">
      <style:paragraph-properties fo:break-before="auto" fo:line-height="115%" fo:margin-top="0cm" fo:margin-bottom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P160" style:family="paragraph" style:parent-style-name="Standard">
      <style:paragraph-properties fo:break-before="auto" fo:text-indent="0cm" fo:line-height="115%" fo:margin-left="0cm" style:writing-mode="lr-tb"/>
    </style:style>
    <style:style style:name="P161" style:family="paragraph" style:parent-style-name="Standard">
      <style:paragraph-properties fo:break-before="auto" fo:line-height="115%" fo:margin-top="0cm" fo:margin-bottom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P162" style:family="paragraph" style:parent-style-name="Standard">
      <style:paragraph-properties fo:break-before="auto" fo:text-indent="0cm" fo:line-height="115%" fo:margin-left="0cm" style:writing-mode="lr-tb"/>
    </style:style>
    <style:style style:name="P163" style:family="paragraph" style:parent-style-name="Standard">
      <style:paragraph-properties fo:break-before="auto" fo:line-height="115%" fo:margin-top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P164" style:family="paragraph" style:parent-style-name="Standard">
      <style:paragraph-properties fo:break-before="auto" fo:line-height="115%" fo:margin-top="0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P165" style:family="paragraph" style:parent-style-name="Standard">
      <style:paragraph-properties fo:break-before="auto" fo:line-height="115%" fo:margin-top="0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P166" style:family="paragraph" style:parent-style-name="Standard">
      <style:paragraph-properties fo:break-before="auto" fo:line-height="115%" fo:margin-top="0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P167" style:family="paragraph" style:parent-style-name="Standard">
      <style:paragraph-properties fo:break-before="auto" fo:line-height="115%" fo:margin-top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P168" style:family="paragraph" style:parent-style-name="Standard">
      <style:paragraph-properties fo:break-before="auto" fo:line-height="115%" fo:margin-top="0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P169" style:family="paragraph" style:parent-style-name="Standard">
      <style:paragraph-properties fo:break-before="auto" fo:line-height="115%" fo:margin-top="0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T169_29" style:family="text"/>
    <style:style style:name="T169_30" style:family="text"/>
    <style:style style:name="T169_31" style:family="text"/>
    <style:style style:name="T169_32" style:family="text"/>
    <style:style style:name="T169_33" style:family="text"/>
    <style:style style:name="T169_34" style:family="text"/>
    <style:style style:name="T169_35" style:family="text"/>
    <style:style style:name="T169_36" style:family="text"/>
    <style:style style:name="P170" style:family="paragraph" style:parent-style-name="Standard">
      <style:paragraph-properties fo:break-before="auto" fo:line-height="115%" fo:margin-top="0cm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P171" style:family="paragraph" style:parent-style-name="Standard">
      <style:paragraph-properties fo:break-before="auto" fo:line-height="115%" fo:margin-top="0cm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P172" style:family="paragraph" style:parent-style-name="Standard">
      <style:paragraph-properties fo:break-before="auto" fo:line-height="115%" fo:margin-top="0cm" fo:margin-bottom="0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P173" style:family="paragraph" style:parent-style-name="Standard">
      <style:paragraph-properties fo:break-before="auto" fo:text-indent="0cm" fo:line-height="115%" fo:margin-left="0cm" style:writing-mode="lr-tb"/>
    </style:style>
    <style:style style:name="P174" style:family="paragraph" style:parent-style-name="Standard">
      <style:paragraph-properties fo:break-before="auto" fo:line-height="115%" fo:margin-top="0cm" style:writing-mode="lr-tb"/>
    </style:style>
    <style:style style:name="T174_1" style:family="text"/>
    <style:style style:name="P175" style:family="paragraph" style:parent-style-name="Standard">
      <style:paragraph-properties fo:break-before="auto" fo:line-height="115%" fo:margin-top="0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P176" style:family="paragraph" style:parent-style-name="Standard">
      <style:paragraph-properties fo:break-before="auto" fo:line-height="115%" fo:margin-top="0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>
      <style:text-properties fo:font-style="italic" style:font-style-asian="italic" style:font-style-complex="italic"/>
    </style:style>
    <style:style style:name="T176_16" style:family="text"/>
    <style:style style:name="P177" style:family="paragraph" style:parent-style-name="Standard">
      <style:paragraph-properties fo:break-before="auto" fo:line-height="115%" fo:margin-top="0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>
      <style:text-properties fo:font-style="italic" style:font-style-asian="italic" style:font-style-complex="italic"/>
    </style:style>
    <style:style style:name="T177_10" style:family="text"/>
    <style:style style:name="P178" style:family="paragraph" style:parent-style-name="Standard">
      <style:paragraph-properties fo:break-before="auto" fo:line-height="115%" fo:margin-top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T178_39" style:family="text"/>
    <style:style style:name="T178_40" style:family="text"/>
    <style:style style:name="P179" style:family="paragraph" style:parent-style-name="Standard">
      <style:paragraph-properties fo:break-before="auto" fo:line-height="115%" fo:margin-top="0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P180" style:family="paragraph" style:parent-style-name="Standard">
      <style:paragraph-properties fo:break-before="auto" fo:line-height="115%" fo:margin-top="0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T180_25" style:family="text"/>
    <style:style style:name="T180_26" style:family="text"/>
    <style:style style:name="T180_27" style:family="text"/>
    <style:style style:name="T180_28" style:family="text"/>
    <style:style style:name="T180_29" style:family="text"/>
    <style:style style:name="T180_30" style:family="text"/>
    <style:style style:name="T180_31" style:family="text"/>
    <style:style style:name="T180_32" style:family="text"/>
    <style:style style:name="P181" style:family="paragraph" style:parent-style-name="Standard">
      <style:paragraph-properties fo:break-before="auto" fo:line-height="115%" fo:margin-top="0cm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T181_29" style:family="text"/>
    <style:style style:name="T181_30" style:family="text"/>
    <style:style style:name="T181_31" style:family="text"/>
    <style:style style:name="T181_32" style:family="text"/>
    <style:style style:name="P182" style:family="paragraph" style:parent-style-name="Standard">
      <style:paragraph-properties fo:break-before="auto" fo:line-height="115%" fo:margin-top="0cm" fo:margin-bottom="0cm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>
      <style:text-properties fo:font-style="italic" style:font-style-asian="italic" style:font-style-complex="italic"/>
    </style:style>
    <style:style style:name="T182_14" style:family="text"/>
    <style:style style:name="P183" style:family="paragraph" style:parent-style-name="Standard">
      <style:paragraph-properties fo:break-before="auto" fo:text-indent="0cm" fo:line-height="115%" fo:margin-left="0cm" style:writing-mode="lr-tb"/>
    </style:style>
    <style:style style:name="P184" style:family="paragraph" style:parent-style-name="Standard">
      <style:paragraph-properties fo:break-before="auto" fo:line-height="115%" fo:margin-top="0cm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>
      <style:text-properties fo:font-style="italic" style:font-style-asian="italic" style:font-style-complex="italic"/>
    </style:style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P185" style:family="paragraph" style:parent-style-name="Standard">
      <style:paragraph-properties fo:break-before="auto" fo:line-height="115%" fo:margin-top="0cm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P186" style:family="paragraph" style:parent-style-name="Standard">
      <style:paragraph-properties fo:break-before="auto" fo:line-height="115%" fo:margin-top="0cm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P187" style:family="paragraph" style:parent-style-name="Standard">
      <style:paragraph-properties fo:break-before="auto" fo:line-height="115%" fo:margin-top="0cm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P188" style:family="paragraph" style:parent-style-name="Standard">
      <style:paragraph-properties fo:break-before="auto" fo:line-height="115%" fo:margin-top="0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P189" style:family="paragraph" style:parent-style-name="Standard">
      <style:paragraph-properties fo:break-before="auto" fo:line-height="115%" fo:margin-top="0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P190" style:family="paragraph" style:parent-style-name="Standard">
      <style:paragraph-properties fo:break-before="auto" fo:line-height="115%" fo:margin-top="0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P191" style:family="paragraph" style:parent-style-name="Standard">
      <style:paragraph-properties fo:break-before="auto" fo:line-height="115%" fo:margin-top="0cm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T191_23" style:family="text"/>
    <style:style style:name="T191_24" style:family="text"/>
    <style:style style:name="T191_25" style:family="text"/>
    <style:style style:name="T191_26" style:family="text"/>
    <style:style style:name="T191_27" style:family="text"/>
    <style:style style:name="T191_28" style:family="text"/>
    <style:style style:name="T191_29" style:family="text"/>
    <style:style style:name="T191_30" style:family="text"/>
    <style:style style:name="T191_31" style:family="text"/>
    <style:style style:name="T191_32" style:family="text"/>
    <style:style style:name="T191_33" style:family="text"/>
    <style:style style:name="T191_34" style:family="text"/>
    <style:style style:name="P192" style:family="paragraph" style:parent-style-name="Standard">
      <style:paragraph-properties fo:break-before="auto" fo:line-height="115%" fo:margin-top="0cm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T192_22" style:family="text"/>
    <style:style style:name="P193" style:family="paragraph" style:parent-style-name="Standard">
      <style:paragraph-properties fo:break-before="auto" fo:line-height="115%" fo:margin-top="0cm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T193_26" style:family="text"/>
    <style:style style:name="T193_27" style:family="text"/>
    <style:style style:name="P194" style:family="paragraph" style:parent-style-name="Standard">
      <style:paragraph-properties fo:break-before="auto" fo:line-height="115%" fo:margin-top="0cm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P195" style:family="paragraph" style:parent-style-name="Standard">
      <style:paragraph-properties fo:break-before="auto" fo:line-height="115%" fo:margin-top="0cm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T195_20" style:family="text"/>
    <style:style style:name="T195_21" style:family="text"/>
    <style:style style:name="T195_22" style:family="text"/>
    <style:style style:name="T195_23" style:family="text"/>
    <style:style style:name="T195_24" style:family="text"/>
    <style:style style:name="T195_25" style:family="text"/>
    <style:style style:name="T195_26" style:family="text"/>
    <style:style style:name="T195_27" style:family="text"/>
    <style:style style:name="T195_28" style:family="text"/>
    <style:style style:name="T195_29" style:family="text"/>
    <style:style style:name="T195_30" style:family="text"/>
    <style:style style:name="T195_31" style:family="text"/>
    <style:style style:name="T195_32" style:family="text"/>
    <style:style style:name="T195_33" style:family="text"/>
    <style:style style:name="T195_34" style:family="text"/>
    <style:style style:name="T195_35" style:family="text"/>
    <style:style style:name="T195_36" style:family="text"/>
    <style:style style:name="T195_37" style:family="text"/>
    <style:style style:name="T195_38" style:family="text"/>
    <style:style style:name="T195_39" style:family="text"/>
    <style:style style:name="T195_40" style:family="text"/>
    <style:style style:name="T195_41" style:family="text"/>
    <style:style style:name="T195_42" style:family="text"/>
    <style:style style:name="P196" style:family="paragraph" style:parent-style-name="Standard">
      <style:paragraph-properties fo:break-before="auto" fo:line-height="115%" fo:margin-top="0cm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P197" style:family="paragraph" style:parent-style-name="Standard">
      <style:paragraph-properties fo:break-before="auto" fo:line-height="115%" fo:margin-top="0cm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P198" style:family="paragraph" style:parent-style-name="Standard">
      <style:paragraph-properties fo:break-before="auto" fo:line-height="115%" fo:margin-top="0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P199" style:family="paragraph" style:parent-style-name="Standard">
      <style:paragraph-properties fo:break-before="auto" fo:line-height="115%" fo:margin-top="0cm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P200" style:family="paragraph" style:parent-style-name="Standard">
      <style:paragraph-properties fo:break-before="auto" fo:line-height="115%" fo:margin-top="0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P201" style:family="paragraph" style:parent-style-name="Standard">
      <style:paragraph-properties fo:break-before="auto" fo:line-height="115%" fo:margin-top="0cm" fo:margin-bottom="0cm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P202" style:family="paragraph" style:parent-style-name="Standard">
      <style:paragraph-properties fo:break-before="auto" fo:text-indent="0cm" fo:line-height="115%" fo:margin-left="0cm" style:writing-mode="lr-tb"/>
    </style:style>
    <style:style style:name="P203" style:family="paragraph" style:parent-style-name="Standard">
      <style:paragraph-properties fo:break-before="auto" fo:line-height="115%" fo:margin-top="0cm" style:writing-mode="lr-tb"/>
    </style:style>
    <style:style style:name="T203_1" style:family="text"/>
    <style:style style:name="P204" style:family="paragraph" style:parent-style-name="Standard">
      <style:paragraph-properties fo:break-before="auto" fo:line-height="115%" fo:margin-top="0cm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P205" style:family="paragraph" style:parent-style-name="Standard">
      <style:paragraph-properties fo:break-before="auto" fo:line-height="115%" fo:margin-top="0cm" fo:margin-bottom="0cm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P206" style:family="paragraph" style:parent-style-name="Standard">
      <style:paragraph-properties fo:break-before="auto" fo:text-indent="0cm" fo:line-height="115%" fo:margin-left="0cm" style:writing-mode="lr-tb"/>
    </style:style>
    <style:style style:name="P207" style:family="paragraph" style:parent-style-name="Standard">
      <style:paragraph-properties fo:break-before="auto" fo:line-height="115%" fo:margin-top="0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P208" style:family="paragraph" style:parent-style-name="Standard">
      <style:paragraph-properties fo:break-before="auto" fo:line-height="115%" fo:margin-top="0cm" style:writing-mode="lr-tb"/>
    </style:style>
    <style:style style:name="T208_1" style:family="text"/>
    <style:style style:name="P209" style:family="paragraph" style:parent-style-name="Standard">
      <style:paragraph-properties fo:break-before="auto" fo:line-height="115%" fo:margin-top="0cm" style:writing-mode="lr-tb"/>
    </style:style>
    <style:style style:name="T209_1" style:family="text"/>
    <style:style style:name="P210" style:family="paragraph" style:parent-style-name="Standard">
      <style:paragraph-properties fo:break-before="auto" fo:line-height="115%" fo:margin-top="0cm" fo:margin-bottom="0cm" style:writing-mode="lr-tb"/>
    </style:style>
    <style:style style:name="T210_1" style:family="text"/>
    <style:style style:name="P211" style:family="paragraph" style:parent-style-name="Standard">
      <style:paragraph-properties fo:break-before="auto" fo:text-indent="0cm" fo:line-height="115%" fo:margin-left="0cm" style:writing-mode="lr-tb"/>
    </style:style>
    <style:style style:name="P212" style:family="paragraph" style:parent-style-name="Standard">
      <style:paragraph-properties fo:break-before="auto" fo:line-height="115%" fo:margin-top="0cm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P213" style:family="paragraph" style:parent-style-name="Standard">
      <style:paragraph-properties fo:break-before="auto" fo:line-height="115%" fo:margin-top="0cm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T213_31" style:family="text"/>
    <style:style style:name="T213_32" style:family="text"/>
    <style:style style:name="T213_33" style:family="text"/>
    <style:style style:name="T213_34" style:family="text"/>
    <style:style style:name="T213_35" style:family="text"/>
    <style:style style:name="T213_36" style:family="text"/>
    <style:style style:name="T213_37" style:family="text"/>
    <style:style style:name="T213_38" style:family="text"/>
    <style:style style:name="T213_39" style:family="text">
      <style:text-properties fo:background-color="#cc4125" fo:color="#ffffff"/>
    </style:style>
    <style:style style:name="T213_40" style:family="text">
      <style:text-properties fo:background-color="#cc4125" fo:color="#ffffff"/>
    </style:style>
    <style:style style:name="T213_41" style:family="text">
      <style:text-properties fo:background-color="#cc4125" fo:color="#ffffff"/>
    </style:style>
    <style:style style:name="T213_42" style:family="text">
      <style:text-properties fo:background-color="#cc4125" fo:color="#ffffff"/>
    </style:style>
    <style:style style:name="T213_43" style:family="text">
      <style:text-properties fo:background-color="#cc4125" fo:color="#ffffff"/>
    </style:style>
    <style:style style:name="T213_44" style:family="text">
      <style:text-properties fo:background-color="#cc4125" fo:color="#ffffff"/>
    </style:style>
    <style:style style:name="T213_45" style:family="text">
      <style:text-properties fo:background-color="#cc4125" fo:color="#ffffff"/>
    </style:style>
    <style:style style:name="T213_46" style:family="text"/>
    <style:style style:name="P214" style:family="paragraph" style:parent-style-name="Standard">
      <style:paragraph-properties fo:break-before="auto" fo:line-height="115%" fo:margin-top="0cm" fo:margin-bottom="0cm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P215" style:family="paragraph" style:parent-style-name="Standard">
      <style:paragraph-properties fo:break-before="auto" fo:text-indent="0cm" fo:line-height="115%" fo:margin-left="0cm" style:writing-mode="lr-tb"/>
    </style:style>
    <style:style style:name="P216" style:family="paragraph" style:parent-style-name="Heading_20_2">
      <style:paragraph-properties fo:break-before="auto" fo:text-indent="0cm" fo:line-height="115%" fo:margin-left="0cm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P217" style:family="paragraph" style:parent-style-name="Standard">
      <style:paragraph-properties fo:break-before="auto" fo:text-indent="0cm" fo:line-height="115%" fo:margin-left="0cm" style:writing-mode="lr-tb"/>
    </style:style>
    <style:style style:name="P218" style:family="paragraph" style:parent-style-name="Standard">
      <style:paragraph-properties fo:break-before="auto" fo:text-indent="0cm" fo:line-height="115%" fo:margin-left="0cm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T218_27" style:family="text"/>
    <style:style style:name="T218_28" style:family="text"/>
    <style:style style:name="T218_29" style:family="text"/>
    <style:style style:name="T218_30" style:family="text"/>
    <style:style style:name="T218_31" style:family="text"/>
    <style:style style:name="T218_32" style:family="text"/>
    <style:style style:name="T218_33" style:family="text"/>
    <style:style style:name="T218_34" style:family="text"/>
    <style:style style:name="T218_35" style:family="text"/>
    <style:style style:name="T218_36" style:family="text"/>
    <style:style style:name="T218_37" style:family="text"/>
    <style:style style:name="T218_38" style:family="text"/>
    <style:style style:name="T218_39" style:family="text"/>
    <style:style style:name="T218_40" style:family="text"/>
    <style:style style:name="T218_41" style:family="text"/>
    <style:style style:name="T218_42" style:family="text"/>
    <style:style style:name="T218_43" style:family="text"/>
    <style:style style:name="T218_44" style:family="text"/>
    <style:style style:name="T218_45" style:family="text"/>
    <style:style style:name="T218_46" style:family="text"/>
    <style:style style:name="T218_47" style:family="text"/>
    <style:style style:name="T218_48" style:family="text"/>
    <style:style style:name="T218_49" style:family="text"/>
    <style:style style:name="T218_50" style:family="text"/>
    <style:style style:name="T218_51" style:family="text"/>
    <style:style style:name="T218_52" style:family="text"/>
    <style:style style:name="T218_53" style:family="text"/>
    <style:style style:name="T218_54" style:family="text"/>
    <style:style style:name="T218_55" style:family="text"/>
    <style:style style:name="T218_56" style:family="text"/>
    <style:style style:name="T218_57" style:family="text">
      <style:text-properties fo:font-style="italic" style:font-style-asian="italic" style:font-style-complex="italic"/>
    </style:style>
    <style:style style:name="T218_58" style:family="text"/>
    <style:style style:name="T218_59" style:family="text"/>
    <style:style style:name="T218_60" style:family="text"/>
    <style:style style:name="T218_61" style:family="text"/>
    <style:style style:name="T218_62" style:family="text"/>
    <style:style style:name="T218_63" style:family="text"/>
    <style:style style:name="T218_64" style:family="text"/>
    <style:style style:name="T218_65" style:family="text"/>
    <style:style style:name="T218_66" style:family="text"/>
    <style:style style:name="T218_67" style:family="text"/>
    <style:style style:name="T218_68" style:family="text"/>
    <style:style style:name="T218_69" style:family="text">
      <style:text-properties fo:background-color="#cc4125" fo:color="#ffffff"/>
    </style:style>
    <style:style style:name="T218_70" style:family="text">
      <style:text-properties fo:background-color="#cc4125" fo:color="#ffffff"/>
    </style:style>
    <style:style style:name="T218_71" style:family="text">
      <style:text-properties fo:background-color="#cc4125" fo:color="#ffffff"/>
    </style:style>
    <style:style style:name="T218_72" style:family="text">
      <style:text-properties fo:background-color="#cc4125" fo:color="#ffffff"/>
    </style:style>
    <style:style style:name="T218_73" style:family="text">
      <style:text-properties fo:background-color="#cc4125" fo:color="#ffffff"/>
    </style:style>
    <style:style style:name="T218_74" style:family="text">
      <style:text-properties fo:background-color="#cc4125" fo:color="#ffffff"/>
    </style:style>
    <style:style style:name="T218_75" style:family="text">
      <style:text-properties fo:background-color="#cc4125" fo:color="#ffffff"/>
    </style:style>
    <style:style style:name="T218_76" style:family="text"/>
    <style:style style:name="P219" style:family="paragraph" style:parent-style-name="Heading_20_2">
      <style:paragraph-properties fo:break-before="auto" fo:line-height="115%" style:writing-mode="lr-tb"/>
    </style:style>
    <style:style style:name="P220" style:family="paragraph" style:parent-style-name="Heading_20_2">
      <style:paragraph-properties fo:break-before="page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P221" style:family="paragraph" style:parent-style-name="Standard">
      <style:paragraph-properties fo:break-before="auto" fo:line-height="115%" style:writing-mode="lr-tb"/>
    </style:style>
    <style:style style:name="P222" style:family="paragraph" style:parent-style-name="Standard">
      <style:paragraph-properties fo:break-before="auto" fo:line-height="115%" fo:margin-top="0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P223" style:family="paragraph" style:parent-style-name="Standard">
      <style:paragraph-properties fo:break-before="auto" fo:line-height="115%" fo:margin-top="0cm" fo:margin-bottom="0cm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P224" style:family="paragraph" style:parent-style-name="Standard">
      <style:paragraph-properties fo:break-before="auto" fo:line-height="115%" style:writing-mode="lr-tb"/>
    </style:style>
    <style:style style:name="P225" style:family="paragraph" style:parent-style-name="Heading_20_2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P226" style:family="paragraph" style:parent-style-name="Standard">
      <style:paragraph-properties fo:break-before="auto" fo:line-height="115%" style:writing-mode="lr-tb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P228" style:family="paragraph" style:parent-style-name="Heading_20_1">
      <style:paragraph-properties fo:break-before="page" fo:line-height="115%" fo:margin-top="0cm" fo:margin-bottom="0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P229" style:family="paragraph" style:parent-style-name="Standard">
      <style:paragraph-properties fo:break-before="auto" fo:line-height="115%" style:writing-mode="lr-tb"/>
    </style:style>
    <style:style style:name="P230" style:family="paragraph" style:parent-style-name="Standard">
      <style:paragraph-properties fo:break-before="auto" fo:line-height="115%" fo:margin-top="0cm" style:writing-mode="lr-tb"/>
    </style:style>
    <style:style style:name="T230_1" style:family="text"/>
    <style:style style:name="P231" style:family="paragraph" style:parent-style-name="Standard">
      <style:paragraph-properties fo:break-before="auto" fo:line-height="115%" fo:margin-top="0cm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P232" style:family="paragraph" style:parent-style-name="Standard">
      <style:paragraph-properties fo:break-before="auto" fo:line-height="115%" fo:margin-top="0cm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P233" style:family="paragraph" style:parent-style-name="Standard">
      <style:paragraph-properties fo:break-before="auto" fo:line-height="115%" fo:margin-top="0cm" style:writing-mode="lr-tb"/>
    </style:style>
    <style:style style:name="T233_1" style:family="text"/>
    <style:style style:name="P234" style:family="paragraph" style:parent-style-name="Standard">
      <style:paragraph-properties fo:break-before="auto" fo:line-height="115%" fo:margin-top="0cm" style:writing-mode="lr-tb"/>
    </style:style>
    <style:style style:name="T234_1" style:family="text"/>
    <style:style style:name="P235" style:family="paragraph" style:parent-style-name="Standard">
      <style:paragraph-properties fo:break-before="auto" fo:line-height="115%" fo:margin-top="0cm" style:writing-mode="lr-tb"/>
    </style:style>
    <style:style style:name="T235_1" style:family="text"/>
    <style:style style:name="P236" style:family="paragraph" style:parent-style-name="Standard">
      <style:paragraph-properties fo:break-before="auto" fo:line-height="115%" fo:margin-top="0cm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P237" style:family="paragraph" style:parent-style-name="Standard">
      <style:paragraph-properties fo:break-before="auto" fo:line-height="115%" fo:margin-top="0cm" style:writing-mode="lr-tb"/>
    </style:style>
    <style:style style:name="T237_1" style:family="text"/>
    <style:style style:name="T237_2" style:family="text"/>
    <style:style style:name="T237_3" style:family="text"/>
    <style:style style:name="P238" style:family="paragraph" style:parent-style-name="Standard">
      <style:paragraph-properties fo:break-before="auto" fo:line-height="115%" fo:margin-top="0cm" style:writing-mode="lr-tb"/>
    </style:style>
    <style:style style:name="T238_1" style:family="text"/>
    <style:style style:name="P239" style:family="paragraph" style:parent-style-name="Standard">
      <style:paragraph-properties fo:break-before="auto" fo:line-height="115%" fo:margin-top="0cm" style:writing-mode="lr-tb"/>
    </style:style>
    <style:style style:name="T239_1" style:family="text"/>
    <style:style style:name="P240" style:family="paragraph" style:parent-style-name="Standard">
      <style:paragraph-properties fo:break-before="auto" fo:line-height="115%" fo:margin-top="0cm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P241" style:family="paragraph" style:parent-style-name="Standard">
      <style:paragraph-properties fo:break-before="auto" fo:line-height="115%" fo:margin-top="0cm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P242" style:family="paragraph" style:parent-style-name="Standard">
      <style:paragraph-properties fo:break-before="auto" fo:line-height="115%" fo:margin-top="0cm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P243" style:family="paragraph" style:parent-style-name="Standard">
      <style:paragraph-properties fo:break-before="auto" fo:line-height="115%" fo:margin-top="0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P244" style:family="paragraph" style:parent-style-name="Standard">
      <style:paragraph-properties fo:break-before="auto" fo:line-height="115%" fo:margin-top="0cm" style:writing-mode="lr-tb"/>
    </style:style>
    <style:style style:name="T244_1" style:family="text"/>
    <style:style style:name="T244_2" style:family="text"/>
    <style:style style:name="T244_3" style:family="text"/>
    <style:style style:name="P245" style:family="paragraph" style:parent-style-name="Standard">
      <style:paragraph-properties fo:break-before="auto" fo:line-height="115%" fo:margin-top="0cm" style:writing-mode="lr-tb"/>
    </style:style>
    <style:style style:name="T245_1" style:family="text"/>
    <style:style style:name="P246" style:family="paragraph" style:parent-style-name="Standard">
      <style:paragraph-properties fo:break-before="auto" fo:line-height="115%" fo:margin-top="0cm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P247" style:family="paragraph" style:parent-style-name="Standard">
      <style:paragraph-properties fo:break-before="auto" fo:line-height="115%" fo:margin-top="0cm" fo:margin-bottom="0cm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</office:automatic-styles>
  <office:body>
    <office:text>
      <text:p text:style-name="P1"/>
      <text:p text:style-name="P2"><text:bookmark-start text:name="h.eeqxlpar77ik"/><text:bookmark-end text:name="h.eeqxlpar77ik"/><text:span text:style-name="T2_1">Wikilt</text:span></text:p>
      <text:p text:style-name="P3"><text:bookmark-start text:name="h.rpm4uqazh497"/><text:bookmark-end text:name="h.rpm4uqazh497"/><text:span text:style-name="T3_1">Kilts</text:span><text:span text:style-name="T3_2"><text:s/></text:span><text:span text:style-name="T3_3">worn</text:span><text:span text:style-name="T3_4"><text:s/></text:span><text:span text:style-name="T3_5">high</text:span><text:span text:style-name="T3_6"><text:s/></text:span><text:span text:style-name="T3_7">and</text:span><text:span text:style-name="T3_8"><text:s/></text:span><text:span text:style-name="T3_9">short</text:span></text:p>
      <text:p text:style-name="P4"/>
      <text:p text:style-name="P5"/>
      <text:p text:style-name="P6"/>
      <text:p text:style-name="P7"/>
      <text:p text:style-name="P8"><text:span text:style-name="T8_1">Kilts</text:span><text:span text:style-name="T8_2"><text:s/></text:span><text:span text:style-name="T8_3">are</text:span><text:span text:style-name="T8_4"><text:s/></text:span><text:span text:style-name="T8_5">among</text:span><text:span text:style-name="T8_6"><text:s/></text:span><text:span text:style-name="T8_7">the</text:span><text:span text:style-name="T8_8"><text:s/></text:span><text:span text:style-name="T8_9">most</text:span><text:span text:style-name="T8_10"><text:s/></text:span><text:span text:style-name="T8_11">important</text:span><text:span text:style-name="T8_12"><text:s/></text:span><text:span text:style-name="T8_13">things</text:span><text:span text:style-name="T8_14"><text:s/></text:span><text:span text:style-name="T8_15">for</text:span><text:span text:style-name="T8_16"><text:s/></text:span><text:span text:style-name="T8_17">Scottish</text:span><text:span text:style-name="T8_18">.<text:s/></text:span><text:span text:style-name="T8_19">A</text:span><text:span text:style-name="T8_20"><text:s/></text:span><text:span text:style-name="T8_21">torn</text:span><text:span text:style-name="T8_22"><text:s/></text:span><text:span text:style-name="T8_23">one</text:span><text:span text:style-name="T8_24"><text:s/></text:span><text:span text:style-name="T8_25">can</text:span><text:span text:style-name="T8_26"><text:s/></text:span><text:span text:style-name="T8_27">create</text:span><text:span text:style-name="T8_28"><text:s/></text:span><text:span text:style-name="T8_29">a</text:span><text:span text:style-name="T8_30"><text:s/></text:span><text:span text:style-name="T8_31">disaster</text:span><text:span text:style-name="T8_32">.</text:span></text:p>
      <text:p text:style-name="P9"/>
      <text:p text:style-name="P10"><text:span text:style-name="T10_1">Wikilt</text:span><text:span text:style-name="T10_2"><text:s/></text:span><text:span text:style-name="T10_3">was</text:span><text:span text:style-name="T10_4"><text:s/></text:span><text:span text:style-name="T10_5">created</text:span><text:span text:style-name="T10_6"><text:s/></text:span><text:span text:style-name="T10_7">to</text:span><text:span text:style-name="T10_8"><text:s/></text:span><text:span text:style-name="T10_9">sew</text:span><text:span text:style-name="T10_10"><text:s/></text:span><text:span text:style-name="T10_11">torn</text:span><text:span text:style-name="T10_12"><text:s/></text:span><text:span text:style-name="T10_13">kilts</text:span><text:span text:style-name="T10_14">.<text:s/></text:span><text:span text:style-name="T10_15">We</text:span><text:span text:style-name="T10_16"><text:s/></text:span><text:span text:style-name="T10_17">gather</text:span><text:span text:style-name="T10_18"><text:s/></text:span><text:span text:style-name="T10_19">experts</text:span><text:span text:style-name="T10_20"><text:s/></text:span><text:span text:style-name="T10_21">who</text:span><text:span text:style-name="T10_22"><text:s/></text:span><text:span text:style-name="T10_23">can</text:span><text:span text:style-name="T10_24"><text:s/></text:span><text:span text:style-name="T10_25">solve</text:span><text:span text:style-name="T10_26"><text:s/></text:span><text:span text:style-name="T10_27">your</text:span><text:span text:style-name="T10_28"><text:s/></text:span><text:span text:style-name="T10_29">main</text:span><text:span text:style-name="T10_30"><text:s/></text:span><text:span text:style-name="T10_31">scottish</text:span><text:span text:style-name="T10_32"><text:s/></text:span><text:span text:style-name="T10_33">problem</text:span><text:span text:style-name="T10_34"><text:s/></text:span><text:span text:style-name="T10_35">nearby</text:span><text:span text:style-name="T10_36"><text:s/></text:span><text:span text:style-name="T10_37">your</text:span><text:span text:style-name="T10_38"><text:s/></text:span><text:span text:style-name="T10_39">home</text:span><text:span text:style-name="T10_40">:<text:s/></text:span><text:span text:style-name="T10_41">it</text:span><text:span text:style-name="T10_42">'</text:span><text:span text:style-name="T10_43">s</text:span><text:span text:style-name="T10_44"><text:s/></text:span><text:span text:style-name="T10_45">a</text:span><text:span text:style-name="T10_46"><text:s/></text:span><text:span text:style-name="T10_47">help</text:span><text:span text:style-name="T10_48"><text:s/></text:span><text:span text:style-name="T10_49">network</text:span><text:span text:style-name="T10_50"><text:s/></text:span><text:span text:style-name="T10_51">that</text:span><text:span text:style-name="T10_52"><text:s/></text:span><text:span text:style-name="T10_53">everyone</text:span><text:span text:style-name="T10_54"><text:s/></text:span><text:span text:style-name="T10_55">can</text:span><text:span text:style-name="T10_56"><text:s/></text:span><text:span text:style-name="T10_57">join</text:span><text:span text:style-name="T10_58">.</text:span></text:p>
      <text:p text:style-name="P11"/>
      <text:p text:style-name="P12"><text:span text:style-name="T12_1">Never</text:span><text:span text:style-name="T12_2"><text:s/></text:span><text:span text:style-name="T12_3">burst</text:span><text:span text:style-name="T12_4"><text:s/></text:span><text:span text:style-name="T12_5">into</text:span><text:span text:style-name="T12_6"><text:s/></text:span><text:span text:style-name="T12_7">tears</text:span><text:span text:style-name="T12_8"><text:s/></text:span><text:span text:style-name="T12_9">anymore</text:span><text:span text:style-name="T12_10"><text:s/></text:span><text:span text:style-name="T12_11">the</text:span><text:span text:style-name="T12_12"><text:s/></text:span><text:span text:style-name="T12_13">eve</text:span><text:span text:style-name="T12_14"><text:s/></text:span><text:span text:style-name="T12_15">of</text:span><text:span text:style-name="T12_16"><text:s/></text:span><text:span text:style-name="T12_17">Saint</text:span><text:span text:style-name="T12_18">-</text:span><text:span text:style-name="T12_19">Andrew</text:span><text:span text:style-name="T12_20">'</text:span><text:span text:style-name="T12_21">s</text:span><text:span text:style-name="T12_22"><text:s/></text:span><text:span text:style-name="T12_23">Day</text:span><text:span text:style-name="T12_24"><text:s/></text:span><text:span text:style-name="T12_25">because</text:span><text:span text:style-name="T12_26"><text:s/></text:span><text:span text:style-name="T12_27">your</text:span><text:span text:style-name="T12_28"><text:s/></text:span><text:span text:style-name="T12_29">kilt</text:span><text:span text:style-name="T12_30"><text:s/></text:span><text:span text:style-name="T12_31">is</text:span><text:span text:style-name="T12_32"><text:s/></text:span><text:span text:style-name="T12_33">torn</text:span><text:span text:style-name="T12_34">!</text:span></text:p>
      <text:h text:style-name="P13" text:outline-level="10"><text:bookmark-start text:name="h.9on0pd7ufu3l"/><text:bookmark-end text:name="h.9on0pd7ufu3l"/><text:span text:style-name="T13_1">Functionalities</text:span></text:h>
      <text:p text:style-name="P14"/>
      <text:h text:style-name="P15" text:outline-level="10"><text:bookmark-start text:name="h.im75bhk4opj0"/><text:bookmark-end text:name="h.im75bhk4opj0"/><text:span text:style-name="T15_1">Types</text:span><text:span text:style-name="T15_2"><text:s/></text:span><text:span text:style-name="T15_3">of</text:span><text:span text:style-name="T15_4"><text:s/></text:span><text:span text:style-name="T15_5">request</text:span></text:h>
      <text:p text:style-name="P16"><text:span text:style-name="T16_1">Here</text:span><text:span text:style-name="T16_2"><text:s/></text:span><text:span text:style-name="T16_3">are</text:span><text:span text:style-name="T16_4"><text:s/></text:span><text:span text:style-name="T16_5">the</text:span><text:span text:style-name="T16_6"><text:s/></text:span><text:span text:style-name="T16_7">types</text:span><text:span text:style-name="T16_8"><text:s/></text:span><text:span text:style-name="T16_9">of</text:span><text:span text:style-name="T16_10"><text:s/></text:span><text:span text:style-name="T16_11">request</text:span><text:span text:style-name="T16_12"><text:s/></text:span><text:span text:style-name="T16_13">that</text:span><text:span text:style-name="T16_14"><text:s/></text:span><text:span text:style-name="T16_15">people</text:span><text:span text:style-name="T16_16"><text:s/></text:span><text:span text:style-name="T16_17">define</text:span><text:span text:style-name="T16_18"><text:s/></text:span><text:span text:style-name="T16_19">to</text:span><text:span text:style-name="T16_20"><text:s/></text:span><text:span text:style-name="T16_21">find</text:span><text:span text:style-name="T16_22"><text:s/></text:span><text:span text:style-name="T16_23">help</text:span><text:span text:style-name="T16_24"><text:s/></text:span><text:span text:style-name="T16_25">or</text:span><text:span text:style-name="T16_26"><text:s/></text:span><text:span text:style-name="T16_27">to</text:span><text:span text:style-name="T16_28"><text:s/></text:span><text:span text:style-name="T16_29">specify</text:span><text:span text:style-name="T16_30"><text:s/></text:span><text:span text:style-name="T16_31">in</text:span><text:span text:style-name="T16_32"><text:s/></text:span><text:span text:style-name="T16_33">their</text:span><text:span text:style-name="T16_34"><text:s/></text:span><text:span text:style-name="T16_35">dashboard</text:span><text:span text:style-name="T16_36"><text:s/></text:span><text:span text:style-name="T16_37">how</text:span><text:span text:style-name="T16_38"><text:s/></text:span><text:span text:style-name="T16_39">they</text:span><text:span text:style-name="T16_40"><text:s/></text:span><text:span text:style-name="T16_41">can</text:span><text:span text:style-name="T16_42"><text:s/></text:span><text:span text:style-name="T16_43">help</text:span><text:span text:style-name="T16_44"><text:s/></text:span><text:span text:style-name="T16_45">others</text:span><text:span text:style-name="T16_46">.</text:span></text:p>
      <text:p text:style-name="P17"/>
      <text:list text:style-name="LS1" xml:id="list0">
        <text:list-item>
          <text:p text:style-name="P18"><text:span text:style-name="T18_1">Kilt</text:span><text:span text:style-name="T18_2"><text:s/></text:span><text:span text:style-name="T18_3">size</text:span><text:span text:style-name="T18_4"><text:s/></text:span><text:span text:style-name="T18_5">alterations</text:span></text:p>
          <text:list>
            <text:list-item>
              <text:p text:style-name="P19"><text:span text:style-name="T19_1">Complete</text:span><text:span text:style-name="T19_2"><text:s/></text:span><text:span text:style-name="T19_3">rebuild</text:span></text:p>
            </text:list-item>
            <text:list-item>
              <text:p text:style-name="P20"><text:span text:style-name="T20_1">Apron</text:span><text:span text:style-name="T20_2"><text:s/></text:span><text:span text:style-name="T20_3">resizing</text:span><text:span text:style-name="T20_4"><text:s/>(</text:span><text:span text:style-name="T20_5">extension</text:span><text:span text:style-name="T20_6"><text:s/></text:span><text:span text:style-name="T20_7">or</text:span><text:span text:style-name="T20_8"><text:s/></text:span><text:span text:style-name="T20_9">reduction</text:span><text:span text:style-name="T20_10">)</text:span></text:p>
            </text:list-item>
          </text:list>
        </text:list-item>
        <text:list-item>
          <text:p text:style-name="P21"><text:span text:style-name="T21_1">Kilt</text:span><text:span text:style-name="T21_2"><text:s/></text:span><text:span text:style-name="T21_3">repair</text:span></text:p>
          <text:list>
            <text:list-item>
              <text:p text:style-name="P22"><text:span text:style-name="T22_1">Lining</text:span><text:span text:style-name="T22_2"><text:s/></text:span><text:span text:style-name="T22_3">replacement</text:span></text:p>
            </text:list-item>
            <text:list-item>
              <text:p text:style-name="P23"><text:span text:style-name="T23_1">Pleats</text:span><text:span text:style-name="T23_2"><text:s/></text:span><text:span text:style-name="T23_3">adjustments</text:span></text:p>
            </text:list-item>
            <text:list-item>
              <text:p text:style-name="P24"><text:span text:style-name="T24_1">Hem</text:span><text:span text:style-name="T24_2"><text:s/></text:span><text:span text:style-name="T24_3">repair</text:span></text:p>
            </text:list-item>
            <text:list-item>
              <text:p text:style-name="P25"><text:span text:style-name="T25_1">Pinholes</text:span><text:span text:style-name="T25_2"><text:s/></text:span><text:span text:style-name="T25_3">repair</text:span></text:p>
            </text:list-item>
          </text:list>
        </text:list-item>
        <text:list-item>
          <text:p text:style-name="P26"><text:span text:style-name="T26_1">Belts</text:span></text:p>
          <text:list>
            <text:list-item>
              <text:p text:style-name="P27"><text:span text:style-name="T27_1">Extenders</text:span></text:p>
            </text:list-item>
            <text:list-item>
              <text:p text:style-name="P28"><text:span text:style-name="T28_1">Replacement</text:span></text:p>
            </text:list-item>
            <text:list-item>
              <text:p text:style-name="P29"><text:span text:style-name="T29_1">Repairs</text:span></text:p>
            </text:list-item>
          </text:list>
        </text:list-item>
        <text:list-item>
          <text:p text:style-name="P30"><text:span text:style-name="T30_1">Buckles</text:span><text:span text:style-name="T30_2"><text:s/></text:span><text:span text:style-name="T30_3">and</text:span><text:span text:style-name="T30_4"><text:s/></text:span><text:span text:style-name="T30_5">straps</text:span></text:p>
          <text:list>
            <text:list-item>
              <text:p text:style-name="P31"><text:span text:style-name="T31_1">Extenders</text:span></text:p>
            </text:list-item>
            <text:list-item>
              <text:p text:style-name="P32"><text:span text:style-name="T32_1">Replacement</text:span></text:p>
            </text:list-item>
            <text:list-item>
              <text:p text:style-name="P33"><text:span text:style-name="T33_1">Repairs</text:span></text:p>
            </text:list-item>
          </text:list>
        </text:list-item>
        <text:list-item>
          <text:p text:style-name="P34"><text:span text:style-name="T34_1">Sporran</text:span></text:p>
          <text:list>
            <text:list-item>
              <text:p text:style-name="P35"><text:span text:style-name="T35_1">Replacement</text:span></text:p>
            </text:list-item>
            <text:list-item>
              <text:p text:style-name="P36"><text:span text:style-name="T36_1">Repairs</text:span></text:p>
            </text:list-item>
            <text:list-item>
              <text:p text:style-name="P37"><text:span text:style-name="T37_1">Closure</text:span><text:span text:style-name="T37_2"><text:s/></text:span><text:span text:style-name="T37_3">press</text:span><text:span text:style-name="T37_4"><text:s/></text:span><text:span text:style-name="T37_5">stud</text:span><text:span text:style-name="T37_6"><text:s/></text:span><text:span text:style-name="T37_7">replacement</text:span></text:p>
            </text:list-item>
            <text:list-item>
              <text:p text:style-name="P38"><text:span text:style-name="T38_1">Leather</text:span><text:span text:style-name="T38_2"><text:s/></text:span><text:span text:style-name="T38_3">strap</text:span><text:span text:style-name="T38_4"><text:s/></text:span><text:span text:style-name="T38_5">replacement</text:span></text:p>
            </text:list-item>
          </text:list>
        </text:list-item>
        <text:list-item>
          <text:p text:style-name="P39"><text:span text:style-name="T39_1">Others</text:span><text:span text:style-name="T39_2"><text:s/>/<text:s/></text:span><text:span text:style-name="T39_3">I</text:span><text:span text:style-name="T39_4"><text:s/></text:span><text:span text:style-name="T39_5">don</text:span><text:span text:style-name="T39_6">’</text:span><text:span text:style-name="T39_7">t</text:span><text:span text:style-name="T39_8"><text:s/></text:span><text:span text:style-name="T39_9">know</text:span><text:span text:style-name="T39_10">:<text:s/></text:span><text:span text:style-name="T39_11">specify</text:span><text:span text:style-name="T39_12">.</text:span></text:p>
        </text:list-item>
      </text:list>
      <text:p text:style-name="P40"/>
      <text:h text:style-name="P41" text:outline-level="10"><text:bookmark-start text:name="h.1lucmoeuu6xw"/><text:bookmark-end text:name="h.1lucmoeuu6xw"/><text:span text:style-name="T41_1">Browse</text:span><text:span text:style-name="T41_2"><text:s/></text:span><text:span text:style-name="T41_3">people</text:span><text:span text:style-name="T41_4">/</text:span><text:span text:style-name="T41_5">places</text:span><text:span text:style-name="T41_6"><text:s/></text:span><text:span text:style-name="T41_7">that</text:span><text:span text:style-name="T41_8"><text:s/></text:span><text:span text:style-name="T41_9">can</text:span><text:span text:style-name="T41_10"><text:s/></text:span><text:span text:style-name="T41_11">help</text:span></text:h>
      <text:p text:style-name="P42"/>
      <text:list text:style-name="LS1" xml:id="list22">
        <text:list-item>
          <text:p text:style-name="P43"><text:span text:style-name="T43_1">With</text:span><text:span text:style-name="T43_2"><text:s/></text:span><text:span text:style-name="T43_3">geolocation</text:span><text:span text:style-name="T43_4"><text:s/></text:span><text:span text:style-name="T43_5">or</text:span><text:span text:style-name="T43_6"><text:s/></text:span><text:span text:style-name="T43_7">by</text:span><text:span text:style-name="T43_8"><text:s/></text:span><text:span text:style-name="T43_9">entering</text:span><text:span text:style-name="T43_10"><text:s/></text:span><text:span text:style-name="T43_11">a</text:span><text:span text:style-name="T43_12"><text:s/></text:span><text:span text:style-name="T43_13">postcode</text:span></text:p>
        </text:list-item>
        <text:list-item>
          <text:p text:style-name="P44"><text:span text:style-name="T44_1">Specify</text:span><text:span text:style-name="T44_2"><text:s/></text:span><text:span text:style-name="T44_3">what</text:span><text:span text:style-name="T44_4"><text:s/></text:span><text:span text:style-name="T44_5">kind</text:span><text:span text:style-name="T44_6"><text:s/></text:span><text:span text:style-name="T44_7">of</text:span><text:span text:style-name="T44_8"><text:s/></text:span><text:span text:style-name="T44_9">help</text:span><text:span text:style-name="T44_10"><text:s/></text:span><text:span text:style-name="T44_11">you</text:span><text:span text:style-name="T44_12"><text:s/></text:span><text:span text:style-name="T44_13">need</text:span><text:span text:style-name="T44_14"><text:s/>(</text:span><text:span text:style-name="T44_15">optional</text:span><text:span text:style-name="T44_16">)</text:span></text:p>
        </text:list-item>
        <text:list-item>
          <text:p text:style-name="P45"><text:span text:style-name="T45_1">Show</text:span><text:span text:style-name="T45_2"><text:s/></text:span><text:span text:style-name="T45_3">a</text:span><text:span text:style-name="T45_4"><text:s/></text:span><text:span text:style-name="T45_5">map</text:span><text:span text:style-name="T45_6"><text:s/></text:span><text:span text:style-name="T45_7">with</text:span><text:span text:style-name="T45_8"><text:s/></text:span><text:span text:style-name="T45_9">results</text:span></text:p>
        </text:list-item>
        <text:list-item>
          <text:p text:style-name="P46"><text:span text:style-name="T46_1">Show</text:span><text:span text:style-name="T46_2"><text:s/></text:span><text:span text:style-name="T46_3">result</text:span><text:span text:style-name="T46_4"><text:s/></text:span><text:span text:style-name="T46_5">list</text:span><text:span text:style-name="T46_6"><text:s/></text:span><text:span text:style-name="T46_7">and</text:span><text:span text:style-name="T46_8"><text:s/></text:span><text:span text:style-name="T46_9">sort</text:span><text:span text:style-name="T46_10"><text:s/></text:span><text:span text:style-name="T46_11">by</text:span><text:span text:style-name="T46_12">…</text:span></text:p>
          <text:list>
            <text:list-item>
              <text:p text:style-name="P47"><text:span text:style-name="T47_1">location</text:span><text:span text:style-name="T47_2">/</text:span><text:span text:style-name="T47_3">distance</text:span><text:span text:style-name="T47_4"><text:s/>(</text:span><text:span text:style-name="T47_5">if</text:span><text:span text:style-name="T47_6"><text:s/></text:span><text:span text:style-name="T47_7">further</text:span><text:span text:style-name="T47_8"><text:s/></text:span><text:span text:style-name="T47_9">helpers</text:span><text:span text:style-name="T47_10"><text:s/></text:span><text:span text:style-name="T47_11">allow</text:span><text:span text:style-name="T47_12"><text:s/></text:span><text:span text:style-name="T47_13">post</text:span><text:span text:style-name="T47_14">,<text:s/></text:span><text:span text:style-name="T47_15">they</text:span><text:span text:style-name="T47_16">’</text:span><text:span text:style-name="T47_17">re</text:span><text:span text:style-name="T47_18"><text:s/></text:span><text:span text:style-name="T47_19">displayed</text:span><text:span text:style-name="T47_20">,<text:s/></text:span><text:span text:style-name="T47_21">too</text:span><text:span text:style-name="T47_22">);</text:span></text:p>
            </text:list-item>
            <text:list-item>
              <text:p text:style-name="P48"><text:span text:style-name="T48_1">user</text:span><text:span text:style-name="T48_2"><text:s/></text:span><text:span text:style-name="T48_3">rating</text:span><text:span text:style-name="T48_4">;</text:span></text:p>
            </text:list-item>
            <text:list-item>
              <text:p text:style-name="P49"><text:span text:style-name="T49_1">transport</text:span><text:span text:style-name="T49_2">;</text:span></text:p>
            </text:list-item>
            <text:list-item>
              <text:p text:style-name="P50"><text:span text:style-name="T50_1">last</text:span><text:span text:style-name="T50_2"><text:s/></text:span><text:span text:style-name="T50_3">connection</text:span><text:span text:style-name="T50_4">;</text:span></text:p>
            </text:list-item>
            <text:list-item>
              <text:p text:style-name="P51"><text:span text:style-name="T51_1">opening</text:span><text:span text:style-name="T51_2"><text:s/></text:span><text:span text:style-name="T51_3">hours</text:span><text:span text:style-name="T51_4"><text:s/>(</text:span><text:span text:style-name="T51_5">for</text:span><text:span text:style-name="T51_6"><text:s/></text:span><text:span text:style-name="T51_7">shops</text:span><text:span text:style-name="T51_8"><text:s/></text:span><text:span text:style-name="T51_9">only</text:span><text:span text:style-name="T51_10">,<text:s/></text:span><text:span text:style-name="T51_11">with</text:span><text:span text:style-name="T51_12"><text:s/></text:span><text:span text:style-name="T51_13">filter</text:span><text:span text:style-name="T51_14"><text:s/></text:span><text:span text:style-name="T51_15">on</text:span><text:span text:style-name="T51_16"><text:s/></text:span><text:span text:style-name="T51_17">day</text:span><text:span text:style-name="T51_18"><text:s/>&amp;<text:s/></text:span><text:span text:style-name="T51_19">time</text:span><text:span text:style-name="T51_20">);</text:span></text:p>
            </text:list-item>
            <text:list-item>
              <text:p text:style-name="P52"><text:span text:style-name="T52_1">automatically</text:span><text:span text:style-name="T52_2"><text:s/></text:span><text:span text:style-name="T52_3">show</text:span><text:span text:style-name="T52_4"><text:s/></text:span><text:span text:style-name="T52_5">helpers</text:span><text:span text:style-name="T52_6"><text:s/></text:span><text:span text:style-name="T52_7">who</text:span><text:span text:style-name="T52_8"><text:s/></text:span><text:span text:style-name="T52_9">can</text:span><text:span text:style-name="T52_10"><text:s/></text:span><text:span text:style-name="T52_11">do</text:span><text:span text:style-name="T52_12"><text:s/></text:span><text:span text:style-name="T52_13">all</text:span><text:span text:style-name="T52_14"><text:s/></text:span><text:span text:style-name="T52_15">I</text:span><text:span text:style-name="T52_16"><text:s/></text:span><text:span text:style-name="T52_17">need</text:span><text:span text:style-name="T52_18"><text:s/></text:span><text:span text:style-name="T52_19">first</text:span><text:span text:style-name="T52_20">,<text:s/></text:span><text:span text:style-name="T52_21">then</text:span><text:span text:style-name="T52_22"><text:s/></text:span><text:span text:style-name="T52_23">others</text:span><text:span text:style-name="T52_24">.</text:span></text:p>
            </text:list-item>
          </text:list>
        </text:list-item>
      </text:list>
      <text:p text:style-name="P53"/>
      <text:h text:style-name="P54" text:outline-level="10"><text:bookmark-start text:name="h.pxchyjp1xt5q"/><text:bookmark-end text:name="h.pxchyjp1xt5q"/><text:span text:style-name="T54_1">Make</text:span><text:span text:style-name="T54_2"><text:s/></text:span><text:span text:style-name="T54_3">a</text:span><text:span text:style-name="T54_4"><text:s/></text:span><text:span text:style-name="T54_5">request</text:span></text:h>
      <text:p text:style-name="P55"><text:span text:style-name="T55_1">If</text:span><text:span text:style-name="T55_2"><text:s/></text:span><text:span text:style-name="T55_3">nobody</text:span><text:span text:style-name="T55_4">’</text:span><text:span text:style-name="T55_5">s</text:span><text:span text:style-name="T55_6"><text:s/></text:span><text:span text:style-name="T55_7">found</text:span><text:span text:style-name="T55_8">,<text:s/></text:span><text:span text:style-name="T55_9">your</text:span><text:span text:style-name="T55_10"><text:s/></text:span><text:span text:style-name="T55_11">request</text:span><text:span text:style-name="T55_12"><text:s/></text:span><text:span text:style-name="T55_13">will</text:span><text:span text:style-name="T55_14"><text:s/></text:span><text:span text:style-name="T55_15">be</text:span><text:span text:style-name="T55_16"><text:s/></text:span><text:span text:style-name="T55_17">an</text:span><text:span text:style-name="T55_18"><text:s/></text:span><text:span text:style-name="T55_19">open</text:span><text:span text:style-name="T55_20"><text:s/></text:span><text:span text:style-name="T55_21">request</text:span></text:p>
      <text:p text:style-name="P56"/>
      <text:list text:style-name="LS1" xml:id="list32">
        <text:list-item>
          <text:p text:style-name="P57"><text:span text:style-name="T57_1">Select</text:span><text:span text:style-name="T57_2"><text:s/></text:span><text:span text:style-name="T57_3">help</text:span><text:span text:style-name="T57_4"><text:s/></text:span><text:span text:style-name="T57_5">categories</text:span><text:span text:style-name="T57_6"><text:s/>(</text:span><text:span text:style-name="T57_7">or</text:span><text:span text:style-name="T57_8"><text:s/></text:span><text:span text:style-name="T57_9">just</text:span><text:span text:style-name="T57_10"><text:s/></text:span><text:span text:style-name="T57_11">check</text:span><text:span text:style-name="T57_12"><text:s/></text:span><text:span text:style-name="T57_13">them</text:span><text:span text:style-name="T57_14"><text:s/></text:span><text:span text:style-name="T57_15">if</text:span><text:span text:style-name="T57_16"><text:s/></text:span><text:span text:style-name="T57_17">already</text:span><text:span text:style-name="T57_18"><text:s/></text:span><text:span text:style-name="T57_19">specified</text:span><text:span text:style-name="T57_20"><text:s/></text:span><text:span text:style-name="T57_21">at</text:span><text:span text:style-name="T57_22"><text:s/></text:span><text:span text:style-name="T57_23">the</text:span><text:span text:style-name="T57_24"><text:s/></text:span><text:span text:style-name="T57_25">previous</text:span><text:span text:style-name="T57_26"><text:s/></text:span><text:span text:style-name="T57_27">step</text:span><text:span text:style-name="T57_28"><text:s/></text:span><text:span text:style-name="T57_29">or</text:span><text:span text:style-name="T57_30"><text:s/></text:span><text:span text:style-name="T57_31">in</text:span><text:span text:style-name="T57_32"><text:s/></text:span><text:span text:style-name="T57_33">the</text:span><text:span text:style-name="T57_34"><text:s/></text:span><text:span text:style-name="T57_35">user</text:span><text:span text:style-name="T57_36"><text:s/></text:span><text:span text:style-name="T57_37">settings</text:span><text:span text:style-name="T57_38">)</text:span></text:p>
        </text:list-item>
        <text:list-item>
          <text:p text:style-name="P58"><text:span text:style-name="T58_1">Describe</text:span><text:span text:style-name="T58_2"><text:s/></text:span><text:span text:style-name="T58_3">the</text:span><text:span text:style-name="T58_4"><text:s/></text:span><text:span text:style-name="T58_5">request</text:span><text:span text:style-name="T58_6"><text:s/></text:span><text:span text:style-name="T58_7">for</text:span><text:span text:style-name="T58_8"><text:s/></text:span><text:span text:style-name="T58_9">this</text:span><text:span text:style-name="T58_10"><text:s/></text:span><text:span text:style-name="T58_11">category</text:span><text:span text:style-name="T58_12"><text:s/>(1<text:s/></text:span><text:span text:style-name="T58_13">field</text:span><text:span text:style-name="T58_14"><text:s/></text:span><text:span text:style-name="T58_15">to</text:span><text:span text:style-name="T58_16"><text:s/></text:span><text:span text:style-name="T58_17">write</text:span><text:span text:style-name="T58_18"><text:s/></text:span><text:span text:style-name="T58_19">by</text:span><text:span text:style-name="T58_20"><text:s/></text:span><text:span text:style-name="T58_21">category</text:span><text:span text:style-name="T58_22">,<text:s/></text:span><text:span text:style-name="T58_23">required</text:span><text:span text:style-name="T58_24"><text:s/></text:span><text:span text:style-name="T58_25">for</text:span><text:span text:style-name="T58_26"><text:s/>“</text:span><text:span text:style-name="T58_27">others</text:span><text:span text:style-name="T58_28">”)</text:span></text:p>
        </text:list-item>
        <text:list-item>
          <text:p text:style-name="P59"><text:span text:style-name="T59_1">Add</text:span><text:span text:style-name="T59_2"><text:s/></text:span><text:span text:style-name="T59_3">picture</text:span><text:span text:style-name="T59_4">(</text:span><text:span text:style-name="T59_5">s</text:span><text:span text:style-name="T59_6">)</text:span></text:p>
        </text:list-item>
        <text:list-item>
          <text:p text:style-name="P60"><text:span text:style-name="T60_1">Transport</text:span><text:span text:style-name="T60_2"><text:s/>(</text:span><text:span text:style-name="T60_3">helper</text:span><text:span text:style-name="T60_4"><text:s/></text:span><text:span text:style-name="T60_5">defines</text:span><text:span text:style-name="T60_6"><text:s/></text:span><text:span text:style-name="T60_7">at</text:span><text:span text:style-name="T60_8"><text:s/></text:span><text:span text:style-name="T60_9">least</text:span><text:span text:style-name="T60_10"><text:s/></text:span><text:span text:style-name="T60_11">one</text:span><text:span text:style-name="T60_12"><text:s/></text:span><text:span text:style-name="T60_13">when</text:span><text:span text:style-name="T60_14"><text:s/></text:span><text:span text:style-name="T60_15">joining</text:span><text:span text:style-name="T60_16"><text:s/></text:span><text:span text:style-name="T60_17">Wikilt</text:span><text:span text:style-name="T60_18">)</text:span></text:p>
          <text:list>
            <text:list-item>
              <text:p text:style-name="P61"><text:span text:style-name="T61_1">Send</text:span><text:span text:style-name="T61_2"><text:s/></text:span><text:span text:style-name="T61_3">kilt</text:span><text:span text:style-name="T61_4"><text:s/></text:span><text:span text:style-name="T61_5">by</text:span><text:span text:style-name="T61_6"><text:s/></text:span><text:span text:style-name="T61_7">post</text:span><text:span text:style-name="T61_8"><text:s/>(</text:span><text:span text:style-name="T61_9">not</text:span><text:span text:style-name="T61_10"><text:s/></text:span><text:span text:style-name="T61_11">selected</text:span><text:span text:style-name="T61_12"><text:s/></text:span><text:span text:style-name="T61_13">by</text:span><text:span text:style-name="T61_14"><text:s/></text:span><text:span text:style-name="T61_15">default</text:span><text:span text:style-name="T61_16">).</text:span></text:p>
            </text:list-item>
            <text:list-item>
              <text:p text:style-name="P62"><text:span text:style-name="T62_1">Pick</text:span><text:span text:style-name="T62_2"><text:s/></text:span><text:span text:style-name="T62_3">the</text:span><text:span text:style-name="T62_4"><text:s/></text:span><text:span text:style-name="T62_5">kilt</text:span><text:span text:style-name="T62_6"><text:s/></text:span><text:span text:style-name="T62_7">at</text:span><text:span text:style-name="T62_8"><text:s/></text:span><text:span text:style-name="T62_9">my</text:span><text:span text:style-name="T62_10"><text:s/></text:span><text:span text:style-name="T62_11">home</text:span><text:span text:style-name="T62_12">.</text:span></text:p>
            </text:list-item>
            <text:list-item>
              <text:p text:style-name="P63"><text:span text:style-name="T63_1">I</text:span><text:span text:style-name="T63_2">’</text:span><text:span text:style-name="T63_3">ll</text:span><text:span text:style-name="T63_4"><text:s/></text:span><text:span text:style-name="T63_5">bring</text:span><text:span text:style-name="T63_6"><text:s/></text:span><text:span text:style-name="T63_7">it</text:span><text:span text:style-name="T63_8"><text:s/></text:span><text:span text:style-name="T63_9">to</text:span><text:span text:style-name="T63_10"><text:s/></text:span><text:span text:style-name="T63_11">you</text:span><text:span text:style-name="T63_12"><text:s/>(</text:span><text:span text:style-name="T63_13">max</text:span><text:span text:style-name="T63_14">.<text:s/></text:span><text:span text:style-name="T63_15">distance</text:span><text:span text:style-name="T63_16"><text:s/></text:span><text:span text:style-name="T63_17">radius</text:span><text:span text:style-name="T63_18"><text:s/></text:span><text:span text:style-name="T63_19">in</text:span><text:span text:style-name="T63_20"><text:s/></text:span><text:span text:style-name="T63_21">miles</text:span><text:span text:style-name="T63_22">).</text:span></text:p>
            </text:list-item>
            <text:list-item>
              <text:p text:style-name="P64"><text:span text:style-name="T64_1">Transport</text:span><text:span text:style-name="T64_2"><text:s/></text:span><text:span text:style-name="T64_3">must</text:span><text:span text:style-name="T64_4"><text:s/></text:span><text:span text:style-name="T64_5">be</text:span><text:span text:style-name="T64_6"><text:s/></text:span><text:span text:style-name="T64_7">set</text:span><text:span text:style-name="T64_8"><text:s/></text:span><text:span text:style-name="T64_9">two</text:span><text:span text:style-name="T64_10"><text:s/></text:span><text:span text:style-name="T64_11">times</text:span><text:span text:style-name="T64_12">:<text:s/></text:span><text:span text:style-name="T64_13">first</text:span><text:span text:style-name="T64_14"><text:s/></text:span><text:span text:style-name="T64_15">to</text:span><text:span text:style-name="T64_16"><text:s/></text:span><text:span text:style-name="T64_17">transmit</text:span><text:span text:style-name="T64_18"><text:s/></text:span><text:span text:style-name="T64_19">the</text:span><text:span text:style-name="T64_20"><text:s/></text:span><text:span text:style-name="T64_21">kilt</text:span><text:span text:style-name="T64_22"><text:s/></text:span><text:span text:style-name="T64_23">to</text:span><text:span text:style-name="T64_24"><text:s/></text:span><text:span text:style-name="T64_25">the</text:span><text:span text:style-name="T64_26"><text:s/></text:span><text:span text:style-name="T64_27">helper</text:span><text:span text:style-name="T64_28">,<text:s/></text:span><text:span text:style-name="T64_29">secondly</text:span><text:span text:style-name="T64_30"><text:s/></text:span><text:span text:style-name="T64_31">to</text:span><text:span text:style-name="T64_32"><text:s/></text:span><text:span text:style-name="T64_33">return</text:span><text:span text:style-name="T64_34"><text:s/></text:span><text:span text:style-name="T64_35">the</text:span><text:span text:style-name="T64_36"><text:s/></text:span><text:span text:style-name="T64_37">kilt</text:span><text:span text:style-name="T64_38"><text:s/></text:span><text:span text:style-name="T64_39">to</text:span><text:span text:style-name="T64_40"><text:s/></text:span><text:span text:style-name="T64_41">the</text:span><text:span text:style-name="T64_42"><text:s/></text:span><text:span text:style-name="T64_43">owned</text:span><text:span text:style-name="T64_44">.</text:span></text:p>
            </text:list-item>
          </text:list>
        </text:list-item>
        <text:list-item>
          <text:p text:style-name="P65"><text:span text:style-name="T65_1">Note</text:span><text:span text:style-name="T65_2">:<text:s/></text:span><text:span text:style-name="T65_3">some</text:span><text:span text:style-name="T65_4"><text:s/></text:span><text:span text:style-name="T65_5">kind</text:span><text:span text:style-name="T65_6"><text:s/></text:span><text:span text:style-name="T65_7">of</text:span><text:span text:style-name="T65_8"><text:s/></text:span><text:span text:style-name="T65_9">request</text:span><text:span text:style-name="T65_10"><text:s/></text:span><text:span text:style-name="T65_11">will</text:span><text:span text:style-name="T65_12"><text:s/></text:span><text:span text:style-name="T65_13">require</text:span><text:span text:style-name="T65_14"><text:s/></text:span><text:span text:style-name="T65_15">to</text:span><text:span text:style-name="T65_16"><text:s/></text:span><text:span text:style-name="T65_17">provide</text:span><text:span text:style-name="T65_18"><text:s/></text:span><text:span text:style-name="T65_19">various</text:span><text:span text:style-name="T65_20"><text:s/></text:span><text:span text:style-name="T65_21">things</text:span><text:span text:style-name="T65_22"><text:s/>(</text:span><text:span text:style-name="T65_23">e</text:span><text:span text:style-name="T65_24">.</text:span><text:span text:style-name="T65_25">g</text:span><text:span text:style-name="T65_26">.:<text:s/></text:span><text:span text:style-name="T65_27">for</text:span><text:span text:style-name="T65_28"><text:s/></text:span><text:span text:style-name="T65_29">buckle</text:span><text:span text:style-name="T65_30"><text:s/></text:span><text:span text:style-name="T65_31">replacement</text:span><text:span text:style-name="T65_32">,<text:s/></text:span><text:span text:style-name="T65_33">the</text:span><text:span text:style-name="T65_34"><text:s/></text:span><text:span text:style-name="T65_35">kilt</text:span><text:span text:style-name="T65_36"><text:s/></text:span><text:span text:style-name="T65_37">owner</text:span><text:span text:style-name="T65_38"><text:s/></text:span><text:span text:style-name="T65_39">can</text:span><text:span text:style-name="T65_40"><text:s/></text:span><text:span text:style-name="T65_41">provide</text:span><text:span text:style-name="T65_42"><text:s/></text:span><text:span text:style-name="T65_43">the</text:span><text:span text:style-name="T65_44"><text:s/></text:span><text:span text:style-name="T65_45">buckle</text:span><text:span text:style-name="T65_46"><text:s/></text:span><text:span text:style-name="T65_47">will</text:span><text:span text:style-name="T65_48">).<text:s/></text:span><text:span text:style-name="T65_49">There</text:span><text:span text:style-name="T65_50"><text:s/></text:span><text:span text:style-name="T65_51">will</text:span><text:span text:style-name="T65_52"><text:s/></text:span><text:span text:style-name="T65_53">be</text:span><text:span text:style-name="T65_54"><text:s/></text:span><text:span text:style-name="T65_55">a</text:span><text:span text:style-name="T65_56"><text:s/></text:span><text:span text:style-name="T65_57">form</text:span><text:span text:style-name="T65_58"><text:s/></text:span><text:span text:style-name="T65_59">to</text:span><text:span text:style-name="T65_60"><text:s/></text:span><text:span text:style-name="T65_61">indicate</text:span><text:span text:style-name="T65_62"><text:s/></text:span><text:span text:style-name="T65_63">the</text:span><text:span text:style-name="T65_64"><text:s/></text:span><text:span text:style-name="T65_65">things</text:span><text:span text:style-name="T65_66"><text:s/></text:span><text:span text:style-name="T65_67">you</text:span><text:span text:style-name="T65_68"><text:s/></text:span><text:span text:style-name="T65_69">give</text:span><text:span text:style-name="T65_70"><text:s/></text:span><text:span text:style-name="T65_71">with</text:span><text:span text:style-name="T65_72"><text:s/></text:span><text:span text:style-name="T65_73">your</text:span><text:span text:style-name="T65_74"><text:s/></text:span><text:span text:style-name="T65_75">kilt</text:span><text:span text:style-name="T65_76">:<text:s/>“[ ]<text:s/></text:span><text:span text:style-name="T65_77">I</text:span><text:span text:style-name="T65_78"><text:s/></text:span><text:span text:style-name="T65_79">will</text:span><text:span text:style-name="T65_80"><text:s/></text:span><text:span text:style-name="T65_81">provide</text:span><text:span text:style-name="T65_82"><text:s/></text:span><text:span text:style-name="T65_83">these</text:span><text:span text:style-name="T65_84"><text:s/></text:span><text:span text:style-name="T65_85">things</text:span><text:span text:style-name="T65_86">:<text:s/>“.</text:span></text:p>
        </text:list-item>
      </text:list>
      <text:p text:style-name="P66"/>
      <text:h text:style-name="P67" text:outline-level="10"><text:bookmark-start text:name="h.wo3cwvhvu9fx"/><text:bookmark-end text:name="h.wo3cwvhvu9fx"/><text:span text:style-name="T67_1">Help</text:span><text:span text:style-name="T67_2"><text:s/></text:span><text:span text:style-name="T67_3">and</text:span><text:span text:style-name="T67_4"><text:s/></text:span><text:span text:style-name="T67_5">request</text:span><text:span text:style-name="T67_6"><text:s/></text:span><text:span text:style-name="T67_7">users</text:span><text:span text:style-name="T67_8"><text:s/></text:span><text:span text:style-name="T67_9">interactions</text:span></text:h>
      <text:p text:style-name="P68"/>
      <text:list text:style-name="LS1" xml:id="list41">
        <text:list-item>
          <text:p text:style-name="P69"><text:span text:style-name="T69_1">Helper</text:span><text:span text:style-name="T69_2">:<text:s/></text:span><text:span text:style-name="T69_3">p</text:span><text:span text:style-name="T69_4">ropose</text:span><text:span text:style-name="T69_5"><text:s/></text:span><text:span text:style-name="T69_6">help</text:span><text:span text:style-name="T69_7"><text:s/></text:span><text:span text:style-name="T69_8">or</text:span><text:span text:style-name="T69_9"><text:s/></text:span><text:span text:style-name="T69_10">accept</text:span><text:span text:style-name="T69_11"><text:s/></text:span><text:span text:style-name="T69_12">a</text:span><text:span text:style-name="T69_13"><text:s/></text:span><text:span text:style-name="T69_14">request</text:span></text:p>
          <text:list>
            <text:list-item>
              <text:p text:style-name="P70"><text:span text:style-name="T70_1">Price</text:span><text:span text:style-name="T70_2"><text:s/>:</text:span></text:p>
              <text:list>
                <text:list-item>
                  <text:p text:style-name="P71"><text:span text:style-name="T71_1">Show</text:span><text:span text:style-name="T71_2"><text:s/></text:span><text:span text:style-name="T71_3">typical</text:span><text:span text:style-name="T71_4"><text:s/></text:span><text:span text:style-name="T71_5">price</text:span><text:span text:style-name="T71_6"><text:s/></text:span><text:span text:style-name="T71_7">list</text:span><text:span text:style-name="T71_8"><text:s/></text:span><text:span text:style-name="T71_9">to</text:span><text:span text:style-name="T71_10"><text:s/></text:span><text:span text:style-name="T71_11">helper</text:span><text:span text:style-name="T71_12">.</text:span></text:p>
                </text:list-item>
                <text:list-item>
                  <text:p text:style-name="P72"><text:span text:style-name="T72_1">Set</text:span><text:span text:style-name="T72_2"><text:s/></text:span><text:span text:style-name="T72_3">a</text:span><text:span text:style-name="T72_4"><text:s/></text:span><text:span text:style-name="T72_5">price</text:span><text:span text:style-name="T72_6"><text:s/></text:span><text:span text:style-name="T72_7">for</text:span><text:span text:style-name="T72_8"><text:s/></text:span><text:span text:style-name="T72_9">this</text:span><text:span text:style-name="T72_10"><text:s/></text:span><text:span text:style-name="T72_11">request</text:span><text:span text:style-name="T72_12">.</text:span></text:p>
                </text:list-item>
                <text:list-item>
                  <text:p text:style-name="P73"><text:span text:style-name="T73_1"> ? </text:span><text:span text:style-name="T73_2">easter</text:span><text:span text:style-name="T73_3"><text:s/></text:span><text:span text:style-name="T73_4">egg</text:span><text:span text:style-name="T73_5"> ? </text:span><text:span text:style-name="T73_6"><text:s/>(</text:span><text:span text:style-name="T73_7">optional</text:span><text:span text:style-name="T73_8">)<text:s/></text:span><text:span text:style-name="T73_9">set</text:span><text:span text:style-name="T73_10"><text:s/></text:span><text:span text:style-name="T73_11">a</text:span><text:span text:style-name="T73_12"><text:s/>“</text:span><text:span text:style-name="T73_13">scot</text:span><text:span text:style-name="T73_14">”<text:s/></text:span><text:span text:style-name="T73_15">price</text:span><text:span text:style-name="T73_16"><text:s/>(≤<text:s/></text:span><text:span text:style-name="T73_17">normal</text:span><text:span text:style-name="T73_18"><text:s/></text:span><text:span text:style-name="T73_19">price</text:span><text:span text:style-name="T73_20">)<text:s/></text:span><text:span text:style-name="T73_21">that</text:span><text:span text:style-name="T73_22"><text:s/></text:span><text:span text:style-name="T73_23">will</text:span><text:span text:style-name="T73_24"><text:s/></text:span><text:span text:style-name="T73_25">only</text:span><text:span text:style-name="T73_26"><text:s/></text:span><text:span text:style-name="T73_27">be</text:span><text:span text:style-name="T73_28"><text:s/></text:span><text:span text:style-name="T73_29">visible</text:span><text:span text:style-name="T73_30"><text:s/></text:span><text:span text:style-name="T73_31">if</text:span><text:span text:style-name="T73_32"><text:s/></text:span><text:span text:style-name="T73_33">the</text:span><text:span text:style-name="T73_34"><text:s/></text:span><text:span text:style-name="T73_35">kilt</text:span><text:span text:style-name="T73_36"><text:s/></text:span><text:span text:style-name="T73_37">owner</text:span><text:span text:style-name="T73_38"><text:s/></text:span><text:span text:style-name="T73_39">decline</text:span><text:span text:style-name="T73_40">.</text:span></text:p>
                </text:list-item>
                <text:list-item>
                  <text:p text:style-name="P74"><text:span text:style-name="T74_1">(</text:span><text:span text:style-name="T74_2">optional</text:span><text:span text:style-name="T74_3">)<text:s/></text:span><text:span text:style-name="T74_4">Price</text:span><text:span text:style-name="T74_5"><text:s/></text:span><text:span text:style-name="T74_6">include</text:span><text:span text:style-name="T74_7"><text:s/></text:span><text:span text:style-name="T74_8">these</text:span><text:span text:style-name="T74_9"><text:s/></text:span><text:span text:style-name="T74_10">things</text:span><text:span text:style-name="T74_11">:<text:s/>(</text:span><text:span text:style-name="T74_12">e</text:span><text:span text:style-name="T74_13">.</text:span><text:span text:style-name="T74_14">g</text:span><text:span text:style-name="T74_15">.:<text:s/></text:span><text:span text:style-name="T74_16">a</text:span><text:span text:style-name="T74_17"><text:s/></text:span><text:span text:style-name="T74_18">buckle</text:span><text:span text:style-name="T74_19">).</text:span></text:p>
                </text:list-item>
              </text:list>
            </text:list-item>
            <text:list-item>
              <text:p text:style-name="P75"><text:span text:style-name="T75_1">You</text:span><text:span text:style-name="T75_2"><text:s/></text:span><text:span text:style-name="T75_3">need</text:span><text:span text:style-name="T75_4"><text:s/></text:span><text:span text:style-name="T75_5">to</text:span><text:span text:style-name="T75_6"><text:s/></text:span><text:span text:style-name="T75_7">provide</text:span><text:span text:style-name="T75_8"><text:s/></text:span><text:span text:style-name="T75_9">these</text:span><text:span text:style-name="T75_10"><text:s/></text:span><text:span text:style-name="T75_11">things</text:span><text:span text:style-name="T75_12">:<text:s/>(</text:span><text:span text:style-name="T75_13">e</text:span><text:span text:style-name="T75_14">.</text:span><text:span text:style-name="T75_15">g</text:span><text:span text:style-name="T75_16">.:<text:s/></text:span><text:span text:style-name="T75_17">a</text:span><text:span text:style-name="T75_18"><text:s/></text:span><text:span text:style-name="T75_19">buckle</text:span><text:span text:style-name="T75_20">).</text:span></text:p>
            </text:list-item>
            <text:list-item>
              <text:p text:style-name="P76"><text:span text:style-name="T76_1">Approximative</text:span><text:span text:style-name="T76_2"><text:s/></text:span><text:span text:style-name="T76_3">completion</text:span><text:span text:style-name="T76_4"><text:s/></text:span><text:span text:style-name="T76_5">time</text:span><text:span text:style-name="T76_6"><text:s/></text:span><text:span text:style-name="T76_7">after</text:span><text:span text:style-name="T76_8"><text:s/></text:span><text:span text:style-name="T76_9">kilt</text:span><text:span text:style-name="T76_10"><text:s/></text:span><text:span text:style-name="T76_11">reception</text:span><text:span text:style-name="T76_12"><text:s/>(</text:span><text:span text:style-name="T76_13">in</text:span><text:span text:style-name="T76_14"><text:s/></text:span><text:span text:style-name="T76_15">weeks</text:span><text:span text:style-name="T76_16"><text:s/>/<text:s/></text:span><text:span text:style-name="T76_17">days</text:span><text:span text:style-name="T76_18">).</text:span></text:p>
            </text:list-item>
            <text:list-item>
              <text:p text:style-name="P77"><text:span text:style-name="T77_1">Choose</text:span><text:span text:style-name="T77_2"><text:s/></text:span><text:span text:style-name="T77_3">a</text:span><text:span text:style-name="T77_4"><text:s/></text:span><text:span text:style-name="T77_5">transport</text:span><text:span text:style-name="T77_6"><text:s/></text:span><text:span text:style-name="T77_7">among</text:span><text:span text:style-name="T77_8"><text:s/></text:span><text:span text:style-name="T77_9">the</text:span><text:span text:style-name="T77_10"><text:s/></text:span><text:span text:style-name="T77_11">owner</text:span><text:span text:style-name="T77_12"><text:s/></text:span><text:span text:style-name="T77_13">proposals</text:span><text:span text:style-name="T77_14">.</text:span></text:p>
            </text:list-item>
            <text:list-item>
              <text:p text:style-name="P78"><text:span text:style-name="T78_1">Free</text:span><text:span text:style-name="T78_2"><text:s/></text:span><text:span text:style-name="T78_3">comment</text:span><text:span text:style-name="T78_4">.</text:span></text:p>
            </text:list-item>
            <text:list-item>
              <text:p text:style-name="P79"><text:span text:style-name="T79_1">Following</text:span><text:span text:style-name="T79_2"><text:s/></text:span><text:span text:style-name="T79_3">what</text:span><text:span text:style-name="T79_4"><text:s/></text:span><text:span text:style-name="T79_5">the</text:span><text:span text:style-name="T79_6"><text:s/></text:span><text:span text:style-name="T79_7">helper</text:span><text:span text:style-name="T79_8"><text:s/></text:span><text:span text:style-name="T79_9">have</text:span><text:span text:style-name="T79_10"><text:s/></text:span><text:span text:style-name="T79_11">define</text:span><text:span text:style-name="T79_12"><text:s/></text:span><text:span text:style-name="T79_13">in</text:span><text:span text:style-name="T79_14"><text:s/></text:span><text:span text:style-name="T79_15">the</text:span><text:span text:style-name="T79_16"><text:s/></text:span><text:span text:style-name="T79_17">dashboard</text:span><text:span text:style-name="T79_18">,<text:s/></text:span><text:span text:style-name="T79_19">show</text:span><text:span text:style-name="T79_20"><text:s/></text:span><text:span text:style-name="T79_21">the</text:span><text:span text:style-name="T79_22"><text:s/></text:span><text:span text:style-name="T79_23">private</text:span><text:span text:style-name="T79_24"><text:s/></text:span><text:span text:style-name="T79_25">informations</text:span><text:span text:style-name="T79_26"><text:s/></text:span><text:span text:style-name="T79_27">the</text:span><text:span text:style-name="T79_28"><text:s/></text:span><text:span text:style-name="T79_29">kilt</text:span><text:span text:style-name="T79_30"><text:s/></text:span><text:span text:style-name="T79_31">owner</text:span><text:span text:style-name="T79_32"><text:s/></text:span><text:span text:style-name="T79_33">will</text:span><text:span text:style-name="T79_34"><text:s/></text:span><text:span text:style-name="T79_35">receive</text:span><text:span text:style-name="T79_36"><text:s/>(</text:span><text:span text:style-name="T79_37">address</text:span><text:span text:style-name="T79_38">,<text:s/></text:span><text:span text:style-name="T79_39">phone</text:span><text:span text:style-name="T79_40"><text:s/></text:span><text:span text:style-name="T79_41">number</text:span><text:span text:style-name="T79_42">,<text:s/></text:span><text:span text:style-name="T79_43">email</text:span><text:span text:style-name="T79_44">,<text:s/></text:span><text:span text:style-name="T79_45">opening</text:span><text:span text:style-name="T79_46"><text:s/></text:span><text:span text:style-name="T79_47">hours</text:span><text:span text:style-name="T79_48">…).</text:span></text:p>
            </text:list-item>
          </text:list>
        </text:list-item>
      </text:list>
      <text:p text:style-name="P80"/>
      <text:list text:style-name="LS2" xml:id="list52">
        <text:list-item>
          <text:p text:style-name="P81"><text:span text:style-name="T81_1">Helper</text:span><text:span text:style-name="T81_2">:<text:s/></text:span><text:span text:style-name="T81_3">browsing</text:span><text:span text:style-name="T81_4"><text:s/></text:span><text:span text:style-name="T81_5">and</text:span><text:span text:style-name="T81_6"><text:s/></text:span><text:span text:style-name="T81_7">answering</text:span><text:span text:style-name="T81_8"><text:s/></text:span><text:span text:style-name="T81_9">open</text:span><text:span text:style-name="T81_10"><text:s/></text:span><text:span text:style-name="T81_11">requests</text:span></text:p>
          <text:list>
            <text:list-item>
              <text:p text:style-name="P82"><text:span text:style-name="T82_1">Propose</text:span><text:span text:style-name="T82_2"><text:s/></text:span><text:span text:style-name="T82_3">help</text:span><text:span text:style-name="T82_4"><text:s/>(</text:span><text:span text:style-name="T82_5">see</text:span><text:span text:style-name="T82_6"><text:s/></text:span><text:span text:style-name="T82_7">previous</text:span><text:span text:style-name="T82_8"><text:s/></text:span><text:span text:style-name="T82_9">list</text:span><text:span text:style-name="T82_10">:<text:s/></text:span><text:span text:style-name="T82_11">same</text:span><text:span text:style-name="T82_12"><text:s/></text:span><text:span text:style-name="T82_13">way</text:span><text:span text:style-name="T82_14"><text:s/></text:span><text:span text:style-name="T82_15">to</text:span><text:span text:style-name="T82_16"><text:s/></text:span><text:span text:style-name="T82_17">do</text:span><text:span text:style-name="T82_18"><text:s/></text:span><text:span text:style-name="T82_19">it</text:span><text:span text:style-name="T82_20">).</text:span></text:p>
            </text:list-item>
            <text:list-item>
              <text:p text:style-name="P83"><text:span text:style-name="T83_1">Pin</text:span><text:span text:style-name="T83_2"><text:s/></text:span><text:span text:style-name="T83_3">an</text:span><text:span text:style-name="T83_4"><text:s/></text:span><text:span text:style-name="T83_5">open</text:span><text:span text:style-name="T83_6"><text:s/></text:span><text:span text:style-name="T83_7">request</text:span><text:span text:style-name="T83_8"><text:s/></text:span><text:span text:style-name="T83_9">for</text:span><text:span text:style-name="T83_10"><text:s/></text:span><text:span text:style-name="T83_11">later</text:span><text:span text:style-name="T83_12">.</text:span></text:p>
            </text:list-item>
            <text:list-item>
              <text:p text:style-name="P84"><text:span text:style-name="T84_1">Access</text:span><text:span text:style-name="T84_2"><text:s/></text:span><text:span text:style-name="T84_3">to</text:span><text:span text:style-name="T84_4"><text:s/></text:span><text:span text:style-name="T84_5">pinned</text:span><text:span text:style-name="T84_6"><text:s/></text:span><text:span text:style-name="T84_7">requests</text:span><text:span text:style-name="T84_8"><text:s/></text:span><text:span text:style-name="T84_9">and</text:span><text:span text:style-name="T84_10"><text:s/></text:span><text:span text:style-name="T84_11">make</text:span><text:span text:style-name="T84_12"><text:s/></text:span><text:span text:style-name="T84_13">a</text:span><text:span text:style-name="T84_14"><text:s/></text:span><text:span text:style-name="T84_15">proposal</text:span><text:span text:style-name="T84_16"><text:s/></text:span><text:span text:style-name="T84_17">for</text:span><text:span text:style-name="T84_18"><text:s/></text:span><text:span text:style-name="T84_19">each</text:span><text:span text:style-name="T84_20"><text:s/></text:span><text:span text:style-name="T84_21">of</text:span><text:span text:style-name="T84_22"><text:s/></text:span><text:span text:style-name="T84_23">them</text:span><text:span text:style-name="T84_24"><text:s/></text:span><text:span text:style-name="T84_25">through</text:span><text:span text:style-name="T84_26"><text:s/></text:span><text:span text:style-name="T84_27">the</text:span><text:span text:style-name="T84_28"><text:s/></text:span><text:span text:style-name="T84_29">same</text:span><text:span text:style-name="T84_30"><text:s/></text:span><text:span text:style-name="T84_31">page</text:span><text:span text:style-name="T84_32">.</text:span></text:p>
            </text:list-item>
            <text:list-item>
              <text:p text:style-name="P85"><text:span text:style-name="T85_1">A</text:span><text:span text:style-name="T85_2"><text:s/></text:span><text:span text:style-name="T85_3">helper</text:span><text:span text:style-name="T85_4"><text:s/></text:span><text:span text:style-name="T85_5">can</text:span><text:span text:style-name="T85_6">’</text:span><text:span text:style-name="T85_7">t</text:span><text:span text:style-name="T85_8"><text:s/></text:span><text:span text:style-name="T85_9">have</text:span><text:span text:style-name="T85_10"><text:s/></text:span><text:span text:style-name="T85_11">more</text:span><text:span text:style-name="T85_12"><text:s/></text:span><text:span text:style-name="T85_13">than</text:span><text:span text:style-name="T85_14"><text:s/>3<text:s/></text:span><text:span text:style-name="T85_15">pending</text:span><text:span text:style-name="T85_16"><text:s/></text:span><text:span text:style-name="T85_17">works</text:span><text:span text:style-name="T85_18">.</text:span></text:p>
            </text:list-item>
          </text:list>
        </text:list-item>
      </text:list>
      <text:p text:style-name="P86"/>
      <text:list text:style-name="LS1" xml:id="list57">
        <text:list-item>
          <text:p text:style-name="P87"><text:span text:style-name="T87_1">Decline</text:span><text:span text:style-name="T87_2"><text:s/></text:span><text:span text:style-name="T87_3">kilt</text:span><text:span text:style-name="T87_4"><text:s/></text:span><text:span text:style-name="T87_5">owner</text:span><text:span text:style-name="T87_6">’</text:span><text:span text:style-name="T87_7">s</text:span><text:span text:style-name="T87_8"><text:s/></text:span><text:span text:style-name="T87_9">request</text:span><text:span text:style-name="T87_10"><text:s/></text:span><text:span text:style-name="T87_11">or</text:span><text:span text:style-name="T87_12"><text:s/></text:span><text:span text:style-name="T87_13">helper</text:span><text:span text:style-name="T87_14"><text:s/></text:span><text:span text:style-name="T87_15">proposal</text:span></text:p>
          <text:list>
            <text:list-item>
              <text:p text:style-name="P88"><text:span text:style-name="T88_1">Show</text:span><text:span text:style-name="T88_2"><text:s/></text:span><text:span text:style-name="T88_3">a</text:span><text:span text:style-name="T88_4"><text:s/></text:span><text:span text:style-name="T88_5">message</text:span><text:span text:style-name="T88_6"><text:s/></text:span><text:span text:style-name="T88_7">to</text:span><text:span text:style-name="T88_8"><text:s/></text:span><text:span text:style-name="T88_9">the</text:span><text:span text:style-name="T88_10"><text:s/></text:span><text:span text:style-name="T88_11">helper</text:span><text:span text:style-name="T88_12">/</text:span><text:span text:style-name="T88_13">owner</text:span><text:span text:style-name="T88_14">:<text:s/>“</text:span><text:span text:style-name="T88_15">Help</text:span><text:span text:style-name="T88_16"><text:s/></text:span><text:span text:style-name="T88_17">the</text:span><text:span text:style-name="T88_18"><text:s/></text:span><text:span text:style-name="T88_19">kilt</text:span><text:span text:style-name="T88_20">’</text:span><text:span text:style-name="T88_21">s</text:span><text:span text:style-name="T88_22"><text:s/></text:span><text:span text:style-name="T88_23">owner</text:span><text:span text:style-name="T88_24">/</text:span><text:span text:style-name="T88_25">the</text:span><text:span text:style-name="T88_26"><text:s/></text:span><text:span text:style-name="T88_27">helper</text:span><text:span text:style-name="T88_28"><text:s/></text:span><text:span text:style-name="T88_29">to</text:span><text:span text:style-name="T88_30"><text:s/></text:span><text:span text:style-name="T88_31">make</text:span><text:span text:style-name="T88_32"><text:s/></text:span><text:span text:style-name="T88_33">a</text:span><text:span text:style-name="T88_34"><text:s/></text:span><text:span text:style-name="T88_35">better</text:span><text:span text:style-name="T88_36"><text:s/></text:span><text:span text:style-name="T88_37">request</text:span><text:span text:style-name="T88_38">,<text:s/></text:span><text:span text:style-name="T88_39">explain</text:span><text:span text:style-name="T88_40"><text:s/></text:span><text:span text:style-name="T88_41">why</text:span><text:span text:style-name="T88_42"><text:s/></text:span><text:span text:style-name="T88_43">you</text:span><text:span text:style-name="T88_44"><text:s/></text:span><text:span text:style-name="T88_45">can</text:span><text:span text:style-name="T88_46">’</text:span><text:span text:style-name="T88_47">t</text:span><text:span text:style-name="T88_48">.”</text:span></text:p>
            </text:list-item>
            <text:list-item>
              <text:p text:style-name="P89"><text:span text:style-name="T89_1">Helper</text:span><text:span text:style-name="T89_2">:</text:span></text:p>
              <text:list>
                <text:list-item>
                  <text:p text:style-name="P90"><text:span text:style-name="T90_1">I</text:span><text:span text:style-name="T90_2">’</text:span><text:span text:style-name="T90_3">m</text:span><text:span text:style-name="T90_4"><text:s/></text:span><text:span text:style-name="T90_5">not</text:span><text:span text:style-name="T90_6"><text:s/></text:span><text:span text:style-name="T90_7">available</text:span><text:span text:style-name="T90_8"><text:s/>(</text:span><text:span text:style-name="T90_9">optional</text:span><text:span text:style-name="T90_10">:<text:s/></text:span><text:span text:style-name="T90_11">until</text:span><text:span text:style-name="T90_12"><text:s/>{</text:span><text:span text:style-name="T90_13">date</text:span><text:span text:style-name="T90_14">}).</text:span></text:p>
                </text:list-item>
                <text:list-item>
                  <text:p text:style-name="P91"><text:span text:style-name="T91_1">I</text:span><text:span text:style-name="T91_2"><text:s/></text:span><text:span text:style-name="T91_3">can</text:span><text:span text:style-name="T91_4">’</text:span><text:span text:style-name="T91_5">t</text:span><text:span text:style-name="T91_6"><text:s/></text:span><text:span text:style-name="T91_7">do</text:span><text:span text:style-name="T91_8"><text:s/></text:span><text:span text:style-name="T91_9">this</text:span><text:span text:style-name="T91_10"><text:s/></text:span><text:span text:style-name="T91_11">work</text:span><text:span text:style-name="T91_12">.</text:span></text:p>
                </text:list-item>
                <text:list-item>
                  <text:p text:style-name="P92"><text:span text:style-name="T92_1">The</text:span><text:span text:style-name="T92_2"><text:s/></text:span><text:span text:style-name="T92_3">description</text:span><text:span text:style-name="T92_4"><text:s/></text:span><text:span text:style-name="T92_5">of</text:span><text:span text:style-name="T92_6"><text:s/></text:span><text:span text:style-name="T92_7">the</text:span><text:span text:style-name="T92_8"><text:s/></text:span><text:span text:style-name="T92_9">work</text:span><text:span text:style-name="T92_10"><text:s/></text:span><text:span text:style-name="T92_11">is</text:span><text:span text:style-name="T92_12"><text:s/></text:span><text:span text:style-name="T92_13">not</text:span><text:span text:style-name="T92_14"><text:s/></text:span><text:span text:style-name="T92_15">specific</text:span><text:span text:style-name="T92_16"><text:s/></text:span><text:span text:style-name="T92_17">enough</text:span><text:span text:style-name="T92_18">.</text:span></text:p>
                </text:list-item>
                <text:list-item>
                  <text:p text:style-name="P93"><text:span text:style-name="T93_1">You</text:span><text:span text:style-name="T93_2"><text:s/></text:span><text:span text:style-name="T93_3">need</text:span><text:span text:style-name="T93_4"><text:s/></text:span><text:span text:style-name="T93_5">to</text:span><text:span text:style-name="T93_6"><text:s/></text:span><text:span text:style-name="T93_7">provide</text:span><text:span text:style-name="T93_8"><text:s/></text:span><text:span text:style-name="T93_9">these</text:span><text:span text:style-name="T93_10"><text:s/></text:span><text:span text:style-name="T93_11">things</text:span><text:span text:style-name="T93_12">:<text:s/>(</text:span><text:span text:style-name="T93_13">e</text:span><text:span text:style-name="T93_14">.</text:span><text:span text:style-name="T93_15">g</text:span><text:span text:style-name="T93_16">.:<text:s/></text:span><text:span text:style-name="T93_17">a</text:span><text:span text:style-name="T93_18"><text:s/></text:span><text:span text:style-name="T93_19">new</text:span><text:span text:style-name="T93_20"><text:s/></text:span><text:span text:style-name="T93_21">buckle</text:span><text:span text:style-name="T93_22">).</text:span></text:p>
                </text:list-item>
              </text:list>
            </text:list-item>
            <text:list-item>
              <text:p text:style-name="P94"><text:span text:style-name="T94_1">Kilt</text:span><text:span text:style-name="T94_2"><text:s/></text:span><text:span text:style-name="T94_3">owner</text:span><text:span text:style-name="T94_4">:</text:span></text:p>
              <text:list>
                <text:list-item>
                  <text:p text:style-name="P95"><text:span text:style-name="T95_1">Price</text:span><text:span text:style-name="T95_2"><text:s/></text:span><text:span text:style-name="T95_3">is</text:span><text:span text:style-name="T95_4"><text:s/></text:span><text:span text:style-name="T95_5">too</text:span><text:span text:style-name="T95_6"><text:s/></text:span><text:span text:style-name="T95_7">expensive</text:span><text:span text:style-name="T95_8">.</text:span></text:p>
                </text:list-item>
                <text:list-item>
                  <text:p text:style-name="P96"><text:span text:style-name="T96_1">Completion</text:span><text:span text:style-name="T96_2"><text:s/></text:span><text:span text:style-name="T96_3">time</text:span><text:span text:style-name="T96_4"><text:s/></text:span><text:span text:style-name="T96_5">is</text:span><text:span text:style-name="T96_6"><text:s/></text:span><text:span text:style-name="T96_7">too</text:span><text:span text:style-name="T96_8"><text:s/></text:span><text:span text:style-name="T96_9">long</text:span><text:span text:style-name="T96_10"><text:s/></text:span><text:span text:style-name="T96_11">for</text:span><text:span text:style-name="T96_12"><text:s/></text:span><text:span text:style-name="T96_13">me</text:span><text:span text:style-name="T96_14">.</text:span></text:p>
                </text:list-item>
                <text:list-item>
                  <text:p text:style-name="P97"><text:span text:style-name="T97_1">I</text:span><text:span text:style-name="T97_2"><text:s/></text:span><text:span text:style-name="T97_3">can</text:span><text:span text:style-name="T97_4">’</text:span><text:span text:style-name="T97_5">t</text:span><text:span text:style-name="T97_6"><text:s/></text:span><text:span text:style-name="T97_7">provide</text:span><text:span text:style-name="T97_8"><text:s/></text:span><text:span text:style-name="T97_9">these</text:span><text:span text:style-name="T97_10"><text:s/></text:span><text:span text:style-name="T97_11">tging</text:span><text:span text:style-name="T97_12"><text:s/></text:span><text:span text:style-name="T97_13">you</text:span><text:span text:style-name="T97_14"><text:s/></text:span><text:span text:style-name="T97_15">asked</text:span><text:span text:style-name="T97_16">:<text:s/>(</text:span><text:span text:style-name="T97_17">e</text:span><text:span text:style-name="T97_18">.</text:span><text:span text:style-name="T97_19">g</text:span><text:span text:style-name="T97_20">.<text:s/></text:span><text:span text:style-name="T97_21">a</text:span><text:span text:style-name="T97_22"><text:s/></text:span><text:span text:style-name="T97_23">new</text:span><text:span text:style-name="T97_24"><text:s/></text:span><text:span text:style-name="T97_25">buckle</text:span><text:span text:style-name="T97_26">).</text:span></text:p>
                </text:list-item>
              </text:list>
            </text:list-item>
            <text:list-item>
              <text:p text:style-name="P98"><text:span text:style-name="T98_1">Both</text:span><text:span text:style-name="T98_2">:</text:span></text:p>
              <text:list>
                <text:list-item>
                  <text:p text:style-name="P99"><text:span text:style-name="T99_1">Other</text:span><text:span text:style-name="T99_2">:<text:s/></text:span><text:span text:style-name="T99_3">specify</text:span><text:span text:style-name="T99_4"><text:s/>(</text:span><text:span text:style-name="T99_5">optional</text:span><text:span text:style-name="T99_6">).</text:span></text:p>
                </text:list-item>
              </text:list>
            </text:list-item>
          </text:list>
        </text:list-item>
      </text:list>
      <text:p text:style-name="P100"/>
      <text:list text:style-name="LS1" xml:id="list70">
        <text:list-item>
          <text:p text:style-name="P101"><text:span text:style-name="T101_1">Work</text:span><text:span text:style-name="T101_2"><text:s/></text:span><text:span text:style-name="T101_3">is</text:span><text:span text:style-name="T101_4"><text:s/></text:span><text:span text:style-name="T101_5">done</text:span></text:p>
          <text:list>
            <text:list-item>
              <text:p text:style-name="P102"><text:span text:style-name="T102_1">Helper</text:span><text:span text:style-name="T102_2">:</text:span></text:p>
              <text:list>
                <text:list-item>
                  <text:p text:style-name="P103"><text:span text:style-name="T103_1">transport</text:span><text:span text:style-name="T103_2">:<text:s/></text:span><text:span text:style-name="T103_3">when</text:span><text:span text:style-name="T103_4">,<text:s/></text:span><text:span text:style-name="T103_5">where</text:span><text:span text:style-name="T103_6">,<text:s/></text:span><text:span text:style-name="T103_7">how</text:span><text:span text:style-name="T103_8"><text:s/>(</text:span><text:span text:style-name="T103_9">many</text:span><text:span text:style-name="T103_10"><text:s/></text:span><text:span text:style-name="T103_11">proposals</text:span><text:span text:style-name="T103_12"><text:s/></text:span><text:span text:style-name="T103_13">can</text:span><text:span text:style-name="T103_14"><text:s/></text:span><text:span text:style-name="T103_15">be</text:span><text:span text:style-name="T103_16"><text:s/></text:span><text:span text:style-name="T103_17">submitted</text:span><text:span text:style-name="T103_18">)<text:s/>;</text:span></text:p>
                </text:list-item>
                <text:list-item>
                  <text:p text:style-name="P104"><text:span text:style-name="T104_1">leave</text:span><text:span text:style-name="T104_2"><text:s/></text:span><text:span text:style-name="T104_3">phone</text:span><text:span text:style-name="T104_4"><text:s/></text:span><text:span text:style-name="T104_5">number</text:span><text:span text:style-name="T104_6"><text:s/></text:span><text:span text:style-name="T104_7">or</text:span><text:span text:style-name="T104_8"><text:s/></text:span><text:span text:style-name="T104_9">mail</text:span><text:span text:style-name="T104_10"><text:s/>(</text:span><text:span text:style-name="T104_11">optional</text:span><text:span text:style-name="T104_12">).</text:span></text:p>
                </text:list-item>
              </text:list>
            </text:list-item>
            <text:list-item>
              <text:p text:style-name="P105"><text:span text:style-name="T105_1">Kilt</text:span><text:span text:style-name="T105_2"><text:s/></text:span><text:span text:style-name="T105_3">owner</text:span><text:span text:style-name="T105_4">:</text:span></text:p>
              <text:list>
                <text:list-item>
                  <text:p text:style-name="P106"><text:span text:style-name="T106_1">pick</text:span><text:span text:style-name="T106_2"><text:s/></text:span><text:span text:style-name="T106_3">up</text:span><text:span text:style-name="T106_4"><text:s/></text:span><text:span text:style-name="T106_5">a</text:span><text:span text:style-name="T106_6"><text:s/></text:span><text:span text:style-name="T106_7">date</text:span><text:span text:style-name="T106_8"><text:s/></text:span><text:span text:style-name="T106_9">and</text:span><text:span text:style-name="T106_10"><text:s/></text:span><text:span text:style-name="T106_11">a</text:span><text:span text:style-name="T106_12"><text:s/></text:span><text:span text:style-name="T106_13">way</text:span><text:span text:style-name="T106_14"><text:s/></text:span><text:span text:style-name="T106_15">of</text:span><text:span text:style-name="T106_16"><text:s/></text:span><text:span text:style-name="T106_17">return</text:span><text:span text:style-name="T106_18">.</text:span></text:p>
                </text:list-item>
              </text:list>
            </text:list-item>
          </text:list>
        </text:list-item>
      </text:list>
      <text:p text:style-name="P107"/>
      <text:h text:style-name="P108" text:outline-level="10"><text:bookmark-start text:name="h.w2mfphe8psh1"/><text:bookmark-end text:name="h.w2mfphe8psh1"/><text:span text:style-name="T108_1">Rating</text:span><text:span text:style-name="T108_2"><text:s/>(</text:span><text:span text:style-name="T108_3">after</text:span><text:span text:style-name="T108_4"><text:s/></text:span><text:span text:style-name="T108_5">having</text:span><text:span text:style-name="T108_6"><text:s/></text:span><text:span text:style-name="T108_7">helped</text:span><text:span text:style-name="T108_8"><text:s/></text:span><text:span text:style-name="T108_9">or</text:span><text:span text:style-name="T108_10"><text:s/></text:span><text:span text:style-name="T108_11">received</text:span><text:span text:style-name="T108_12"><text:s/></text:span><text:span text:style-name="T108_13">help</text:span><text:span text:style-name="T108_14">)</text:span></text:h>
      <text:p text:style-name="P109"/>
      <text:list text:style-name="LS1" xml:id="list76">
        <text:list-item>
          <text:p text:style-name="P110"><text:span text:style-name="T110_1">The</text:span><text:span text:style-name="T110_2"><text:s/></text:span><text:span text:style-name="T110_3">kilt</text:span><text:span text:style-name="T110_4"><text:s/></text:span><text:span text:style-name="T110_5">owner</text:span><text:span text:style-name="T110_6"><text:s/></text:span><text:span text:style-name="T110_7">rates</text:span><text:span text:style-name="T110_8"><text:s/></text:span><text:span text:style-name="T110_9">the</text:span><text:span text:style-name="T110_10"><text:s/></text:span><text:span text:style-name="T110_11">helper</text:span></text:p>
          <text:list>
            <text:list-item>
              <text:p text:style-name="P111"><text:span text:style-name="T111_1">Well</text:span><text:span text:style-name="T111_2">-</text:span><text:span text:style-name="T111_3">done</text:span><text:span text:style-name="T111_4"><text:s/></text:span><text:span text:style-name="T111_5">work</text:span><text:span text:style-name="T111_6">:<text:s/>“</text:span><text:span text:style-name="T111_7">right</text:span><text:span text:style-name="T111_8">”,<text:s/>“</text:span><text:span text:style-name="T111_9">not</text:span><text:span text:style-name="T111_10"><text:s/></text:span><text:span text:style-name="T111_11">so</text:span><text:span text:style-name="T111_12">”,<text:s/>“</text:span><text:span text:style-name="T111_13">no</text:span><text:span text:style-name="T111_14">”</text:span></text:p>
            </text:list-item>
            <text:list-item>
              <text:p text:style-name="P112"><text:span text:style-name="T112_1">Price</text:span><text:span text:style-name="T112_2"><text:s/></text:span><text:span text:style-name="T112_3">regarding</text:span><text:span text:style-name="T112_4"><text:s/></text:span><text:span text:style-name="T112_5">of</text:span><text:span text:style-name="T112_6"><text:s/></text:span><text:span text:style-name="T112_7">the</text:span><text:span text:style-name="T112_8"><text:s/></text:span><text:span text:style-name="T112_9">quality</text:span><text:span text:style-name="T112_10">:<text:s/>“</text:span><text:span text:style-name="T112_11">fair</text:span><text:span text:style-name="T112_12">”,<text:s/>“</text:span><text:span text:style-name="T112_13">cheap</text:span><text:span text:style-name="T112_14">”,<text:s/>“</text:span><text:span text:style-name="T112_15">expensive</text:span><text:span text:style-name="T112_16">”</text:span></text:p>
            </text:list-item>
            <text:list-item>
              <text:p text:style-name="P113"><text:span text:style-name="T113_1">Completion</text:span><text:span text:style-name="T113_2"><text:s/></text:span><text:span text:style-name="T113_3">time</text:span><text:span text:style-name="T113_4"><text:s/>(</text:span><text:span text:style-name="T113_5">including</text:span><text:span text:style-name="T113_6"><text:s/></text:span><text:span text:style-name="T113_7">kilt</text:span><text:span text:style-name="T113_8"><text:s/></text:span><text:span text:style-name="T113_9">return</text:span><text:span text:style-name="T113_10"><text:s/></text:span><text:span text:style-name="T113_11">time</text:span><text:span text:style-name="T113_12">,<text:s/></text:span><text:span text:style-name="T113_13">if</text:span><text:span text:style-name="T113_14"><text:s/></text:span><text:span text:style-name="T113_15">posted</text:span><text:span text:style-name="T113_16">):<text:s/>“</text:span><text:span text:style-name="T113_17">quick</text:span><text:span text:style-name="T113_18">”<text:s/>“</text:span><text:span text:style-name="T113_19">correct</text:span><text:span text:style-name="T113_20">”,<text:s/>“</text:span><text:span text:style-name="T113_21">too</text:span><text:span text:style-name="T113_22"><text:s/></text:span><text:span text:style-name="T113_23">long</text:span><text:span text:style-name="T113_24">”;</text:span></text:p>
            </text:list-item>
            <text:list-item>
              <text:p text:style-name="P114"><text:span text:style-name="T114_1">Communication</text:span><text:span text:style-name="T114_2">:<text:s/>“</text:span><text:span text:style-name="T114_3">easy</text:span><text:span text:style-name="T114_4">”,<text:s/>“</text:span><text:span text:style-name="T114_5">not</text:span><text:span text:style-name="T114_6"><text:s/></text:span><text:span text:style-name="T114_7">so</text:span><text:span text:style-name="T114_8"><text:s/></text:span><text:span text:style-name="T114_9">easy</text:span><text:span text:style-name="T114_10">”,<text:s/>“</text:span><text:span text:style-name="T114_11">difficult</text:span><text:span text:style-name="T114_12">”</text:span></text:p>
            </text:list-item>
            <text:list-item>
              <text:p text:style-name="P115"><text:span text:style-name="T115_1">Transport</text:span><text:span text:style-name="T115_2"><text:s/>(</text:span><text:span text:style-name="T115_3">only</text:span><text:span text:style-name="T115_4"><text:s/></text:span><text:span text:style-name="T115_5">if</text:span><text:span text:style-name="T115_6"><text:s/></text:span><text:span text:style-name="T115_7">kilt</text:span><text:span text:style-name="T115_8"><text:s/></text:span><text:span text:style-name="T115_9">returned</text:span><text:span text:style-name="T115_10"><text:s/></text:span><text:span text:style-name="T115_11">by</text:span><text:span text:style-name="T115_12"><text:s/></text:span><text:span text:style-name="T115_13">post</text:span><text:span text:style-name="T115_14"><text:s/></text:span><text:span text:style-name="T115_15">or</text:span><text:span text:style-name="T115_16"><text:s/></text:span><text:span text:style-name="T115_17">brought</text:span><text:span text:style-name="T115_18"><text:s/></text:span><text:span text:style-name="T115_19">by</text:span><text:span text:style-name="T115_20"><text:s/></text:span><text:span text:style-name="T115_21">the</text:span><text:span text:style-name="T115_22"><text:s/></text:span><text:span text:style-name="T115_23">helper</text:span><text:span text:style-name="T115_24"><text:s/></text:span><text:span text:style-name="T115_25">to</text:span><text:span text:style-name="T115_26"><text:s/></text:span><text:span text:style-name="T115_27">the</text:span><text:span text:style-name="T115_28"><text:s/></text:span><text:span text:style-name="T115_29">kilt</text:span><text:span text:style-name="T115_30"><text:s/></text:span><text:span text:style-name="T115_31">owner</text:span><text:span text:style-name="T115_32">):</text:span></text:p>
              <text:list>
                <text:list-item>
                  <text:p text:style-name="P116"><text:span text:style-name="T116_1">“</text:span><text:span text:style-name="T116_2">kilt</text:span><text:span text:style-name="T116_3"><text:s/></text:span><text:span text:style-name="T116_4">in</text:span><text:span text:style-name="T116_5"><text:s/></text:span><text:span text:style-name="T116_6">good</text:span><text:span text:style-name="T116_7"><text:s/></text:span><text:span text:style-name="T116_8">condition</text:span><text:span text:style-name="T116_9">”;</text:span></text:p>
                </text:list-item>
                <text:list-item>
                  <text:p text:style-name="P117"><text:span text:style-name="T117_1">“</text:span><text:span text:style-name="T117_2">kilt</text:span><text:span text:style-name="T117_3"><text:s/></text:span><text:span text:style-name="T117_4">not</text:span><text:span text:style-name="T117_5"><text:s/></text:span><text:span text:style-name="T117_6">well</text:span><text:span text:style-name="T117_7"><text:s/></text:span><text:span text:style-name="T117_8">packed</text:span><text:span text:style-name="T117_9"><text:s/></text:span><text:span text:style-name="T117_10">but</text:span><text:span text:style-name="T117_11"><text:s/></text:span><text:span text:style-name="T117_12">in</text:span><text:span text:style-name="T117_13"><text:s/></text:span><text:span text:style-name="T117_14">good</text:span><text:span text:style-name="T117_15"><text:s/></text:span><text:span text:style-name="T117_16">condition</text:span><text:span text:style-name="T117_17">”</text:span></text:p>
                </text:list-item>
                <text:list-item>
                  <text:p text:style-name="P118"><text:span text:style-name="T118_1">“</text:span><text:span text:style-name="T118_2">kilt</text:span><text:span text:style-name="T118_3"><text:s/></text:span><text:span text:style-name="T118_4">well</text:span><text:span text:style-name="T118_5"><text:s/></text:span><text:span text:style-name="T118_6">packed</text:span><text:span text:style-name="T118_7"><text:s/></text:span><text:span text:style-name="T118_8">but</text:span><text:span text:style-name="T118_9"><text:s/></text:span><text:span text:style-name="T118_10">damaged</text:span><text:span text:style-name="T118_11">”;</text:span></text:p>
                </text:list-item>
                <text:list-item>
                  <text:p text:style-name="P119"><text:span text:style-name="T119_1">“</text:span><text:span text:style-name="T119_2">kilt</text:span><text:span text:style-name="T119_3"><text:s/></text:span><text:span text:style-name="T119_4">not</text:span><text:span text:style-name="T119_5"><text:s/></text:span><text:span text:style-name="T119_6">well</text:span><text:span text:style-name="T119_7"><text:s/></text:span><text:span text:style-name="T119_8">packed</text:span><text:span text:style-name="T119_9"><text:s/></text:span><text:span text:style-name="T119_10">and</text:span><text:span text:style-name="T119_11"><text:s/></text:span><text:span text:style-name="T119_12">damaged</text:span><text:span text:style-name="T119_13">”.</text:span></text:p>
                </text:list-item>
              </text:list>
            </text:list-item>
            <text:list-item>
              <text:p text:style-name="P120"><text:span text:style-name="T120_1">Free</text:span><text:span text:style-name="T120_2"><text:s/></text:span><text:span text:style-name="T120_3">comment</text:span><text:span text:style-name="T120_4"><text:s/>(</text:span><text:span text:style-name="T120_5">optional</text:span><text:span text:style-name="T120_6">)</text:span></text:p>
            </text:list-item>
          </text:list>
        </text:list-item>
      </text:list>
      <text:p text:style-name="P121"/>
      <text:list text:style-name="LS1" xml:id="list87">
        <text:list-item>
          <text:p text:style-name="P122"><text:span text:style-name="T122_1">The</text:span><text:span text:style-name="T122_2"><text:s/></text:span><text:span text:style-name="T122_3">helper</text:span><text:span text:style-name="T122_4"><text:s/></text:span><text:span text:style-name="T122_5">rates</text:span><text:span text:style-name="T122_6"><text:s/></text:span><text:span text:style-name="T122_7">the</text:span><text:span text:style-name="T122_8"><text:s/></text:span><text:span text:style-name="T122_9">kilt</text:span><text:span text:style-name="T122_10"><text:s/></text:span><text:span text:style-name="T122_11">owner</text:span></text:p>
          <text:list>
            <text:list-item>
              <text:p text:style-name="P123"><text:span text:style-name="T123_1">Kilt</text:span><text:span text:style-name="T123_2"><text:s/></text:span><text:span text:style-name="T123_3">condition</text:span><text:span text:style-name="T123_4"><text:s/></text:span><text:span text:style-name="T123_5">matches</text:span><text:span text:style-name="T123_6"><text:s/></text:span><text:span text:style-name="T123_7">witch</text:span><text:span text:style-name="T123_8"><text:s/></text:span><text:span text:style-name="T123_9">owner</text:span><text:span text:style-name="T123_10"><text:s/></text:span><text:span text:style-name="T123_11">request</text:span></text:p>
            </text:list-item>
            <text:list-item>
              <text:p text:style-name="P124"><text:span text:style-name="T124_1">Communication</text:span><text:span text:style-name="T124_2">:<text:s/>“</text:span><text:span text:style-name="T124_3">easy</text:span><text:span text:style-name="T124_4">”,<text:s/>“</text:span><text:span text:style-name="T124_5">not</text:span><text:span text:style-name="T124_6"><text:s/></text:span><text:span text:style-name="T124_7">so</text:span><text:span text:style-name="T124_8"><text:s/></text:span><text:span text:style-name="T124_9">easy</text:span><text:span text:style-name="T124_10">”,<text:s/>“</text:span><text:span text:style-name="T124_11">difficult</text:span><text:span text:style-name="T124_12">”</text:span></text:p>
            </text:list-item>
            <text:list-item>
              <text:p text:style-name="P125"><text:span text:style-name="T125_1">Transport</text:span><text:span text:style-name="T125_2"><text:s/>(</text:span><text:span text:style-name="T125_3">only</text:span><text:span text:style-name="T125_4"><text:s/></text:span><text:span text:style-name="T125_5">if</text:span><text:span text:style-name="T125_6"><text:s/></text:span><text:span text:style-name="T125_7">kilt</text:span><text:span text:style-name="T125_8"><text:s/></text:span><text:span text:style-name="T125_9">sent</text:span><text:span text:style-name="T125_10"><text:s/></text:span><text:span text:style-name="T125_11">by</text:span><text:span text:style-name="T125_12"><text:s/></text:span><text:span text:style-name="T125_13">post</text:span><text:span text:style-name="T125_14">):</text:span></text:p>
              <text:list>
                <text:list-item>
                  <text:p text:style-name="P126"><text:span text:style-name="T126_1">“</text:span><text:span text:style-name="T126_2">kilt</text:span><text:span text:style-name="T126_3"><text:s/></text:span><text:span text:style-name="T126_4">in</text:span><text:span text:style-name="T126_5"><text:s/></text:span><text:span text:style-name="T126_6">good</text:span><text:span text:style-name="T126_7"><text:s/></text:span><text:span text:style-name="T126_8">condition</text:span><text:span text:style-name="T126_9">”;</text:span></text:p>
                </text:list-item>
                <text:list-item>
                  <text:p text:style-name="P127"><text:span text:style-name="T127_1">“</text:span><text:span text:style-name="T127_2">kilt</text:span><text:span text:style-name="T127_3"><text:s/></text:span><text:span text:style-name="T127_4">not</text:span><text:span text:style-name="T127_5"><text:s/></text:span><text:span text:style-name="T127_6">well</text:span><text:span text:style-name="T127_7"><text:s/></text:span><text:span text:style-name="T127_8">packed</text:span><text:span text:style-name="T127_9"><text:s/></text:span><text:span text:style-name="T127_10">but</text:span><text:span text:style-name="T127_11"><text:s/></text:span><text:span text:style-name="T127_12">in</text:span><text:span text:style-name="T127_13"><text:s/></text:span><text:span text:style-name="T127_14">good</text:span><text:span text:style-name="T127_15"><text:s/></text:span><text:span text:style-name="T127_16">condition</text:span><text:span text:style-name="T127_17">”</text:span></text:p>
                </text:list-item>
                <text:list-item>
                  <text:p text:style-name="P128"><text:span text:style-name="T128_1">“</text:span><text:span text:style-name="T128_2">kilt</text:span><text:span text:style-name="T128_3"><text:s/></text:span><text:span text:style-name="T128_4">well</text:span><text:span text:style-name="T128_5"><text:s/></text:span><text:span text:style-name="T128_6">packed</text:span><text:span text:style-name="T128_7"><text:s/></text:span><text:span text:style-name="T128_8">but</text:span><text:span text:style-name="T128_9"><text:s/></text:span><text:span text:style-name="T128_10">damaged</text:span><text:span text:style-name="T128_11">”;</text:span></text:p>
                </text:list-item>
                <text:list-item>
                  <text:p text:style-name="P129"><text:span text:style-name="T129_1">“</text:span><text:span text:style-name="T129_2">kilt</text:span><text:span text:style-name="T129_3"><text:s/></text:span><text:span text:style-name="T129_4">not</text:span><text:span text:style-name="T129_5"><text:s/></text:span><text:span text:style-name="T129_6">well</text:span><text:span text:style-name="T129_7"><text:s/></text:span><text:span text:style-name="T129_8">packed</text:span><text:span text:style-name="T129_9"><text:s/></text:span><text:span text:style-name="T129_10">and</text:span><text:span text:style-name="T129_11"><text:s/></text:span><text:span text:style-name="T129_12">damaged</text:span><text:span text:style-name="T129_13">”;</text:span></text:p>
                </text:list-item>
                <text:list-item>
                  <text:p text:style-name="P130"><text:span text:style-name="T130_1">(</text:span><text:span text:style-name="T130_2">optional</text:span><text:span text:style-name="T130_3">)<text:s/>“</text:span><text:span text:style-name="T130_4">kilt</text:span><text:span text:style-name="T130_5"><text:s/></text:span><text:span text:style-name="T130_6">not</text:span><text:span text:style-name="T130_7"><text:s/></text:span><text:span text:style-name="T130_8">transmitted</text:span><text:span text:style-name="T130_9"><text:s/></text:span><text:span text:style-name="T130_10">at</text:span><text:span text:style-name="T130_11"><text:s/></text:span><text:span text:style-name="T130_12">the</text:span><text:span text:style-name="T130_13"><text:s/></text:span><text:span text:style-name="T130_14">scheduled</text:span><text:span text:style-name="T130_15"><text:s/></text:span><text:span text:style-name="T130_16">date</text:span><text:span text:style-name="T130_17">/</text:span><text:span text:style-name="T130_18">time</text:span><text:span text:style-name="T130_19">”</text:span></text:p>
                </text:list-item>
              </text:list>
            </text:list-item>
            <text:list-item>
              <text:p text:style-name="P131"><text:span text:style-name="T131_1">Free</text:span><text:span text:style-name="T131_2"><text:s/></text:span><text:span text:style-name="T131_3">comment</text:span><text:span text:style-name="T131_4"><text:s/>(</text:span><text:span text:style-name="T131_5">optional</text:span><text:span text:style-name="T131_6">).</text:span></text:p>
            </text:list-item>
          </text:list>
        </text:list-item>
      </text:list>
      <text:p text:style-name="P132"/>
      <text:h text:style-name="P133" text:outline-level="10"><text:bookmark-start text:name="h.742lwz9a87k6"/><text:bookmark-end text:name="h.742lwz9a87k6"/><text:span text:style-name="T133_1">Account</text:span><text:span text:style-name="T133_2"><text:s/></text:span><text:span text:style-name="T133_3">managing</text:span></text:h>
      <text:p text:style-name="P134"/>
      <text:list text:style-name="LS1" xml:id="list97">
        <text:list-item>
          <text:p text:style-name="P135"><text:span text:style-name="T135_1">Register</text:span><text:span text:style-name="T135_2"><text:s/>(</text:span><text:span text:style-name="T135_3">required</text:span><text:span text:style-name="T135_4"><text:s/></text:span><text:span text:style-name="T135_5">before</text:span><text:span text:style-name="T135_6"><text:s/></text:span><text:span text:style-name="T135_7">validating</text:span><text:span text:style-name="T135_8"><text:s/></text:span><text:span text:style-name="T135_9">the</text:span><text:span text:style-name="T135_10"><text:s/></text:span><text:span text:style-name="T135_11">first</text:span><text:span text:style-name="T135_12"><text:s/></text:span><text:span text:style-name="T135_13">request</text:span><text:span text:style-name="T135_14">)</text:span></text:p>
          <text:list>
            <text:list-item>
              <text:p text:style-name="P136"><text:span text:style-name="T136_1">Email</text:span></text:p>
            </text:list-item>
            <text:list-item>
              <text:p text:style-name="P137"><text:span text:style-name="T137_1">Password</text:span></text:p>
            </text:list-item>
            <text:list-item>
              <text:p text:style-name="P138"><text:span text:style-name="T138_1">Name</text:span><text:span text:style-name="T138_2"><text:s/>(</text:span><text:span text:style-name="T138_3">required</text:span><text:span text:style-name="T138_4">)</text:span></text:p>
            </text:list-item>
            <text:list-item>
              <text:p text:style-name="P139"><text:span text:style-name="T139_1">Shop</text:span><text:span text:style-name="T139_2"><text:s/></text:span><text:span text:style-name="T139_3">or</text:span><text:span text:style-name="T139_4"><text:s/></text:span><text:span text:style-name="T139_5">company</text:span><text:span text:style-name="T139_6"><text:s/>(</text:span><text:span text:style-name="T139_7">only</text:span><text:span text:style-name="T139_8"><text:s/></text:span><text:span text:style-name="T139_9">for</text:span><text:span text:style-name="T139_10"><text:s/></text:span><text:span text:style-name="T139_11">professionals</text:span><text:span text:style-name="T139_12">);</text:span></text:p>
            </text:list-item>
            <text:list-item>
              <text:p text:style-name="P140"><text:span text:style-name="T140_1">Address</text:span><text:span text:style-name="T140_2"><text:s/></text:span><text:span text:style-name="T140_3">elements</text:span><text:span text:style-name="T140_4"><text:s/>(</text:span><text:span text:style-name="T140_5">all</text:span><text:span text:style-name="T140_6"><text:s/></text:span><text:span text:style-name="T140_7">required</text:span><text:span text:style-name="T140_8"><text:s/></text:span><text:span text:style-name="T140_9">if</text:span><text:span text:style-name="T140_10"><text:s/></text:span><text:span text:style-name="T140_11">joining</text:span><text:span text:style-name="T140_12"><text:s/></text:span><text:span text:style-name="T140_13">Wikilt</text:span><text:span text:style-name="T140_14"><text:s/></text:span><text:span text:style-name="T140_15">and</text:span><text:span text:style-name="T140_16"><text:s/></text:span><text:span text:style-name="T140_17">sending</text:span><text:span text:style-name="T140_18"><text:s/></text:span><text:span text:style-name="T140_19">request</text:span><text:span text:style-name="T140_20"><text:s/></text:span><text:span text:style-name="T140_21">are</text:span><text:span text:style-name="T140_22"><text:s/></text:span><text:span text:style-name="T140_23">done</text:span><text:span text:style-name="T140_24"><text:s/></text:span><text:span text:style-name="T140_25">at</text:span><text:span text:style-name="T140_26"><text:s/></text:span><text:span text:style-name="T140_27">the</text:span><text:span text:style-name="T140_28"><text:s/></text:span><text:span text:style-name="T140_29">same</text:span><text:span text:style-name="T140_30"><text:s/></text:span><text:span text:style-name="T140_31">time</text:span><text:span text:style-name="T140_32">):</text:span></text:p>
              <text:list>
                <text:list-item>
                  <text:p text:style-name="P141"><text:span text:style-name="T141_1">building</text:span><text:span text:style-name="T141_2"><text:s/></text:span><text:span text:style-name="T141_3">name</text:span><text:span text:style-name="T141_4"><text:s/>(</text:span><text:span text:style-name="T141_5">optional</text:span><text:span text:style-name="T141_6">);</text:span></text:p>
                </text:list-item>
                <text:list-item>
                  <text:p text:style-name="P142"><text:span text:style-name="T142_1">address</text:span><text:span text:style-name="T142_2">;</text:span></text:p>
                </text:list-item>
                <text:list-item>
                  <text:p text:style-name="P143"><text:span text:style-name="T143_1">locality</text:span><text:span text:style-name="T143_2"><text:s/></text:span><text:span text:style-name="T143_3">name</text:span><text:span text:style-name="T143_4"><text:s/>(</text:span><text:span text:style-name="T143_5">optional</text:span><text:span text:style-name="T143_6">);</text:span></text:p>
                </text:list-item>
                <text:list-item>
                  <text:p text:style-name="P144"><text:span text:style-name="T144_1">town</text:span><text:span text:style-name="T144_2">;</text:span></text:p>
                </text:list-item>
                <text:list-item>
                  <text:p text:style-name="P145"><text:span text:style-name="T145_1">postcode</text:span><text:span text:style-name="T145_2">.</text:span></text:p>
                </text:list-item>
              </text:list>
            </text:list-item>
            <text:list-item>
              <text:p text:style-name="P146"><text:span text:style-name="T146_1">Phone</text:span><text:span text:style-name="T146_2"><text:s/></text:span><text:span text:style-name="T146_3">number</text:span><text:span text:style-name="T146_4"><text:s/>(</text:span><text:span text:style-name="T146_5">optional</text:span><text:span text:style-name="T146_6">)</text:span></text:p>
            </text:list-item>
            <text:list-item>
              <text:p text:style-name="P147"><text:span text:style-name="T147_1">For</text:span><text:span text:style-name="T147_2"><text:s/></text:span><text:span text:style-name="T147_3">professionals</text:span><text:span text:style-name="T147_4"><text:s/></text:span><text:span text:style-name="T147_5">only</text:span><text:span text:style-name="T147_6"><text:s/>(</text:span><text:span text:style-name="T147_7">this</text:span><text:span text:style-name="T147_8"><text:s/></text:span><text:span text:style-name="T147_9">can</text:span><text:span text:style-name="T147_10"><text:s/></text:span><text:span text:style-name="T147_11">be</text:span><text:span text:style-name="T147_12"><text:s/></text:span><text:span text:style-name="T147_13">done</text:span><text:span text:style-name="T147_14"><text:s/></text:span><text:span text:style-name="T147_15">later</text:span><text:span text:style-name="T147_16">):</text:span></text:p>
              <text:list>
                <text:list-item>
                  <text:p text:style-name="P148"><text:span text:style-name="T148_1">VATIN</text:span><text:span text:style-name="T148_2"><text:s/>(</text:span><text:span text:style-name="T148_3">required</text:span><text:span text:style-name="T148_4"><text:s/></text:span><text:span text:style-name="T148_5">for</text:span><text:span text:style-name="T148_6"><text:s/></text:span><text:span text:style-name="T148_7">requests</text:span><text:span text:style-name="T148_8">,<text:s/></text:span><text:span text:style-name="T148_9">not</text:span><text:span text:style-name="T148_10"><text:s/></text:span><text:span text:style-name="T148_11">to</text:span><text:span text:style-name="T148_12"><text:s/></text:span><text:span text:style-name="T148_13">be</text:span><text:span text:style-name="T148_14"><text:s/></text:span><text:span text:style-name="T148_15">browsed</text:span><text:span text:style-name="T148_16">);</text:span></text:p>
                </text:list-item>
                <text:list-item>
                  <text:p text:style-name="P149"><text:span text:style-name="T149_1">registration</text:span><text:span text:style-name="T149_2"><text:s/></text:span><text:span text:style-name="T149_3">number</text:span><text:span text:style-name="T149_4"><text:s/>(</text:span><text:span text:style-name="T149_5">idem</text:span><text:span text:style-name="T149_6">);</text:span></text:p>
                </text:list-item>
                <text:list-item>
                  <text:p text:style-name="P150"><text:span text:style-name="T150_1">website</text:span><text:span text:style-name="T150_2">;</text:span></text:p>
                </text:list-item>
                <text:list-item>
                  <text:p text:style-name="P151"><text:span text:style-name="T151_1">opening</text:span><text:span text:style-name="T151_2"><text:s/></text:span><text:span text:style-name="T151_3">hours</text:span><text:span text:style-name="T151_4"><text:s/>(</text:span><text:span text:style-name="T151_5">e</text:span><text:span text:style-name="T151_6">.</text:span><text:span text:style-name="T151_7">g</text:span><text:span text:style-name="T151_8">.<text:s/></text:span><text:span text:style-name="T151_9">for</text:span><text:span text:style-name="T151_10"><text:s/></text:span><text:span text:style-name="T151_11">shops</text:span><text:span text:style-name="T151_12">).</text:span></text:p>
                </text:list-item>
              </text:list>
            </text:list-item>
            <text:list-item>
              <text:p text:style-name="P152"><text:span text:style-name="T152_1">When</text:span><text:span text:style-name="T152_2"><text:s/></text:span><text:span text:style-name="T152_3">someone</text:span><text:span text:style-name="T152_4">,<text:s/></text:span><text:span text:style-name="T152_5">already</text:span><text:span text:style-name="T152_6"><text:s/></text:span><text:span text:style-name="T152_7">registered</text:span><text:span text:style-name="T152_8"><text:s/></text:span><text:span text:style-name="T152_9">or</text:span><text:span text:style-name="T152_10"><text:s/></text:span><text:span text:style-name="T152_11">not</text:span><text:span text:style-name="T152_12">,<text:s/></text:span><text:span text:style-name="T152_13">decide</text:span><text:span text:style-name="T152_14"><text:s/></text:span><text:span text:style-name="T152_15">to</text:span><text:span text:style-name="T152_16"><text:s/></text:span><text:span text:style-name="T152_17">help</text:span><text:span text:style-name="T152_18">:</text:span></text:p>
              <text:list>
                <text:list-item>
                  <text:p text:style-name="P153"><text:span text:style-name="T153_1">Precise</text:span><text:span text:style-name="T153_2"><text:s/></text:span><text:span text:style-name="T153_3">at</text:span><text:span text:style-name="T153_4"><text:s/></text:span><text:span text:style-name="T153_5">least</text:span><text:span text:style-name="T153_6"><text:s/></text:span><text:span text:style-name="T153_7">one</text:span><text:span text:style-name="T153_8"><text:s/></text:span><text:span text:style-name="T153_9">way</text:span><text:span text:style-name="T153_10"><text:s/></text:span><text:span text:style-name="T153_11">to</text:span><text:span text:style-name="T153_12"><text:s/></text:span><text:span text:style-name="T153_13">help</text:span><text:span text:style-name="T153_14"><text:s/></text:span><text:span text:style-name="T153_15">and</text:span><text:span text:style-name="T153_16"><text:s/></text:span><text:span text:style-name="T153_17">one</text:span><text:span text:style-name="T153_18"><text:s/></text:span><text:span text:style-name="T153_19">way</text:span><text:span text:style-name="T153_20"><text:s/></text:span><text:span text:style-name="T153_21">of</text:span><text:span text:style-name="T153_22"><text:s/></text:span><text:span text:style-name="T153_23">transport</text:span><text:span text:style-name="T153_24"><text:s/>(</text:span><text:span text:style-name="T153_25">see</text:span><text:span text:style-name="T153_26"><text:s/></text:span><text:span text:style-name="T153_27">“</text:span><text:span text:style-name="T153_28">Make</text:span><text:span text:style-name="T153_29"><text:s/></text:span><text:span text:style-name="T153_30">a</text:span><text:span text:style-name="T153_31"><text:s/></text:span><text:span text:style-name="T153_32">request</text:span><text:span text:style-name="T153_33">”<text:s/></text:span><text:span text:style-name="T153_34">earlier</text:span><text:span text:style-name="T153_35"><text:s/></text:span><text:span text:style-name="T153_36">in</text:span><text:span text:style-name="T153_37"><text:s/></text:span><text:span text:style-name="T153_38">this</text:span><text:span text:style-name="T153_39"><text:s/></text:span><text:span text:style-name="T153_40">document</text:span><text:span text:style-name="T153_41">).</text:span></text:p>
                </text:list-item>
              </text:list>
            </text:list-item>
          </text:list>
        </text:list-item>
      </text:list>
      <text:p text:style-name="P154"/>
      <text:list text:style-name="LS3" xml:id="list116">
        <text:list-item>
          <text:p text:style-name="P155"><text:span text:style-name="T155_1">Log</text:span><text:span text:style-name="T155_2"><text:s/></text:span><text:span text:style-name="T155_3">in</text:span></text:p>
          <text:list>
            <text:list-item>
              <text:p text:style-name="P156"><text:span text:style-name="T156_1">Email</text:span><text:span text:style-name="T156_2"><text:s/>(</text:span><text:span text:style-name="T156_3">required</text:span><text:span text:style-name="T156_4">)</text:span></text:p>
            </text:list-item>
            <text:list-item>
              <text:p text:style-name="P157"><text:span text:style-name="T157_1">Password</text:span><text:span text:style-name="T157_2"><text:s/>(</text:span><text:span text:style-name="T157_3">required</text:span><text:span text:style-name="T157_4">)</text:span></text:p>
            </text:list-item>
            <text:list-item>
              <text:p text:style-name="P158"><text:span text:style-name="T158_1">Stay</text:span><text:span text:style-name="T158_2"><text:s/></text:span><text:span text:style-name="T158_3">connected</text:span><text:span text:style-name="T158_4"><text:s/>(</text:span><text:span text:style-name="T158_5">optional</text:span><text:span text:style-name="T158_6">,<text:s/></text:span><text:span text:style-name="T158_7">checked</text:span><text:span text:style-name="T158_8"><text:s/></text:span><text:span text:style-name="T158_9">by</text:span><text:span text:style-name="T158_10"><text:s/></text:span><text:span text:style-name="T158_11">default</text:span><text:span text:style-name="T158_12">)</text:span></text:p>
            </text:list-item>
            <text:list-item>
              <text:p text:style-name="P159"><text:span text:style-name="T159_1">Password</text:span><text:span text:style-name="T159_2"><text:s/></text:span><text:span text:style-name="T159_3">forgot</text:span><text:span text:style-name="T159_4"><text:s/>(</text:span><text:span text:style-name="T159_5">send</text:span><text:span text:style-name="T159_6"><text:s/></text:span><text:span text:style-name="T159_7">mail</text:span><text:span text:style-name="T159_8"><text:s/></text:span><text:span text:style-name="T159_9">with</text:span><text:span text:style-name="T159_10"><text:s/></text:span><text:span text:style-name="T159_11">password</text:span><text:span text:style-name="T159_12"><text:s/></text:span><text:span text:style-name="T159_13">reset</text:span><text:span text:style-name="T159_14"><text:s/></text:span><text:span text:style-name="T159_15">link</text:span><text:span text:style-name="T159_16">)</text:span></text:p>
            </text:list-item>
          </text:list>
        </text:list-item>
      </text:list>
      <text:p text:style-name="P160"/>
      <text:list text:style-name="LS1" xml:id="list121">
        <text:list-item>
          <text:p text:style-name="P161"><text:span text:style-name="T161_1">Ways</text:span><text:span text:style-name="T161_2"><text:s/></text:span><text:span text:style-name="T161_3">to</text:span><text:span text:style-name="T161_4"><text:s/></text:span><text:span text:style-name="T161_5">help</text:span></text:p>
        </text:list-item>
      </text:list>
      <text:p text:style-name="P162"/>
      <text:list text:style-name="LS1" xml:id="list122">
        <text:list-item>
          <text:list>
            <text:list-item>
              <text:p text:style-name="P163"><text:span text:style-name="T163_1">What</text:span><text:span text:style-name="T163_2"><text:s/></text:span><text:span text:style-name="T163_3">i</text:span><text:span text:style-name="T163_4"><text:s/></text:span><text:span text:style-name="T163_5">can</text:span><text:span text:style-name="T163_6"><text:s/></text:span><text:span text:style-name="T163_7">do</text:span><text:span text:style-name="T163_8"><text:s/>/<text:s/></text:span><text:span text:style-name="T163_9">kilt</text:span><text:span text:style-name="T163_10"><text:s/></text:span><text:span text:style-name="T163_11">sewing</text:span><text:span text:style-name="T163_12"><text:s/></text:span><text:span text:style-name="T163_13">experience</text:span><text:span text:style-name="T163_14">:<text:s/>(</text:span><text:span text:style-name="T163_15">see</text:span><text:span text:style-name="T163_16"><text:s/></text:span><text:span text:style-name="T163_17">types</text:span><text:span text:style-name="T163_18"><text:s/></text:span><text:span text:style-name="T163_19">of</text:span><text:span text:style-name="T163_20"><text:s/></text:span><text:span text:style-name="T163_21">request</text:span><text:span text:style-name="T163_22">)</text:span></text:p>
            </text:list-item>
            <text:list-item>
              <text:p text:style-name="P164"><text:span text:style-name="T164_1">Opening</text:span><text:span text:style-name="T164_2"><text:s/></text:span><text:span text:style-name="T164_3">hours</text:span><text:span text:style-name="T164_4"><text:s/>(</text:span><text:span text:style-name="T164_5">for</text:span><text:span text:style-name="T164_6"><text:s/></text:span><text:span text:style-name="T164_7">professionals</text:span><text:span text:style-name="T164_8">,<text:s/></text:span><text:span text:style-name="T164_9">e</text:span><text:span text:style-name="T164_10">.</text:span><text:span text:style-name="T164_11">g</text:span><text:span text:style-name="T164_12">.<text:s/></text:span><text:span text:style-name="T164_13">shops</text:span><text:span text:style-name="T164_14">)</text:span></text:p>
            </text:list-item>
            <text:list-item>
              <text:p text:style-name="P165"><text:span text:style-name="T165_1">Display</text:span><text:span text:style-name="T165_2"><text:s/></text:span><text:span text:style-name="T165_3">phone</text:span><text:span text:style-name="T165_4"><text:s/></text:span><text:span text:style-name="T165_5">number</text:span><text:span text:style-name="T165_6"><text:s/></text:span><text:span text:style-name="T165_7">or</text:span><text:span text:style-name="T165_8"><text:s/></text:span><text:span text:style-name="T165_9">email</text:span><text:span text:style-name="T165_10"><text:s/>:</text:span></text:p>
              <text:list>
                <text:list-item>
                  <text:p text:style-name="P166"><text:span text:style-name="T166_1">to</text:span><text:span text:style-name="T166_2"><text:s/></text:span><text:span text:style-name="T166_3">logged</text:span><text:span text:style-name="T166_4"><text:s/></text:span><text:span text:style-name="T166_5">persons</text:span><text:span text:style-name="T166_6"><text:s/></text:span><text:span text:style-name="T166_7">who</text:span><text:span text:style-name="T166_8"><text:s/></text:span><text:span text:style-name="T166_9">request</text:span><text:span text:style-name="T166_10"><text:s/></text:span><text:span text:style-name="T166_11">you</text:span><text:span text:style-name="T166_12"><text:s/></text:span><text:span text:style-name="T166_13">only</text:span><text:span text:style-name="T166_14">;</text:span></text:p>
                </text:list-item>
                <text:list-item>
                  <text:p text:style-name="P167"><text:span text:style-name="T167_1">to</text:span><text:span text:style-name="T167_2"><text:s/></text:span><text:span text:style-name="T167_3">every</text:span><text:span text:style-name="T167_4"><text:s/></text:span><text:span text:style-name="T167_5">logged</text:span><text:span text:style-name="T167_6"><text:s/></text:span><text:span text:style-name="T167_7">person</text:span><text:span text:style-name="T167_8"><text:s/>(</text:span><text:span text:style-name="T167_9">for</text:span><text:span text:style-name="T167_10"><text:s/></text:span><text:span text:style-name="T167_11">shop</text:span><text:span text:style-name="T167_12"><text:s/></text:span><text:span text:style-name="T167_13">only</text:span><text:span text:style-name="T167_14">).</text:span></text:p>
                </text:list-item>
              </text:list>
            </text:list-item>
            <text:list-item>
              <text:p text:style-name="P168"><text:span text:style-name="T168_1">No</text:span><text:span text:style-name="T168_2"><text:s/></text:span><text:span text:style-name="T168_3">direct</text:span><text:span text:style-name="T168_4"><text:s/></text:span><text:span text:style-name="T168_5">contact</text:span><text:span text:style-name="T168_6">:<text:s/></text:span><text:span text:style-name="T168_7">send</text:span><text:span text:style-name="T168_8"><text:s/></text:span><text:span text:style-name="T168_9">request</text:span><text:span text:style-name="T168_10"><text:s/></text:span><text:span text:style-name="T168_11">first</text:span><text:span text:style-name="T168_12">;</text:span></text:p>
            </text:list-item>
            <text:list-item>
              <text:p text:style-name="P169"><text:span text:style-name="T169_1">Kilt</text:span><text:span text:style-name="T169_2"><text:s/></text:span><text:span text:style-name="T169_3">transport</text:span><text:span text:style-name="T169_4"><text:s/>(</text:span><text:span text:style-name="T169_5">optional</text:span><text:span text:style-name="T169_6">,<text:s/></text:span><text:span text:style-name="T169_7">must</text:span><text:span text:style-name="T169_8"><text:s/></text:span><text:span text:style-name="T169_9">be</text:span><text:span text:style-name="T169_10"><text:s/></text:span><text:span text:style-name="T169_11">set</text:span><text:span text:style-name="T169_12"><text:s/></text:span><text:span text:style-name="T169_13">for</text:span><text:span text:style-name="T169_14"><text:s/></text:span><text:span text:style-name="T169_15">kilt</text:span><text:span text:style-name="T169_16"><text:s/></text:span><text:span text:style-name="T169_17">sending</text:span><text:span text:style-name="T169_18"><text:s/></text:span><text:span text:style-name="T169_19">to</text:span><text:span text:style-name="T169_20"><text:s/></text:span><text:span text:style-name="T169_21">the</text:span><text:span text:style-name="T169_22"><text:s/></text:span><text:span text:style-name="T169_23">helper</text:span><text:span text:style-name="T169_24"><text:s/></text:span><text:span text:style-name="T169_25">and</text:span><text:span text:style-name="T169_26"><text:s/></text:span><text:span text:style-name="T169_27">kilt</text:span><text:span text:style-name="T169_28"><text:s/></text:span><text:span text:style-name="T169_29">return</text:span><text:span text:style-name="T169_30"><text:s/></text:span><text:span text:style-name="T169_31">to</text:span><text:span text:style-name="T169_32"><text:s/></text:span><text:span text:style-name="T169_33">kilt</text:span><text:span text:style-name="T169_34"><text:s/></text:span><text:span text:style-name="T169_35">owner</text:span><text:span text:style-name="T169_36">):</text:span></text:p>
              <text:list>
                <text:list-item>
                  <text:p text:style-name="P170"><text:span text:style-name="T170_1">[ ]<text:s/>“</text:span><text:span text:style-name="T170_2">send</text:span><text:span text:style-name="T170_3"><text:s/></text:span><text:span text:style-name="T170_4">me</text:span><text:span text:style-name="T170_5"><text:s/></text:span><text:span text:style-name="T170_6">your</text:span><text:span text:style-name="T170_7"><text:s/></text:span><text:span text:style-name="T170_8">kilt</text:span><text:span text:style-name="T170_9"><text:s/></text:span><text:span text:style-name="T170_10">by</text:span><text:span text:style-name="T170_11"><text:s/></text:span><text:span text:style-name="T170_12">post</text:span><text:span text:style-name="T170_13">”;</text:span></text:p>
                </text:list-item>
                <text:list-item>
                  <text:p text:style-name="P171"><text:span text:style-name="T171_1">[ ]<text:s/>“</text:span><text:span text:style-name="T171_2">bring</text:span><text:span text:style-name="T171_3"><text:s/></text:span><text:span text:style-name="T171_4">me</text:span><text:span text:style-name="T171_5"><text:s/></text:span><text:span text:style-name="T171_6">your</text:span><text:span text:style-name="T171_7"><text:s/></text:span><text:span text:style-name="T171_8">kilt</text:span><text:span text:style-name="T171_9">”;</text:span></text:p>
                </text:list-item>
                <text:list-item>
                  <text:p text:style-name="P172"><text:span text:style-name="T172_1">[ ]<text:s/>“</text:span><text:span text:style-name="T172_2">i</text:span><text:span text:style-name="T172_3">’</text:span><text:span text:style-name="T172_4">ll</text:span><text:span text:style-name="T172_5"><text:s/></text:span><text:span text:style-name="T172_6">come</text:span><text:span text:style-name="T172_7"><text:s/></text:span><text:span text:style-name="T172_8">to</text:span><text:span text:style-name="T172_9"><text:s/></text:span><text:span text:style-name="T172_10">you</text:span><text:span text:style-name="T172_11"><text:s/></text:span><text:span text:style-name="T172_12">to</text:span><text:span text:style-name="T172_13"><text:s/></text:span><text:span text:style-name="T172_14">pick</text:span><text:span text:style-name="T172_15"><text:s/></text:span><text:span text:style-name="T172_16">your</text:span><text:span text:style-name="T172_17"><text:s/></text:span><text:span text:style-name="T172_18">kilt</text:span><text:span text:style-name="T172_19">”.</text:span></text:p>
                </text:list-item>
              </text:list>
            </text:list-item>
          </text:list>
        </text:list-item>
      </text:list>
      <text:p text:style-name="P173"/>
      <text:list text:style-name="LS1" xml:id="list132">
        <text:list-item>
          <text:p text:style-name="P174"><text:span text:style-name="T174_1">Billing</text:span></text:p>
          <text:list>
            <text:list-item>
              <text:p text:style-name="P175"><text:span text:style-name="T175_1">Kilt</text:span><text:span text:style-name="T175_2"><text:s/></text:span><text:span text:style-name="T175_3">owner</text:span><text:span text:style-name="T175_4"><text:s/></text:span><text:span text:style-name="T175_5">must</text:span><text:span text:style-name="T175_6"><text:s/></text:span><text:span text:style-name="T175_7">pay</text:span><text:span text:style-name="T175_8"><text:s/></text:span><text:span text:style-name="T175_9">directly</text:span><text:span text:style-name="T175_10">:</text:span></text:p>
              <text:list>
                <text:list-item>
                  <text:p text:style-name="P176"><text:span text:style-name="T176_1">online</text:span><text:span text:style-name="T176_2">:<text:s/></text:span><text:span text:style-name="T176_3">VISA</text:span><text:span text:style-name="T176_4">,<text:s/></text:span><text:span text:style-name="T176_5">Mastercard</text:span><text:span text:style-name="T176_6">,<text:s/></text:span><text:span text:style-name="T176_7">American</text:span><text:span text:style-name="T176_8"><text:s/></text:span><text:span text:style-name="T176_9">Express</text:span><text:span text:style-name="T176_10">,<text:s/></text:span><text:span text:style-name="T176_11">Paypal</text:span><text:span text:style-name="T176_12"><text:s/>(</text:span><text:span text:style-name="T176_13">to</text:span><text:span text:style-name="T176_14"><text:s/></text:span><text:span text:style-name="T176_15">Wikilt</text:span><text:span text:style-name="T176_16">);</text:span></text:p>
                </text:list-item>
                <text:list-item>
                  <text:p text:style-name="P177"><text:span text:style-name="T177_1">by</text:span><text:span text:style-name="T177_2"><text:s/></text:span><text:span text:style-name="T177_3">wire</text:span><text:span text:style-name="T177_4"><text:s/></text:span><text:span text:style-name="T177_5">transfer</text:span><text:span text:style-name="T177_6"><text:s/>(</text:span><text:span text:style-name="T177_7">to</text:span><text:span text:style-name="T177_8"><text:s/></text:span><text:span text:style-name="T177_9">Wikilt</text:span><text:span text:style-name="T177_10">);</text:span></text:p>
                </text:list-item>
                <text:list-item>
                  <text:p text:style-name="P178"><text:span text:style-name="T178_1">by</text:span><text:span text:style-name="T178_2"><text:s/></text:span><text:span text:style-name="T178_3">hand</text:span><text:span text:style-name="T178_4"><text:s/>(</text:span><text:span text:style-name="T178_5">to</text:span><text:span text:style-name="T178_6"><text:s/></text:span><text:span text:style-name="T178_7">the</text:span><text:span text:style-name="T178_8"><text:s/></text:span><text:span text:style-name="T178_9">helper</text:span><text:span text:style-name="T178_10">,<text:s/></text:span><text:span text:style-name="T178_11">after</text:span><text:span text:style-name="T178_12"><text:s/></text:span><text:span text:style-name="T178_13">the</text:span><text:span text:style-name="T178_14"><text:s/></text:span><text:span text:style-name="T178_15">work</text:span><text:span text:style-name="T178_16"><text:s/></text:span><text:span text:style-name="T178_17">is</text:span><text:span text:style-name="T178_18"><text:s/></text:span><text:span text:style-name="T178_19">done</text:span><text:span text:style-name="T178_20">,<text:s/></text:span><text:span text:style-name="T178_21">not</text:span><text:span text:style-name="T178_22"><text:s/></text:span><text:span text:style-name="T178_23">possible</text:span><text:span text:style-name="T178_24"><text:s/></text:span><text:span text:style-name="T178_25">if</text:span><text:span text:style-name="T178_26"><text:s/></text:span><text:span text:style-name="T178_27">the</text:span><text:span text:style-name="T178_28"><text:s/></text:span><text:span text:style-name="T178_29">kilt</text:span><text:span text:style-name="T178_30"><text:s/></text:span><text:span text:style-name="T178_31">is</text:span><text:span text:style-name="T178_32"><text:s/></text:span><text:span text:style-name="T178_33">returned</text:span><text:span text:style-name="T178_34"><text:s/></text:span><text:span text:style-name="T178_35">by</text:span><text:span text:style-name="T178_36"><text:s/></text:span><text:span text:style-name="T178_37">post</text:span><text:span text:style-name="T178_38"><text:s/></text:span><text:span text:style-name="T178_39">mail</text:span><text:span text:style-name="T178_40">).</text:span></text:p>
                </text:list-item>
              </text:list>
            </text:list-item>
            <text:list-item>
              <text:p text:style-name="P179"><text:span text:style-name="T179_1">Helper</text:span><text:span text:style-name="T179_2"><text:s/></text:span><text:span text:style-name="T179_3">must</text:span><text:span text:style-name="T179_4"><text:s/></text:span><text:span text:style-name="T179_5">pay</text:span><text:span text:style-name="T179_6"><text:s/>15%<text:s/></text:span><text:span text:style-name="T179_7">fees</text:span><text:span text:style-name="T179_8">:</text:span></text:p>
              <text:list>
                <text:list-item>
                  <text:p text:style-name="P180"><text:span text:style-name="T180_1">if</text:span><text:span text:style-name="T180_2"><text:s/></text:span><text:span text:style-name="T180_3">paid</text:span><text:span text:style-name="T180_4"><text:s/></text:span><text:span text:style-name="T180_5">by</text:span><text:span text:style-name="T180_6"><text:s/></text:span><text:span text:style-name="T180_7">hand</text:span><text:span text:style-name="T180_8">,<text:s/></text:span><text:span text:style-name="T180_9">helper</text:span><text:span text:style-name="T180_10"><text:s/></text:span><text:span text:style-name="T180_11">receives</text:span><text:span text:style-name="T180_12"><text:s/></text:span><text:span text:style-name="T180_13">an</text:span><text:span text:style-name="T180_14"><text:s/></text:span><text:span text:style-name="T180_15">online</text:span><text:span text:style-name="T180_16"><text:s/></text:span><text:span text:style-name="T180_17">bill</text:span><text:span text:style-name="T180_18"><text:s/>(</text:span><text:span text:style-name="T180_19">notification</text:span><text:span text:style-name="T180_20"><text:s/>+<text:s/></text:span><text:span text:style-name="T180_21">mail</text:span><text:span text:style-name="T180_22">)<text:s/></text:span><text:span text:style-name="T180_23">after</text:span><text:span text:style-name="T180_24"><text:s/></text:span><text:span text:style-name="T180_25">he</text:span><text:span text:style-name="T180_26"><text:s/></text:span><text:span text:style-name="T180_27">has</text:span><text:span text:style-name="T180_28"><text:s/></text:span><text:span text:style-name="T180_29">been</text:span><text:span text:style-name="T180_30"><text:s/></text:span><text:span text:style-name="T180_31">rated</text:span><text:span text:style-name="T180_32">;</text:span></text:p>
                </text:list-item>
                <text:list-item>
                  <text:p text:style-name="P181"><text:span text:style-name="T181_1">otherwise</text:span><text:span text:style-name="T181_2">,<text:s/></text:span><text:span text:style-name="T181_3">Wikilt</text:span><text:span text:style-name="T181_4"><text:s/></text:span><text:span text:style-name="T181_5">will</text:span><text:span text:style-name="T181_6"><text:s/></text:span><text:span text:style-name="T181_7">pay</text:span><text:span text:style-name="T181_8"><text:s/></text:span><text:span text:style-name="T181_9">the</text:span><text:span text:style-name="T181_10"><text:s/></text:span><text:span text:style-name="T181_11">helper</text:span><text:span text:style-name="T181_12"><text:s/>85%<text:s/></text:span><text:span text:style-name="T181_13">of</text:span><text:span text:style-name="T181_14"><text:s/></text:span><text:span text:style-name="T181_15">the</text:span><text:span text:style-name="T181_16"><text:s/></text:span><text:span text:style-name="T181_17">work</text:span><text:span text:style-name="T181_18"><text:s/></text:span><text:span text:style-name="T181_19">price</text:span><text:span text:style-name="T181_20"><text:s/></text:span><text:span text:style-name="T181_21">directly</text:span><text:span text:style-name="T181_22"><text:s/></text:span><text:span text:style-name="T181_23">after</text:span><text:span text:style-name="T181_24"><text:s/></text:span><text:span text:style-name="T181_25">he</text:span><text:span text:style-name="T181_26"><text:s/></text:span><text:span text:style-name="T181_27">has</text:span><text:span text:style-name="T181_28"><text:s/></text:span><text:span text:style-name="T181_29">been</text:span><text:span text:style-name="T181_30"><text:s/></text:span><text:span text:style-name="T181_31">rated</text:span><text:span text:style-name="T181_32">.</text:span></text:p>
                </text:list-item>
              </text:list>
            </text:list-item>
            <text:list-item>
              <text:p text:style-name="P182"><text:span text:style-name="T182_1">Professionals</text:span><text:span text:style-name="T182_2"><text:s/></text:span><text:span text:style-name="T182_3">pay</text:span><text:span text:style-name="T182_4"><text:s/></text:span><text:span text:style-name="T182_5">an</text:span><text:span text:style-name="T182_6"><text:s/></text:span><text:span text:style-name="T182_7">annual</text:span><text:span text:style-name="T182_8"><text:s/></text:span><text:span text:style-name="T182_9">bill</text:span><text:span text:style-name="T182_10"><text:s/></text:span><text:span text:style-name="T182_11">to</text:span><text:span text:style-name="T182_12"><text:s/></text:span><text:span text:style-name="T182_13">Wikilt</text:span><text:span text:style-name="T182_14">.</text:span></text:p>
            </text:list-item>
          </text:list>
        </text:list-item>
      </text:list>
      <text:p text:style-name="P183"/>
      <text:list text:style-name="LS1" xml:id="list141">
        <text:list-item>
          <text:p text:style-name="P184"><text:span text:style-name="T184_1">Notifications</text:span><text:span text:style-name="T184_2"><text:s/>(</text:span><text:span text:style-name="T184_3">sent</text:span><text:span text:style-name="T184_4"><text:s/></text:span><text:span text:style-name="T184_5">by</text:span><text:span text:style-name="T184_6"><text:s/></text:span><text:span text:style-name="T184_7">mail</text:span><text:span text:style-name="T184_8"><text:s/></text:span><text:span text:style-name="T184_9">and</text:span><text:span text:style-name="T184_10"><text:s/></text:span><text:span text:style-name="T184_11">on</text:span><text:span text:style-name="T184_12"><text:s/></text:span><text:span text:style-name="T184_13">the</text:span><text:span text:style-name="T184_14"><text:s/></text:span><text:span text:style-name="T184_15">Wikilt</text:span><text:span text:style-name="T184_16"><text:s/></text:span><text:span text:style-name="T184_17">member</text:span><text:span text:style-name="T184_18"><text:s/></text:span><text:span text:style-name="T184_19">dashboard</text:span><text:span text:style-name="T184_20">)</text:span></text:p>
          <text:list>
            <text:list-item>
              <text:p text:style-name="P185"><text:span text:style-name="T185_1">Welcome</text:span><text:span text:style-name="T185_2"><text:s/></text:span><text:span text:style-name="T185_3">to</text:span><text:span text:style-name="T185_4"><text:s/></text:span><text:span text:style-name="T185_5">Wikilt</text:span><text:span text:style-name="T185_6">,<text:s/></text:span><text:span text:style-name="T185_7">here</text:span><text:span text:style-name="T185_8">’</text:span><text:span text:style-name="T185_9">s</text:span><text:span text:style-name="T185_10"><text:s/></text:span><text:span text:style-name="T185_11">your</text:span><text:span text:style-name="T185_12"><text:s/></text:span><text:span text:style-name="T185_13">dashboard</text:span><text:span text:style-name="T185_14">/</text:span><text:span text:style-name="T185_15">notification</text:span><text:span text:style-name="T185_16"><text:s/></text:span><text:span text:style-name="T185_17">place</text:span></text:p>
            </text:list-item>
            <text:list-item>
              <text:p text:style-name="P186"><text:span text:style-name="T186_1">Request</text:span><text:span text:style-name="T186_2"><text:s/></text:span><text:span text:style-name="T186_3">received</text:span><text:span text:style-name="T186_4"><text:s/>(</text:span><text:span text:style-name="T186_5">for</text:span><text:span text:style-name="T186_6"><text:s/></text:span><text:span text:style-name="T186_7">helpers</text:span><text:span text:style-name="T186_8"><text:s/></text:span><text:span text:style-name="T186_9">only</text:span><text:span text:style-name="T186_10">)</text:span></text:p>
            </text:list-item>
            <text:list-item>
              <text:p text:style-name="P187"><text:span text:style-name="T187_1">Help</text:span><text:span text:style-name="T187_2"><text:s/></text:span><text:span text:style-name="T187_3">proposal</text:span><text:span text:style-name="T187_4"><text:s/></text:span><text:span text:style-name="T187_5">received</text:span><text:span text:style-name="T187_6"><text:s/>(</text:span><text:span text:style-name="T187_7">for</text:span><text:span text:style-name="T187_8"><text:s/></text:span><text:span text:style-name="T187_9">kilt</text:span><text:span text:style-name="T187_10"><text:s/></text:span><text:span text:style-name="T187_11">owners</text:span><text:span text:style-name="T187_12"><text:s/></text:span><text:span text:style-name="T187_13">who</text:span><text:span text:style-name="T187_14"><text:s/></text:span><text:span text:style-name="T187_15">made</text:span><text:span text:style-name="T187_16"><text:s/></text:span><text:span text:style-name="T187_17">a</text:span><text:span text:style-name="T187_18"><text:s/></text:span><text:span text:style-name="T187_19">request</text:span><text:span text:style-name="T187_20">)</text:span></text:p>
            </text:list-item>
            <text:list-item>
              <text:p text:style-name="P188"><text:span text:style-name="T188_1">New</text:span><text:span text:style-name="T188_2"><text:s/></text:span><text:span text:style-name="T188_3">helper</text:span><text:span text:style-name="T188_4"><text:s/></text:span><text:span text:style-name="T188_5">found</text:span><text:span text:style-name="T188_6"><text:s/></text:span><text:span text:style-name="T188_7">near</text:span><text:span text:style-name="T188_8"><text:s/></text:span><text:span text:style-name="T188_9">you</text:span><text:span text:style-name="T188_10"><text:s/>(</text:span><text:span text:style-name="T188_11">only</text:span><text:span text:style-name="T188_12"><text:s/></text:span><text:span text:style-name="T188_13">when</text:span><text:span text:style-name="T188_14"><text:s/></text:span><text:span text:style-name="T188_15">you</text:span><text:span text:style-name="T188_16">’</text:span><text:span text:style-name="T188_17">ve</text:span><text:span text:style-name="T188_18"><text:s/></text:span><text:span text:style-name="T188_19">sent</text:span><text:span text:style-name="T188_20"><text:s/></text:span><text:span text:style-name="T188_21">a</text:span><text:span text:style-name="T188_22"><text:s/></text:span><text:span text:style-name="T188_23">request</text:span><text:span text:style-name="T188_24">)</text:span></text:p>
            </text:list-item>
            <text:list-item>
              <text:p text:style-name="P189"><text:span text:style-name="T189_1">Is</text:span><text:span text:style-name="T189_2"><text:s/></text:span><text:span text:style-name="T189_3">your</text:span><text:span text:style-name="T189_4"><text:s/>(</text:span><text:span text:style-name="T189_5">old</text:span><text:span text:style-name="T189_6">)<text:s/></text:span><text:span text:style-name="T189_7">request</text:span><text:span text:style-name="T189_8"><text:s/></text:span><text:span text:style-name="T189_9">still</text:span><text:span text:style-name="T189_10"><text:s/></text:span><text:span text:style-name="T189_11">up</text:span><text:span text:style-name="T189_12"><text:s/></text:span><text:span text:style-name="T189_13">to</text:span><text:span text:style-name="T189_14"><text:s/></text:span><text:span text:style-name="T189_15">date</text:span><text:span text:style-name="T189_16">?<text:s/>(=<text:s/></text:span><text:span text:style-name="T189_17">do</text:span><text:span text:style-name="T189_18"><text:s/></text:span><text:span text:style-name="T189_19">you</text:span><text:span text:style-name="T189_20"><text:s/></text:span><text:span text:style-name="T189_21">still</text:span><text:span text:style-name="T189_22"><text:s/></text:span><text:span text:style-name="T189_23">need</text:span><text:span text:style-name="T189_24"><text:s/></text:span><text:span text:style-name="T189_25">help</text:span><text:span text:style-name="T189_26">?)</text:span></text:p>
            </text:list-item>
            <text:list-item>
              <text:p text:style-name="P190"><text:span text:style-name="T190_1">Proposal</text:span><text:span text:style-name="T190_2"><text:s/></text:span><text:span text:style-name="T190_3">accepted</text:span><text:span text:style-name="T190_4">/</text:span><text:span text:style-name="T190_5">declined</text:span><text:span text:style-name="T190_6"><text:s/>(+<text:s/></text:span><text:span text:style-name="T190_7">reasons</text:span><text:span text:style-name="T190_8">)</text:span></text:p>
            </text:list-item>
            <text:list-item>
              <text:p text:style-name="P191"><text:span text:style-name="T191_1">Transport</text:span><text:span text:style-name="T191_2"><text:s/></text:span><text:span text:style-name="T191_3">by</text:span><text:span text:style-name="T191_4"><text:s/></text:span><text:span text:style-name="T191_5">post</text:span><text:span text:style-name="T191_6"><text:s/></text:span><text:span text:style-name="T191_7">mail</text:span><text:span text:style-name="T191_8">:<text:s text:c="2"/></text:span><text:span text:style-name="T191_9">package</text:span><text:span text:style-name="T191_10"><text:s/></text:span><text:span text:style-name="T191_11">tracking</text:span><text:span text:style-name="T191_12"><text:s/></text:span><text:span text:style-name="T191_13">number</text:span><text:span text:style-name="T191_14"><text:s/>(+<text:s/></text:span><text:span text:style-name="T191_15">external</text:span><text:span text:style-name="T191_16"><text:s/></text:span><text:span text:style-name="T191_17">tracking</text:span><text:span text:style-name="T191_18"><text:s/></text:span><text:span text:style-name="T191_19">link</text:span><text:span text:style-name="T191_20"><text:s/></text:span><text:span text:style-name="T191_21">or</text:span><text:span text:style-name="T191_22"><text:s/></text:span><text:span text:style-name="T191_23">API</text:span><text:span text:style-name="T191_24">)<text:s/></text:span><text:span text:style-name="T191_25">and</text:span><text:span text:style-name="T191_26"><text:s/></text:span><text:span text:style-name="T191_27">transport</text:span><text:span text:style-name="T191_28"><text:s/></text:span><text:span text:style-name="T191_29">company</text:span><text:span text:style-name="T191_30"><text:s/></text:span><text:span text:style-name="T191_31">when</text:span><text:span text:style-name="T191_32"><text:s/></text:span><text:span text:style-name="T191_33">sent</text:span><text:span text:style-name="T191_34">.</text:span></text:p>
            </text:list-item>
            <text:list-item>
              <text:p text:style-name="P192"><text:span text:style-name="T192_1">Work</text:span><text:span text:style-name="T192_2"><text:s/></text:span><text:span text:style-name="T192_3">is</text:span><text:span text:style-name="T192_4"><text:s/></text:span><text:span text:style-name="T192_5">done</text:span><text:span text:style-name="T192_6"><text:s/>(</text:span><text:span text:style-name="T192_7">optional</text:span><text:span text:style-name="T192_8">:<text:s/></text:span><text:span text:style-name="T192_9">and</text:span><text:span text:style-name="T192_10"><text:s/></text:span><text:span text:style-name="T192_11">kilt</text:span><text:span text:style-name="T192_12"><text:s/></text:span><text:span text:style-name="T192_13">has</text:span><text:span text:style-name="T192_14"><text:s/></text:span><text:span text:style-name="T192_15">been</text:span><text:span text:style-name="T192_16"><text:s/></text:span><text:span text:style-name="T192_17">sent</text:span><text:span text:style-name="T192_18"><text:s/></text:span><text:span text:style-name="T192_19">by</text:span><text:span text:style-name="T192_20"><text:s/></text:span><text:span text:style-name="T192_21">post</text:span><text:span text:style-name="T192_22">)</text:span></text:p>
            </text:list-item>
            <text:list-item>
              <text:p text:style-name="P193"><text:span text:style-name="T193_1">Kilt</text:span><text:span text:style-name="T193_2"><text:s/></text:span><text:span text:style-name="T193_3">owner</text:span><text:span text:style-name="T193_4"><text:s/></text:span><text:span text:style-name="T193_5">have</text:span><text:span text:style-name="T193_6"><text:s/></text:span><text:span text:style-name="T193_7">chosen</text:span><text:span text:style-name="T193_8"><text:s/></text:span><text:span text:style-name="T193_9">a</text:span><text:span text:style-name="T193_10"><text:s/></text:span><text:span text:style-name="T193_11">date</text:span><text:span text:style-name="T193_12"><text:s/></text:span><text:span text:style-name="T193_13">and</text:span><text:span text:style-name="T193_14"><text:s/></text:span><text:span text:style-name="T193_15">a</text:span><text:span text:style-name="T193_16"><text:s/></text:span><text:span text:style-name="T193_17">way</text:span><text:span text:style-name="T193_18"><text:s/></text:span><text:span text:style-name="T193_19">to</text:span><text:span text:style-name="T193_20"><text:s/></text:span><text:span text:style-name="T193_21">get</text:span><text:span text:style-name="T193_22"><text:s/></text:span><text:span text:style-name="T193_23">his</text:span><text:span text:style-name="T193_24"><text:s/></text:span><text:span text:style-name="T193_25">kilt</text:span><text:span text:style-name="T193_26"><text:s/></text:span><text:span text:style-name="T193_27">back</text:span></text:p>
            </text:list-item>
            <text:list-item>
              <text:p text:style-name="P194"><text:span text:style-name="T194_1">Someone</text:span><text:span text:style-name="T194_2"><text:s/></text:span><text:span text:style-name="T194_3">to</text:span><text:span text:style-name="T194_4"><text:s/></text:span><text:span text:style-name="T194_5">rate</text:span></text:p>
            </text:list-item>
            <text:list-item>
              <text:p text:style-name="P195"><text:span text:style-name="T195_1">Paiement</text:span><text:span text:style-name="T195_2"><text:s/></text:span><text:span text:style-name="T195_3">done</text:span><text:span text:style-name="T195_4"><text:s/>(</text:span><text:span text:style-name="T195_5">to</text:span><text:span text:style-name="T195_6"><text:s/></text:span><text:span text:style-name="T195_7">Wikilt</text:span><text:span text:style-name="T195_8">,<text:s/></text:span><text:span text:style-name="T195_9">from</text:span><text:span text:style-name="T195_10"><text:s/></text:span><text:span text:style-name="T195_11">a</text:span><text:span text:style-name="T195_12"><text:s/></text:span><text:span text:style-name="T195_13">request</text:span><text:span text:style-name="T195_14"><text:s/></text:span><text:span text:style-name="T195_15">maker</text:span><text:span text:style-name="T195_16"><text:s/></text:span><text:span text:style-name="T195_17">or</text:span><text:span text:style-name="T195_18"><text:s/></text:span><text:span text:style-name="T195_19">from</text:span><text:span text:style-name="T195_20"><text:s/></text:span><text:span text:style-name="T195_21">a</text:span><text:span text:style-name="T195_22"><text:s/></text:span><text:span text:style-name="T195_23">helper</text:span><text:span text:style-name="T195_24"><text:s/></text:span><text:span text:style-name="T195_25">who</text:span><text:span text:style-name="T195_26"><text:s/></text:span><text:span text:style-name="T195_27">get</text:span><text:span text:style-name="T195_28"><text:s/></text:span><text:span text:style-name="T195_29">paid</text:span><text:span text:style-name="T195_30"><text:s/></text:span><text:span text:style-name="T195_31">by</text:span><text:span text:style-name="T195_32"><text:s/></text:span><text:span text:style-name="T195_33">hand</text:span><text:span text:style-name="T195_34"><text:s/></text:span><text:span text:style-name="T195_35">and</text:span><text:span text:style-name="T195_36"><text:s/></text:span><text:span text:style-name="T195_37">must</text:span><text:span text:style-name="T195_38"><text:s/></text:span><text:span text:style-name="T195_39">pay</text:span><text:span text:style-name="T195_40"><text:s/>15%<text:s/></text:span><text:span text:style-name="T195_41">fees</text:span><text:span text:style-name="T195_42">)</text:span></text:p>
            </text:list-item>
            <text:list-item>
              <text:p text:style-name="P196"><text:span text:style-name="T196_1">Paiement</text:span><text:span text:style-name="T196_2"><text:s/></text:span><text:span text:style-name="T196_3">sent</text:span><text:span text:style-name="T196_4"><text:s/>(</text:span><text:span text:style-name="T196_5">from</text:span><text:span text:style-name="T196_6"><text:s/></text:span><text:span text:style-name="T196_7">Wikilt</text:span><text:span text:style-name="T196_8">,<text:s/></text:span><text:span text:style-name="T196_9">to</text:span><text:span text:style-name="T196_10"><text:s/></text:span><text:span text:style-name="T196_11">a</text:span><text:span text:style-name="T196_12"><text:s/></text:span><text:span text:style-name="T196_13">helper</text:span><text:span text:style-name="T196_14">)</text:span></text:p>
            </text:list-item>
            <text:list-item>
              <text:p text:style-name="P197"><text:span text:style-name="T197_1">Professional</text:span><text:span text:style-name="T197_2"><text:s/></text:span><text:span text:style-name="T197_3">subscription</text:span><text:span text:style-name="T197_4"><text:s/></text:span><text:span text:style-name="T197_5">coming</text:span><text:span text:style-name="T197_6"><text:s/></text:span><text:span text:style-name="T197_7">to</text:span><text:span text:style-name="T197_8"><text:s/></text:span><text:span text:style-name="T197_9">end</text:span></text:p>
            </text:list-item>
            <text:list-item>
              <text:p text:style-name="P198"><text:span text:style-name="T198_1">Completion</text:span><text:span text:style-name="T198_2"><text:s/></text:span><text:span text:style-name="T198_3">time</text:span><text:span text:style-name="T198_4"><text:s/></text:span><text:span text:style-name="T198_5">almost</text:span><text:span text:style-name="T198_6"><text:s/></text:span><text:span text:style-name="T198_7">reached</text:span></text:p>
            </text:list-item>
            <text:list-item>
              <text:p text:style-name="P199"><text:span text:style-name="T199_1">Request</text:span><text:span text:style-name="T199_2">/</text:span><text:span text:style-name="T199_3">help</text:span><text:span text:style-name="T199_4"><text:s/></text:span><text:span text:style-name="T199_5">that</text:span><text:span text:style-name="T199_6"><text:s/></text:span><text:span text:style-name="T199_7">should</text:span><text:span text:style-name="T199_8"><text:s/></text:span><text:span text:style-name="T199_9">have</text:span><text:span text:style-name="T199_10"><text:s/></text:span><text:span text:style-name="T199_11">been</text:span><text:span text:style-name="T199_12"><text:s/></text:span><text:span text:style-name="T199_13">finished</text:span><text:span text:style-name="T199_14"><text:s/></text:span><text:span text:style-name="T199_15">since</text:span><text:span text:style-name="T199_16"><text:s/></text:span><text:span text:style-name="T199_17">a</text:span><text:span text:style-name="T199_18"><text:s/></text:span><text:span text:style-name="T199_19">while</text:span><text:span text:style-name="T199_20">:</text:span></text:p>
              <text:list>
                <text:list-item>
                  <text:p text:style-name="P200"><text:span text:style-name="T200_1">is</text:span><text:span text:style-name="T200_2"><text:s/></text:span><text:span text:style-name="T200_3">your</text:span><text:span text:style-name="T200_4"><text:s/></text:span><text:span text:style-name="T200_5">request</text:span><text:span text:style-name="T200_6"><text:s/></text:span><text:span text:style-name="T200_7">fulfilled</text:span><text:span text:style-name="T200_8">?<text:s/>(</text:span><text:span text:style-name="T200_9">for</text:span><text:span text:style-name="T200_10"><text:s/></text:span><text:span text:style-name="T200_11">kilt</text:span><text:span text:style-name="T200_12"><text:s/></text:span><text:span text:style-name="T200_13">owners</text:span><text:span text:style-name="T200_14"><text:s/></text:span><text:span text:style-name="T200_15">only</text:span><text:span text:style-name="T200_16">)</text:span></text:p>
                </text:list-item>
                <text:list-item>
                  <text:p text:style-name="P201"><text:span text:style-name="T201_1">is</text:span><text:span text:style-name="T201_2"><text:s/></text:span><text:span text:style-name="T201_3">your</text:span><text:span text:style-name="T201_4"><text:s/></text:span><text:span text:style-name="T201_5">work</text:span><text:span text:style-name="T201_6"><text:s/></text:span><text:span text:style-name="T201_7">done</text:span><text:span text:style-name="T201_8">?<text:s/>(</text:span><text:span text:style-name="T201_9">for</text:span><text:span text:style-name="T201_10"><text:s/></text:span><text:span text:style-name="T201_11">helpers</text:span><text:span text:style-name="T201_12"><text:s/></text:span><text:span text:style-name="T201_13">only</text:span><text:span text:style-name="T201_14">)</text:span></text:p>
                </text:list-item>
              </text:list>
            </text:list-item>
          </text:list>
        </text:list-item>
      </text:list>
      <text:p text:style-name="P202"/>
      <text:list text:style-name="LS1" xml:id="list159">
        <text:list-item>
          <text:p text:style-name="P203"><text:span text:style-name="T203_1">Ratings</text:span></text:p>
          <text:list>
            <text:list-item>
              <text:p text:style-name="P204"><text:span text:style-name="T204_1">Left</text:span><text:span text:style-name="T204_2"><text:s/></text:span><text:span text:style-name="T204_3">to</text:span><text:span text:style-name="T204_4"><text:s/></text:span><text:span text:style-name="T204_5">you</text:span></text:p>
            </text:list-item>
            <text:list-item>
              <text:p text:style-name="P205"><text:span text:style-name="T205_1">Left</text:span><text:span text:style-name="T205_2"><text:s/></text:span><text:span text:style-name="T205_3">by</text:span><text:span text:style-name="T205_4"><text:s/></text:span><text:span text:style-name="T205_5">you</text:span></text:p>
            </text:list-item>
          </text:list>
        </text:list-item>
      </text:list>
      <text:p text:style-name="P206"/>
      <text:list text:style-name="LS1" xml:id="list162">
        <text:list-item>
          <text:p text:style-name="P207"><text:span text:style-name="T207_1">Subscription</text:span><text:span text:style-name="T207_2"><text:s/>(</text:span><text:span text:style-name="T207_3">for</text:span><text:span text:style-name="T207_4"><text:s/></text:span><text:span text:style-name="T207_5">professional</text:span><text:span text:style-name="T207_6"><text:s/></text:span><text:span text:style-name="T207_7">only</text:span><text:span text:style-name="T207_8">)</text:span></text:p>
          <text:list>
            <text:list-item>
              <text:p text:style-name="P208"><text:span text:style-name="T208_1">Current</text:span></text:p>
            </text:list-item>
            <text:list-item>
              <text:p text:style-name="P209"><text:span text:style-name="T209_1">History</text:span></text:p>
            </text:list-item>
            <text:list-item>
              <text:p text:style-name="P210"><text:span text:style-name="T210_1">Renew</text:span></text:p>
            </text:list-item>
          </text:list>
        </text:list-item>
      </text:list>
      <text:p text:style-name="P211"/>
      <text:list text:style-name="LS1" xml:id="list166">
        <text:list-item>
          <text:p text:style-name="P212"><text:span text:style-name="T212_1">Delete</text:span><text:span text:style-name="T212_2"><text:s/></text:span><text:span text:style-name="T212_3">account</text:span><text:span text:style-name="T212_4">:</text:span></text:p>
          <text:list>
            <text:list-item>
              <text:p text:style-name="P213"><text:span text:style-name="T213_1">Show</text:span><text:span text:style-name="T213_2"><text:s/></text:span><text:span text:style-name="T213_3">a</text:span><text:span text:style-name="T213_4"><text:s/></text:span><text:span text:style-name="T213_5">message</text:span><text:span text:style-name="T213_6">:<text:s/>“</text:span><text:span text:style-name="T213_7">Deleting</text:span><text:span text:style-name="T213_8"><text:s/></text:span><text:span text:style-name="T213_9">your</text:span><text:span text:style-name="T213_10"><text:s/></text:span><text:span text:style-name="T213_11">account</text:span><text:span text:style-name="T213_12"><text:s/></text:span><text:span text:style-name="T213_13">is</text:span><text:span text:style-name="T213_14"><text:s/></text:span><text:span text:style-name="T213_15">not</text:span><text:span text:style-name="T213_16"><text:s/></text:span><text:span text:style-name="T213_17">a</text:span><text:span text:style-name="T213_18"><text:s/></text:span><text:span text:style-name="T213_19">reversible</text:span><text:span text:style-name="T213_20"><text:s/></text:span><text:span text:style-name="T213_21">action</text:span><text:span text:style-name="T213_22">.<text:s/></text:span><text:span text:style-name="T213_23">Depite</text:span><text:span text:style-name="T213_24"><text:s/></text:span><text:span text:style-name="T213_25">of</text:span><text:span text:style-name="T213_26"><text:s/></text:span><text:span text:style-name="T213_27">that</text:span><text:span text:style-name="T213_28">,<text:s/></text:span><text:span text:style-name="T213_29">members</text:span><text:span text:style-name="T213_30"><text:s/></text:span><text:span text:style-name="T213_31">ratings</text:span><text:span text:style-name="T213_32"><text:s/></text:span><text:span text:style-name="T213_33">will</text:span><text:span text:style-name="T213_34"><text:s/></text:span><text:span text:style-name="T213_35">stay</text:span><text:span text:style-name="T213_36"><text:s/></text:span><text:span text:style-name="T213_37">public</text:span><text:span text:style-name="T213_38">.”<text:s/>(<text:s/></text:span><text:span text:style-name="T213_39">[ ? </text:span><text:span text:style-name="T213_40">think</text:span><text:span text:style-name="T213_41"><text:s/></text:span><text:span text:style-name="T213_42">about</text:span><text:span text:style-name="T213_43"><text:s/></text:span><text:span text:style-name="T213_44">it</text:span><text:span text:style-name="T213_45"> ? ]</text:span><text:span text:style-name="T213_46"><text:s/>)</text:span></text:p>
            </text:list-item>
            <text:list-item>
              <text:p text:style-name="P214"><text:span text:style-name="T214_1">Confirmation</text:span><text:span text:style-name="T214_2">:<text:s/>“</text:span><text:span text:style-name="T214_3">Yes</text:span><text:span text:style-name="T214_4">,<text:s/></text:span><text:span text:style-name="T214_5">forever</text:span><text:span text:style-name="T214_6">”,<text:s/>“</text:span><text:span text:style-name="T214_7">No</text:span><text:span text:style-name="T214_8"><text:s/></text:span><text:span text:style-name="T214_9">because</text:span><text:span text:style-name="T214_10"><text:s/></text:span><text:span text:style-name="T214_11">I</text:span><text:span text:style-name="T214_12"><text:s/></text:span><text:span text:style-name="T214_13">love</text:span><text:span text:style-name="T214_14"><text:s/></text:span><text:span text:style-name="T214_15">kilts</text:span><text:span text:style-name="T214_16">!”</text:span></text:p>
            </text:list-item>
          </text:list>
        </text:list-item>
      </text:list>
      <text:p text:style-name="P215"/>
      <text:h text:style-name="P216" text:outline-level="10"><text:bookmark-start text:name="h.bz88qbu4bhag"/><text:bookmark-end text:name="h.bz88qbu4bhag"/><text:span text:style-name="T216_1">Arbitration</text:span><text:span text:style-name="T216_2"><text:s/>&amp;<text:s/></text:span><text:span text:style-name="T216_3">problem</text:span><text:span text:style-name="T216_4"><text:s/></text:span><text:span text:style-name="T216_5">solving</text:span></text:h>
      <text:p text:style-name="P217"/>
      <text:p text:style-name="P218"><text:span text:style-name="T218_1">At</text:span><text:span text:style-name="T218_2"><text:s/></text:span><text:span text:style-name="T218_3">any</text:span><text:span text:style-name="T218_4"><text:s/></text:span><text:span text:style-name="T218_5">step</text:span><text:span text:style-name="T218_6"><text:s/></text:span><text:span text:style-name="T218_7">of</text:span><text:span text:style-name="T218_8"><text:s/></text:span><text:span text:style-name="T218_9">a</text:span><text:span text:style-name="T218_10"><text:s/></text:span><text:span text:style-name="T218_11">help</text:span><text:span text:style-name="T218_12"><text:s/></text:span><text:span text:style-name="T218_13">request</text:span><text:span text:style-name="T218_14"><text:s/>(</text:span><text:span text:style-name="T218_15">that</text:span><text:span text:style-name="T218_16"><text:s/></text:span><text:span text:style-name="T218_17">comes</text:span><text:span text:style-name="T218_18"><text:s/></text:span><text:span text:style-name="T218_19">after</text:span><text:span text:style-name="T218_20"><text:s/></text:span><text:span text:style-name="T218_21">the</text:span><text:span text:style-name="T218_22"><text:s/></text:span><text:span text:style-name="T218_23">acceptation</text:span><text:span text:style-name="T218_24"><text:s/></text:span><text:span text:style-name="T218_25">by</text:span><text:span text:style-name="T218_26"><text:s/></text:span><text:span text:style-name="T218_27">a</text:span><text:span text:style-name="T218_28"><text:s/></text:span><text:span text:style-name="T218_29">helper</text:span><text:span text:style-name="T218_30">),<text:s/></text:span><text:span text:style-name="T218_31">a</text:span><text:span text:style-name="T218_32"><text:s/></text:span><text:span text:style-name="T218_33">special</text:span><text:span text:style-name="T218_34"><text:s/></text:span><text:span text:style-name="T218_35">alert</text:span><text:span text:style-name="T218_36">/</text:span><text:span text:style-name="T218_37">notification</text:span><text:span text:style-name="T218_38"><text:s/></text:span><text:span text:style-name="T218_39">can</text:span><text:span text:style-name="T218_40"><text:s/></text:span><text:span text:style-name="T218_41">be</text:span><text:span text:style-name="T218_42"><text:s/></text:span><text:span text:style-name="T218_43">sent</text:span><text:span text:style-name="T218_44"><text:s/></text:span><text:span text:style-name="T218_45">to</text:span><text:span text:style-name="T218_46"><text:s/></text:span><text:span text:style-name="T218_47">the</text:span><text:span text:style-name="T218_48"><text:s/></text:span><text:span text:style-name="T218_49">other</text:span><text:span text:style-name="T218_50"><text:s/></text:span><text:span text:style-name="T218_51">person</text:span><text:span text:style-name="T218_52"><text:s/></text:span><text:span text:style-name="T218_53">and</text:span><text:span text:style-name="T218_54"><text:s/></text:span><text:span text:style-name="T218_55">the</text:span><text:span text:style-name="T218_56"><text:s/></text:span><text:span text:style-name="T218_57">Wikilt</text:span><text:span text:style-name="T218_58"><text:s/></text:span><text:span text:style-name="T218_59">team</text:span><text:span text:style-name="T218_60"><text:s/></text:span><text:span text:style-name="T218_61">to</text:span><text:span text:style-name="T218_62"><text:s/></text:span><text:span text:style-name="T218_63">report</text:span><text:span text:style-name="T218_64"><text:s/></text:span><text:span text:style-name="T218_65">something</text:span><text:span text:style-name="T218_66"><text:s/></text:span><text:span text:style-name="T218_67">wrong</text:span><text:span text:style-name="T218_68"><text:s/>(<text:s/></text:span><text:span text:style-name="T218_69">[ ? </text:span><text:span text:style-name="T218_70">think</text:span><text:span text:style-name="T218_71"><text:s/></text:span><text:span text:style-name="T218_72">about</text:span><text:span text:style-name="T218_73"><text:s/></text:span><text:span text:style-name="T218_74">it</text:span><text:span text:style-name="T218_75"> ? ]</text:span><text:span text:style-name="T218_76"><text:s/>).</text:span></text:p>
      <text:h text:style-name="P219" text:outline-level="10"><text:bookmark-start text:name="h.rvjltzbaz5pf"/><text:bookmark-end text:name="h.rvjltzbaz5pf"/></text:h>
      <text:h text:style-name="P220" text:outline-level="10"><text:bookmark-start text:name="h.bqmecdd58ldx"/><text:bookmark-end text:name="h.bqmecdd58ldx"/><text:bookmark-start text:name="h.b31lynvz16xc"/><text:bookmark-end text:name="h.b31lynvz16xc"/><text:span text:style-name="T220_1">Things</text:span><text:span text:style-name="T220_2"><text:s/></text:span><text:span text:style-name="T220_3">to</text:span><text:span text:style-name="T220_4"><text:s/></text:span><text:span text:style-name="T220_5">think</text:span></text:h>
      <text:p text:style-name="P221"/>
      <text:list text:style-name="LS4" xml:id="list169">
        <text:list-item>
          <text:p text:style-name="P222"><text:span text:style-name="T222_1">Tips</text:span><text:span text:style-name="T222_2"><text:s/></text:span><text:span text:style-name="T222_3">to</text:span><text:span text:style-name="T222_4"><text:s/></text:span><text:span text:style-name="T222_5">take</text:span><text:span text:style-name="T222_6"><text:s/></text:span><text:span text:style-name="T222_7">care</text:span><text:span text:style-name="T222_8"><text:s/></text:span><text:span text:style-name="T222_9">of</text:span><text:span text:style-name="T222_10"><text:s/></text:span><text:span text:style-name="T222_11">a</text:span><text:span text:style-name="T222_12"><text:s/></text:span><text:span text:style-name="T222_13">kilt</text:span><text:span text:style-name="T222_14">.</text:span></text:p>
        </text:list-item>
        <text:list-item>
          <text:p text:style-name="P223"><text:span text:style-name="T223_1">F</text:span><text:span text:style-name="T223_2">.</text:span><text:span text:style-name="T223_3">AQ</text:span><text:span text:style-name="T223_4">.</text:span></text:p>
        </text:list-item>
      </text:list>
      <text:p text:style-name="P224"/>
      <text:h text:style-name="P225" text:outline-level="10"><text:bookmark-start text:name="h.sob653qsa763"/><text:bookmark-end text:name="h.sob653qsa763"/><text:span text:style-name="T225_1">Other</text:span><text:span text:style-name="T225_2"><text:s/></text:span><text:span text:style-name="T225_3">ideas</text:span></text:h>
      <text:p text:style-name="P226"/>
      <text:p text:style-name="P227"><text:span text:style-name="T227_1">Wikilt</text:span><text:span text:style-name="T227_2"><text:s/></text:span><text:span text:style-name="T227_3">Workshops</text:span><text:span text:style-name="T227_4">:<text:s/></text:span><text:span text:style-name="T227_5">kind</text:span><text:span text:style-name="T227_6"><text:s/></text:span><text:span text:style-name="T227_7">of</text:span><text:span text:style-name="T227_8"><text:s/></text:span><text:span text:style-name="T227_9">permanent</text:span><text:span text:style-name="T227_10"><text:s/></text:span><text:span text:style-name="T227_11">or</text:span><text:span text:style-name="T227_12"><text:s/></text:span><text:span text:style-name="T227_13">regular</text:span><text:span text:style-name="T227_14"><text:s/></text:span><text:span text:style-name="T227_15">repair</text:span><text:span text:style-name="T227_16"><text:s/></text:span><text:span text:style-name="T227_17">places</text:span><text:span text:style-name="T227_18">.</text:span></text:p>
      <text:list text:style-name="LS5" xml:id="list171">
        <text:list-item>
          <text:h text:style-name="P228" text:outline-level="10"><text:bookmark-start text:name="h.z9vjh0pjf326"/><text:bookmark-end text:name="h.z9vjh0pjf326"/><text:span text:style-name="T228_1">(</text:span><text:span text:style-name="T228_2">not</text:span><text:span text:style-name="T228_3"><text:s/></text:span><text:span text:style-name="T228_4">up</text:span><text:span text:style-name="T228_5"><text:s/></text:span><text:span text:style-name="T228_6">to</text:span><text:span text:style-name="T228_7"><text:s/></text:span><text:span text:style-name="T228_8">date</text:span><text:span text:style-name="T228_9">)<text:s/></text:span><text:span text:style-name="T228_10">Pages</text:span><text:span text:style-name="T228_11"><text:s/>-</text:span></text:h>
        </text:list-item>
      </text:list>
      <text:p text:style-name="P229"/>
      <text:list text:style-name="LS6" xml:id="list172">
        <text:list-item>
          <text:p text:style-name="P230"><text:span text:style-name="T230_1">Home</text:span></text:p>
          <text:list>
            <text:list-item>
              <text:p text:style-name="P231"><text:span text:style-name="T231_1">Fix</text:span><text:span text:style-name="T231_2"><text:s/></text:span><text:span text:style-name="T231_3">your</text:span><text:span text:style-name="T231_4"><text:s/></text:span><text:span text:style-name="T231_5">kilt</text:span><text:span text:style-name="T231_6"><text:s/></text:span><text:span text:style-name="T231_7">quickly</text:span></text:p>
            </text:list-item>
            <text:list-item>
              <text:p text:style-name="P232"><text:span text:style-name="T232_1">Find</text:span><text:span text:style-name="T232_2"><text:s/></text:span><text:span text:style-name="T232_3">a</text:span><text:span text:style-name="T232_4"><text:s/></text:span><text:span text:style-name="T232_5">helper</text:span><text:span text:style-name="T232_6"><text:s/>(</text:span><text:span text:style-name="T232_7">select</text:span><text:span text:style-name="T232_8"><text:s/></text:span><text:span text:style-name="T232_9">your</text:span><text:span text:style-name="T232_10"><text:s/></text:span><text:span text:style-name="T232_11">problem</text:span><text:span text:style-name="T232_12"><text:s/></text:span><text:span text:style-name="T232_13">and</text:span><text:span text:style-name="T232_14"><text:s/>(</text:span><text:span text:style-name="T232_15">geo</text:span><text:span text:style-name="T232_16">)</text:span><text:span text:style-name="T232_17">location</text:span><text:span text:style-name="T232_18">)</text:span></text:p>
            </text:list-item>
            <text:list-item>
              <text:p text:style-name="P233"><text:span text:style-name="T233_1">Join</text:span></text:p>
            </text:list-item>
          </text:list>
        </text:list-item>
        <text:list-item>
          <text:p text:style-name="P234"><text:span text:style-name="T234_1">Member</text:span></text:p>
          <text:list>
            <text:list-item>
              <text:p text:style-name="P235"><text:span text:style-name="T235_1">Join</text:span></text:p>
              <text:list>
                <text:list-item>
                  <text:p text:style-name="P236"><text:span text:style-name="T236_1">I</text:span><text:span text:style-name="T236_2"><text:s/></text:span><text:span text:style-name="T236_3">can</text:span><text:span text:style-name="T236_4"><text:s/></text:span><text:span text:style-name="T236_5">be</text:span><text:span text:style-name="T236_6"><text:s/></text:span><text:span text:style-name="T236_7">a</text:span><text:span text:style-name="T236_8"><text:s/></text:span><text:span text:style-name="T236_9">helper</text:span><text:span text:style-name="T236_10"><text:s/>(</text:span><text:span text:style-name="T236_11">optional</text:span><text:span text:style-name="T236_12">)</text:span></text:p>
                </text:list-item>
              </text:list>
            </text:list-item>
            <text:list-item>
              <text:p text:style-name="P237"><text:span text:style-name="T237_1">Login</text:span><text:span text:style-name="T237_2">/</text:span><text:span text:style-name="T237_3">logout</text:span></text:p>
            </text:list-item>
            <text:list-item>
              <text:p text:style-name="P238"><text:span text:style-name="T238_1">Account</text:span></text:p>
              <text:list>
                <text:list-item>
                  <text:p text:style-name="P239"><text:span text:style-name="T239_1">Billing</text:span></text:p>
                </text:list-item>
              </text:list>
            </text:list-item>
            <text:list-item>
              <text:p text:style-name="P240"><text:span text:style-name="T240_1">Become</text:span><text:span text:style-name="T240_2"><text:s/></text:span><text:span text:style-name="T240_3">a</text:span><text:span text:style-name="T240_4"><text:s/></text:span><text:span text:style-name="T240_5">helper</text:span></text:p>
            </text:list-item>
            <text:list-item>
              <text:p text:style-name="P241"><text:span text:style-name="T241_1">Request</text:span><text:span text:style-name="T241_2">(</text:span><text:span text:style-name="T241_3">s</text:span><text:span text:style-name="T241_4">)<text:s/></text:span><text:span text:style-name="T241_5">sent</text:span></text:p>
            </text:list-item>
            <text:list-item>
              <text:p text:style-name="P242"><text:span text:style-name="T242_1">Request</text:span><text:span text:style-name="T242_2">(</text:span><text:span text:style-name="T242_3">s</text:span><text:span text:style-name="T242_4">)<text:s/></text:span><text:span text:style-name="T242_5">received</text:span></text:p>
            </text:list-item>
          </text:list>
        </text:list-item>
      </text:list>
      <text:list text:style-name="LS7" xml:id="list185">
        <text:list-item>
          <text:p text:style-name="P243"><text:span text:style-name="T243_1">Where</text:span><text:span text:style-name="T243_2"><text:s/></text:span><text:span text:style-name="T243_3">to</text:span><text:span text:style-name="T243_4"><text:s/></text:span><text:span text:style-name="T243_5">be</text:span><text:span text:style-name="T243_6"><text:s/></text:span><text:span text:style-name="T243_7">helped</text:span><text:span text:style-name="T243_8"><text:s/>(</text:span><text:span text:style-name="T243_9">map</text:span><text:span text:style-name="T243_10"><text:s/>/<text:s/></text:span><text:span text:style-name="T243_11">geolocation</text:span><text:span text:style-name="T243_12">)</text:span></text:p>
        </text:list-item>
        <text:list-item>
          <text:p text:style-name="P244"><text:span text:style-name="T244_1">Wikilt</text:span><text:span text:style-name="T244_2"><text:s/></text:span><text:span text:style-name="T244_3">meetings</text:span></text:p>
        </text:list-item>
        <text:list-item>
          <text:p text:style-name="P245"><text:span text:style-name="T245_1">Professionals</text:span></text:p>
        </text:list-item>
        <text:list-item>
          <text:p text:style-name="P246"><text:span text:style-name="T246_1">About</text:span><text:span text:style-name="T246_2"><text:s/></text:span><text:span text:style-name="T246_3">Wikilt</text:span><text:span text:style-name="T246_4"><text:s/>/<text:s/></text:span><text:span text:style-name="T246_5">Why</text:span><text:span text:style-name="T246_6"><text:s/></text:span><text:span text:style-name="T246_7">Wikilt</text:span></text:p>
        </text:list-item>
        <text:list-item>
          <text:p text:style-name="P247"><text:span text:style-name="T247_1">F</text:span><text:span text:style-name="T247_2">.</text:span><text:span text:style-name="T247_3">A</text:span><text:span text:style-name="T247_4">.</text:span><text:span text:style-name="T247_5">Q</text:span><text:span text:style-name="T247_6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onsolas" svg:font-family="Consolas"/>
    <style:font-face style:name="Droid Sans" svg:font-family="Droid Sans"/>
    <style:font-face style:name="Oswald" svg:font-family="Oswald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-0.053cm" fo:margin-right="0.053cm" fo:orphans="2" fo:widows="2" style:writing-mode="lr-tb"/>
      <style:text-properties style:text-line-through-style="none" fo:font-style="normal" style:font-style-asian="normal" style:font-style-complex="normal" fo:color="#000000" style:font-name="Droid Sans" fo:font-size="14pt" style:font-name-asian="Droid Sans" style:font-size-asian="14pt" style:font-name-complex="Droid Sans" style:font-size-complex="14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line-height="115%" fo:margin-top="0.353cm" fo:keep-with-next="always" fo:keep-together="always" style:writing-mode="lr-tb"/>
      <style:text-properties style:font-name="Oswald" fo:font-size="30pt" style:font-name-asian="Oswald" style:font-size-asian="30pt" style:font-name-complex="Oswald" style:font-size-complex="30pt"/>
    </style:style>
    <style:style style:name="Heading_20_2" style:display-name="Heading 2" style:family="paragraph" style:parent-style-name="Standard">
      <style:paragraph-properties fo:break-before="auto" fo:text-indent="0cm" fo:line-height="115%" fo:margin-top="0.353cm" fo:margin-left="0cm" fo:keep-with-next="always" fo:keep-together="always" style:writing-mode="lr-tb"/>
      <style:text-properties style:font-name="Oswald" fo:font-size="22pt" style:font-name-asian="Oswald" style:font-size-asian="22pt" style:font-name-complex="Oswald" style:font-size-complex="22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50%" fo:margin-top="0.282cm" fo:keep-with-next="always" fo:keep-together="always" style:writing-mode="lr-tb"/>
      <style:text-properties style:font-name="Oswald" fo:font-size="16pt" style:font-name-asian="Oswald" style:font-size-asian="16pt" style:font-name-complex="Oswald" style:font-size-complex="16pt"/>
    </style:style>
    <style:style style:name="Heading_20_4" style:display-name="Heading 4" style:family="paragraph" style:parent-style-name="Standard">
      <style:paragraph-properties fo:break-before="auto" fo:text-indent="-0.635cm" fo:line-height="115%" fo:margin-left="1.27cm" style:writing-mode="lr-tb"/>
      <style:text-properties fo:color="#434343" style:font-name="Oswald" style:font-name-asian="Oswald" style:font-name-complex="Oswald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15%" style:writing-mode="lr-tb"/>
      <style:text-properties style:font-name="Oswald" fo:font-size="60pt" style:font-name-asian="Oswald" style:font-size-asian="60pt" style:font-name-complex="Oswald" style:font-size-complex="60pt"/>
    </style:style>
    <style:style style:name="Subtitle" style:family="paragraph" style:parent-style-name="Standard">
      <style:paragraph-properties fo:text-align="center" fo:break-before="auto" fo:line-height="115%" style:writing-mode="lr-tb"/>
      <style:text-properties style:font-name="Oswald" fo:font-size="30pt" style:font-name-asian="Oswald" style:font-size-asian="30pt" style:font-name-complex="Oswald" style:font-size-complex="30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